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31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5.535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3.4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5" style:family="table-cell" style:parent-style-name="Default" style:data-style-name="N99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6" style:family="table-cell" style:parent-style-name="Default" style:data-style-name="N61">
      <style:text-properties fo:language="en" fo:country="US"/>
      <style:map style:condition="is-true-formula([Sheet1.$J639]&gt;COLUMN([Sheet1.C639])-3)" style:apply-style-name="Excel_5f_CondFormat_5f_1_5f_1_5f_1" style:base-cell-address="Sheet1.C639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fo:text-align="start" style:writing-mode="lr-tb"/>
    </style:style>
    <style:style style:name="T1" style:family="text">
      <style:text-properties style:text-outline="false" style:text-line-through-style="none" style:font-name="Verdana1" fo:font-size="10pt" fo:language="ru" fo:country="RU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7" table:default-cell-style-name="ce3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242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formula="oooc:=RANK([.C2];[.D2:.H2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ANK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RANK([.C3];[.D3:.H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4];[.D4:.H4])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5];[.D5:.H5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RANK([.C7];[.D7:.H7];[.I7])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RANK([.C8];[.D8:.H8];[.I8])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RANK([.C9];[.D9:.H9];[.I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RANK([.C10];[.D10:.H10];[.I10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RANK([.C11];[.D11:.H11];[.I11]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RANK([.C13];[.D13])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VARP([.C15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VARP([.C16])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">
            <text:p>0,25</text:p>
          </table:table-cell>
          <table:table-cell table:formula="oooc:=VARP([.C18];[.D18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VARP([.C19];[.D19])" office:value-type="float" office:value="0.25">
            <text:p>0,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.64">
            <text:p>4,64</text:p>
          </table:table-cell>
          <table:table-cell table:formula="oooc:=VARP([.C21:.E21];[.G21];[.I21])" office:value-type="float" office:value="4.64">
            <text:p>4,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VARP([.C22:.E22];[.G22];[.I22])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([.C24];[.D24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VAR([.C25];[.D25])"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8">
            <text:p>5,8</text:p>
          </table:table-cell>
          <table:table-cell table:formula="oooc:=VAR([.C27:.E27];[.G27];[.I27])" office:value-type="float" office:value="5.8">
            <text:p>5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5">
            <text:p>2,5</text:p>
          </table:table-cell>
          <table:table-cell table:formula="oooc:=VAR([.C28:.E28];[.G28];[.I28])"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82842712474619">
            <text:p>2,82843</text:p>
          </table:table-cell>
          <table:table-cell table:formula="oooc:=STDEV([.C30];[.D30])" office:value-type="float" office:value="2.82842712474619">
            <text:p>2,8284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number-columns-repeated="244"/>
        </table:table-row>
        <table:table-row table:style-name="ro2">
          <table:table-cell office:value-type="float" office:value="2.08166599946613">
            <text:p>2,08167</text:p>
          </table:table-cell>
          <table:table-cell table:formula="oooc:=STDEV([.C31];[.D31];[.E31])" office:value-type="float" office:value="2.08166599946613">
            <text:p>2,081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8cm" svg:height="2cm" svg:x="11.438cm" svg:y="13.911cm" draw:caption-point-x="-11.438cm" draw:caption-point-y="-13.91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0.6887182796177">
            <text:p>40,68872</text:p>
          </table:table-cell>
          <table:table-cell table:formula="oooc:=STDEV([.C33:.E33];[.F33:.H33];[.I33])" office:value-type="float" office:value="40.6887182796177">
            <text:p>40,6887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15187851918806">
            <text:p>4,15188</text:p>
          </table:table-cell>
          <table:table-cell table:formula="oooc:=STDEV([.C34:.E34];[.F34:.H34];[.I34])" office:value-type="float" office:value="4.15187851918806">
            <text:p>4,151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8cm" svg:height="2cm" svg:x="11.438cm" svg:y="15.278cm" draw:caption-point-x="-11.438cm" draw:caption-point-y="-15.27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([.C36])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number-columns-repeated="244"/>
        </table:table-row>
        <table:table-row table:style-name="ro2">
          <table:table-cell office:value-type="float" office:value="1.5">
            <text:p>1,5</text:p>
          </table:table-cell>
          <table:table-cell table:formula="oooc:=STDEVP([.C37];[.D37])"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5480466765633">
            <text:p>2,0548</text:p>
          </table:table-cell>
          <table:table-cell table:formula="oooc:=STDEVP([.C38];[.D38];[.E38])" office:value-type="float" office:value="2.05480466765633">
            <text:p>2,0548</text:p>
          </table:table-cell>
          <table:table-cell office:value-type="float" office:value="2">
            <text:p>2</text:p>
          </table:table-cell>
          <table:table-cell office:value-type="float" office:value="0">
            <office:annotation draw:style-name="gr2" draw:text-style-name="P3" svg:width="3.568cm" svg:height="2.001cm" svg:x="11.438cm" svg:y="17.116cm" draw:caption-point-x="-11.438cm" draw:caption-point-y="-17.116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7.6704332172529">
            <text:p>37,67043</text:p>
          </table:table-cell>
          <table:table-cell table:formula="oooc:=STDEVP([.C40:.E40];[.F40:.H40];[.I40])" office:value-type="float" office:value="37.6704332172529">
            <text:p>37,6704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438925848782">
            <text:p>3,84389</text:p>
          </table:table-cell>
          <table:table-cell table:formula="oooc:=STDEVP([.C41:.E41];[.F41:.H41];[.I41])" office:value-type="float" office:value="3.8438925848782">
            <text:p>3,84389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8cm" svg:height="2.001cm" svg:x="11.438cm" svg:y="18.483cm" draw:caption-point-x="-11.438cm" draw:caption-point-y="-18.483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8cm" svg:height="2.001cm" svg:x="36.241cm" svg:y="18.483cm" draw:caption-point-x="-36.241cm" draw:caption-point-y="-18.4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VEDEV([.C43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AVEDEV([.C44];[.D44])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5555555555556">
            <text:p>1,55556</text:p>
          </table:table-cell>
          <table:table-cell table:formula="oooc:=AVEDEV([.C45];[.D45];[.E45])" office:value-type="float" office:value="1.55555555555556">
            <text:p>1,55556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8cm" svg:height="2.001cm" svg:x="11.438cm" svg:y="20.321cm" draw:caption-point-x="-11.438cm" draw:caption-point-y="-20.3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6.0926530612245">
            <text:p>26,09265</text:p>
          </table:table-cell>
          <table:table-cell table:formula="oooc:=AVEDEV([.C47:.E47];[.F47:.H47];[.I47])" office:value-type="float" office:value="26.0926530612245">
            <text:p>26,0926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9387755102041">
            <text:p>2,69388</text:p>
          </table:table-cell>
          <table:table-cell table:formula="oooc:=AVEDEV([.C48:.E48];[.F48:.H48];[.I48])" office:value-type="float" office:value="2.69387755102041">
            <text:p>2,6938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8cm" svg:height="2.001cm" svg:x="11.438cm" svg:y="21.688cm" draw:caption-point-x="-11.438cm" draw:caption-point-y="-21.688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DEVSQ([.C50])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DEVSQ([.C51];[.D51])"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.66666666666667">
            <text:p>8,66667</text:p>
          </table:table-cell>
          <table:table-cell table:formula="oooc:=DEVSQ([.C52];[.D52];[.E52])" office:value-type="float" office:value="8.66666666666667">
            <text:p>8,66667</text:p>
          </table:table-cell>
          <table:table-cell office:value-type="float" office:value="-1">
            <text:p>-1</text:p>
          </table:table-cell>
          <table:table-cell office:value-type="float" office:value="0">
            <office:annotation draw:style-name="gr2" draw:text-style-name="P3" svg:width="3.568cm" svg:height="2cm" svg:x="11.438cm" svg:y="23.527cm" draw:caption-point-x="-11.438cm" draw:caption-point-y="-23.52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cm" svg:x="36.241cm" svg:y="23.527cm" draw:caption-point-x="-36.241cm" draw:caption-point-y="-23.52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9933.43077142857">
            <text:p>9933,43077</text:p>
          </table:table-cell>
          <table:table-cell table:formula="oooc:=DEVSQ([.C54:.E54];[.F54:.H54];[.I54])" office:value-type="float" office:value="9933.43077142857">
            <text:p>9933,4307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8cm" svg:height="1.973cm" svg:x="36.241cm" svg:y="24.45cm" draw:caption-point-x="-36.241cm" draw:caption-point-y="-2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3.428571428571">
            <text:p>103,42857</text:p>
          </table:table-cell>
          <table:table-cell table:formula="oooc:=DEVSQ([.C55:.E55];[.F55:.H55];[.I55])" office:value-type="float" office:value="103.428571428571">
            <text:p>103,42857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8cm" svg:height="1.965cm" svg:x="11.438cm" svg:y="24.894cm" draw:caption-point-x="-11.438cm" draw:caption-point-y="-24.894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8cm" svg:height="1.965cm" svg:x="36.241cm" svg:y="24.894cm" draw:caption-point-x="-36.241cm" draw:caption-point-y="-24.8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935219529582824">
            <text:p>0,93522</text:p>
          </table:table-cell>
          <table:table-cell table:formula="oooc:=SKEW([.C57];[.D57];[.E57])" office:value-type="float" office:value="0.935219529582824">
            <text:p>0,93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/>
          <table:table-cell office:value-type="string">
            <office:annotation draw:style-name="gr2" draw:text-style-name="P3" svg:width="3.568cm" svg:height="1.974cm" svg:x="36.241cm" svg:y="25.817cm" draw:caption-point-x="-36.241cm" draw:caption-point-y="-25.8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.53270664350413">
            <text:p>-2,53271</text:p>
          </table:table-cell>
          <table:table-cell table:formula="oooc:=SKEW([.C59:.E59];[.F59:.H59];[.I59])" office:value-type="float" office:value="-2.53270664350413">
            <text:p>-2,5327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1.84912637275325">
            <text:p>-1,84913</text:p>
          </table:table-cell>
          <table:table-cell table:formula="oooc:=SKEW([.C60:.E60];[.F60:.H60];[.I60])" office:value-type="float" office:value="-1.84912637275325">
            <text:p>-1,84913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8cm" svg:height="1.966cm" svg:x="11.438cm" svg:y="27.157cm" draw:caption-point-x="-11.438cm" draw:caption-point-y="-27.157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90532544378699">
            <text:p>0,39053</text:p>
          </table:table-cell>
          <table:table-cell table:formula="oooc:=KURT([.C62];[.D62];[.E62];[.F62])" office:value-type="float" office:value="0.390532544378699">
            <text:p>0,390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/>
          <table:table-cell office:value-type="string">
            <office:annotation draw:style-name="gr2" draw:text-style-name="P3" svg:width="3.568cm" svg:height="1.974cm" svg:x="36.241cm" svg:y="28.08cm" draw:caption-point-x="-36.241cm" draw:caption-point-y="-28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6.5478454980828">
            <text:p>6,54785</text:p>
          </table:table-cell>
          <table:table-cell table:formula="oooc:=KURT([.C64:.E64];[.F64:.H64];[.I64])" office:value-type="float" office:value="6.54784549808281">
            <text:p>6,5478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5.45">
            <text:p>5,45</text:p>
          </table:table-cell>
          <table:table-cell office:value-type="float" office:value="7.62">
            <text:p>7,62</text:p>
          </table:table-cell>
          <table:table-cell office:value-type="float" office:value="12.7">
            <text:p>12,7</text:p>
          </table:table-cell>
          <table:table-cell office:value-type="float" office:value="14.5">
            <text:p>14,5</text:p>
          </table:table-cell>
          <table:table-cell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8cm" svg:height="1.973cm" svg:x="36.241cm" svg:y="28.977cm" draw:caption-point-x="-36.241cm" draw:caption-point-y="-28.9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23807576081316">
            <text:p>4,23808</text:p>
          </table:table-cell>
          <table:table-cell table:formula="oooc:=KURT([.C65:.E65];[.F65:.H65];[.I65])" office:value-type="float" office:value="4.23807576081316">
            <text:p>4,23808</text:p>
          </table:table-cell>
          <table:table-cell office:value-type="float" office:value="-10">
            <text:p>-10</text:p>
          </table:table-cell>
          <table:table-cell office:value-type="float" office:value="0">
            <office:annotation draw:style-name="gr2" draw:text-style-name="P3" svg:width="3.568cm" svg:height="2cm" svg:x="11.438cm" svg:y="29.421cm" draw:caption-point-x="-11.438cm" draw:caption-point-y="-29.421cm">
              <dc:date>2007-11-27T00:00:00</dc:date>
              <text:p text:style-name="P3"><text:span text:style-name="T2">vkorenev:</text:span></text:p>
              <text:p text:style-name="P3"><text:span text:style-name="T3">TODO: Test empty cell</text:span></text:p>
            </office:annotation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8cm" svg:height="2cm" svg:x="36.241cm" svg:y="29.421cm" draw:caption-point-x="-36.241cm" draw:caption-point-y="-29.4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793328235548785">
            <text:p>0</text:p>
          </table:table-cell>
          <table:table-cell table:formula="oooc:=NORMDIST([.C67];[.D67];[.E67];[.F67])" office:value-type="float" office:value="0.000000793328152282058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NORMDIST</text:p>
          </table:table-cell>
          <table:table-cell/>
          <table:table-cell office:value-type="string">
            <office:annotation draw:style-name="gr2" draw:text-style-name="P3" svg:width="3.568cm" svg:height="2.019cm" svg:x="36.241cm" svg:y="30.344cm" draw:caption-point-x="-36.241cm" draw:caption-point-y="-30.34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DIST([.C68];[.D68];[.E68];[.F68])" office:value-type="float" office:value="0.00003167124183312">
            <text:p>0,00003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68713793791586">
            <text:p>0,00069</text:p>
          </table:table-cell>
          <table:table-cell table:formula="oooc:=NORMDIST([.C69];[.D69];[.E69];[.F69])" office:value-type="float" office:value="0.000687137937915805">
            <text:p>0,00069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19753592459604">
            <text:p>0,0082</text:p>
          </table:table-cell>
          <table:table-cell table:formula="oooc:=NORMDIST([.C70];[.D70];[.E70];[.F70])" office:value-type="float" office:value="0.00819753592459615">
            <text:p>0,008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54799291699558">
            <text:p>0,0548</text:p>
          </table:table-cell>
          <table:table-cell table:formula="oooc:=NORMDIST([.C71];[.D71];[.E71];[.F71])" office:value-type="float" office:value="0.054799291699558">
            <text:p>0,0548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DIST([.C72];[.D72];[.E72];[.F72])" office:value-type="float" office:value="0.211855398580139">
            <text:p>0,211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DIST([.C73];[.D73];[.E73];[.F73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DIST([.C74];[.D74];[.E74];[.F74])" office:value-type="float" office:value="0.788144601419861">
            <text:p>0,788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45200708300442">
            <text:p>0,9452</text:p>
          </table:table-cell>
          <table:table-cell table:formula="oooc:=NORMDIST([.C75];[.D75];[.E75];[.F75])" office:value-type="float" office:value="0.945200708300442">
            <text:p>0,94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1802464075404">
            <text:p>0,9918</text:p>
          </table:table-cell>
          <table:table-cell table:formula="oooc:=NORMDIST([.C76];[.D76];[.E76];[.F76])" office:value-type="float" office:value="0.991802464075404">
            <text:p>0,99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312862062084">
            <text:p>0,99931</text:p>
          </table:table-cell>
          <table:table-cell table:formula="oooc:=NORMDIST([.C77];[.D77];[.E77];[.F77])" office:value-type="float" office:value="0.999312862062084">
            <text:p>0,999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DIST([.C78];[.D78];[.E78];[.F78])" office:value-type="float" office:value="0.999968328758167">
            <text:p>0,999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9999206671764">
            <text:p>1</text:p>
          </table:table-cell>
          <table:table-cell table:formula="oooc:=NORMDIST([.C79];[.D79];[.E79];[.F79])" office:value-type="float" office:value="0.999999206671848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35.968cm" draw:caption-point-x="-36.241cm" draw:caption-point-y="-35.9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DIST([.C80];[.D80];[.E80];[.F80])" office:value-type="float" office:value="0.344578258389676">
            <text:p>0,34458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369441340181764">
            <text:p>0,36944</text:p>
          </table:table-cell>
          <table:table-cell table:formula="oooc:=NORMDIST([.C81];[.D81];[.E81];[.F81])" office:value-type="float" office:value="0.369441340181764">
            <text:p>0,36944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82];[.D82];[.E82];[.F82])" office:value-type="float" office:value="0.00000158451963641283">
            <text:p>0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83];[.D83];[.E83];[.F83])" office:value-type="float" office:value="0.0000535320903059542">
            <text:p>0,00005</text:p>
          </table:table-cell>
          <table:table-cell office:value-type="float" office:value="-8">
            <text:p>-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84];[.D84];[.E84];[.F84])" office:value-type="float" office:value="0.000953635280585936">
            <text:p>0,00095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38.323cm" draw:caption-point-x="-36.241cm" draw:caption-point-y="-38.3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85];[.D85];[.E85];[.F85])" office:value-type="float" office:value="0.00895781211793716">
            <text:p>0,0089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86];[.D86];[.E86];[.F86])" office:value-type="float" office:value="0.0443683338717822">
            <text:p>0,04437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7];[.D87];[.E87];[.F87])" office:value-type="float" office:value="0.115876621104593">
            <text:p>0,1158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59576912160573">
            <text:p>0,15958</text:p>
          </table:table-cell>
          <table:table-cell table:formula="oooc:=NORMDIST([.C88];[.D88];[.E88];[.F88])" office:value-type="float" office:value="0.159576912160573">
            <text:p>0,15958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15876621104593">
            <text:p>0,11588</text:p>
          </table:table-cell>
          <table:table-cell table:formula="oooc:=NORMDIST([.C89];[.D89];[.E89];[.F89])" office:value-type="float" office:value="0.115876621104593">
            <text:p>0,115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443683338717822">
            <text:p>0,04437</text:p>
          </table:table-cell>
          <table:table-cell table:formula="oooc:=NORMDIST([.C90];[.D90];[.E90];[.F90])" office:value-type="float" office:value="0.0443683338717822">
            <text:p>0,044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95781211793716">
            <text:p>0,00896</text:p>
          </table:table-cell>
          <table:table-cell table:formula="oooc:=NORMDIST([.C91];[.D91];[.E91];[.F91])" office:value-type="float" office:value="0.00895781211793716">
            <text:p>0,008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953635280585937">
            <text:p>0,00095</text:p>
          </table:table-cell>
          <table:table-cell table:formula="oooc:=NORMDIST([.C92];[.D92];[.E92];[.F92])" office:value-type="float" office:value="0.000953635280585936">
            <text:p>0,0009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42.091cm" draw:caption-point-x="-36.241cm" draw:caption-point-y="-42.0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000535320903059541">
            <text:p>0,00005</text:p>
          </table:table-cell>
          <table:table-cell table:formula="oooc:=NORMDIST([.C93];[.D93];[.E93];[.F93])" office:value-type="float" office:value="0.0000535320903059542">
            <text:p>0,000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000158451963641283">
            <text:p>0</text:p>
          </table:table-cell>
          <table:table-cell table:formula="oooc:=NORMDIST([.C94];[.D94];[.E94];[.F94])" office:value-type="float" office:value="0.00000158451963641283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08056121329">
            <text:p>0,14731</text:p>
          </table:table-cell>
          <table:table-cell table:formula="oooc:=NORMDIST([.C95];[.D95];[.E95];[.F95])" office:value-type="float" office:value="0.147308056121329">
            <text:p>0,14731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2.5">
            <text:p>2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25794409230998">
            <text:p>0,12579</text:p>
          </table:table-cell>
          <table:table-cell table:formula="oooc:=NORMDIST([.C96];[.D96];[.E96];[.F96])" office:value-type="float" office:value="0.125794409230998">
            <text:p>0,12579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3">
            <text:p>3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ORMDIST([.C97];[.D97];[.E97];[.F97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8];[.D98];[.E98];[.F98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99];[.D99];[.E99];[.F99])" office:value-type="float" office:value="0">
            <text:p>#DIV/0!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ORMDIST([.C100];[.D100];[.E100];[.F100])" office:value-type="float" office:value="0">
            <text:p>Err:502</text:p>
          </table:table-cell>
          <table:table-cell office:value-type="float" office:value="-3.5">
            <text:p>-3,5</text:p>
          </table:table-cell>
          <table:table-cell office:value-type="float" office:value="-2.5">
            <text:p>-2,5</text:p>
          </table:table-cell>
          <table:table-cell office:value-type="float" office:value="-1">
            <text:p>-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000000000127981254388583">
            <text:p>0</text:p>
          </table:table-cell>
          <table:table-cell table:formula="oooc:=NORMSDIST([.C102])" office:value-type="float" office:value="0.00000000000127980959163665">
            <text:p>0</text:p>
          </table:table-cell>
          <table:table-cell office:value-type="float" office:value="-7">
            <text:p>-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DIST</text:p>
          </table:table-cell>
          <table:table-cell table:number-columns-repeated="244"/>
        </table:table-row>
        <table:table-row table:style-name="ro2">
          <table:table-cell office:value-type="float" office:value="0.000000000986587645037514">
            <text:p>0</text:p>
          </table:table-cell>
          <table:table-cell table:formula="oooc:=NORMSDIST([.C103])" office:value-type="float" office:value="0.000000000986599857366599">
            <text:p>0</text:p>
          </table:table-cell>
          <table:table-cell office:value-type="float" office:value="-6">
            <text:p>-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0286651571877013">
            <text:p>0</text:p>
          </table:table-cell>
          <table:table-cell table:formula="oooc:=NORMSDIST([.C104])" office:value-type="float" office:value="0.000000286671873461763">
            <text:p>0</text:p>
          </table:table-cell>
          <table:table-cell office:value-type="float" office:value="-5">
            <text:p>-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316712418367837">
            <text:p>0,00003</text:p>
          </table:table-cell>
          <table:table-cell table:formula="oooc:=NORMSDIST([.C105])" office:value-type="float" office:value="0.00003167124183312">
            <text:p>0,00003</text:p>
          </table:table-cell>
          <table:table-cell office:value-type="float" office:value="-4">
            <text:p>-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13498980316301">
            <text:p>0,00135</text:p>
          </table:table-cell>
          <table:table-cell table:formula="oooc:=NORMSDIST([.C106])" office:value-type="float" office:value="0.00134989803162705">
            <text:p>0,00135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227501319481793">
            <text:p>0,02275</text:p>
          </table:table-cell>
          <table:table-cell table:formula="oooc:=NORMSDIST([.C107])" office:value-type="float" office:value="0.0227501319481792">
            <text:p>0,02275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158655253931457">
            <text:p>0,15866</text:p>
          </table:table-cell>
          <table:table-cell table:formula="oooc:=NORMSDIST([.C108])" office:value-type="float" office:value="0.158655253931457">
            <text:p>0,15866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49.58cm" draw:caption-point-x="-36.241cm" draw:caption-point-y="-49.5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18406012534676">
            <text:p>0,18406</text:p>
          </table:table-cell>
          <table:table-cell table:formula="oooc:=NORMSDIST([.C109])" office:value-type="float" office:value="0.184060125316228">
            <text:p>0,18406</text:p>
          </table:table-cell>
          <table:table-cell office:value-type="float" office:value="-0.9">
            <text:p>-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50.051cm" draw:caption-point-x="-36.241cm" draw:caption-point-y="-50.0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211855398583397">
            <text:p>0,21186</text:p>
          </table:table-cell>
          <table:table-cell table:formula="oooc:=NORMSDIST([.C110])" office:value-type="float" office:value="0.211855398580139">
            <text:p>0,21186</text:p>
          </table:table-cell>
          <table:table-cell office:value-type="float" office:value="-0.8">
            <text:p>-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41963652223073">
            <text:p>0,24196</text:p>
          </table:table-cell>
          <table:table-cell table:formula="oooc:=NORMSDIST([.C111])" office:value-type="float" office:value="0.241963652222815">
            <text:p>0,24196</text:p>
          </table:table-cell>
          <table:table-cell office:value-type="float" office:value="-0.7">
            <text:p>-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74253117750074">
            <text:p>0,27425</text:p>
          </table:table-cell>
          <table:table-cell table:formula="oooc:=NORMSDIST([.C112])" office:value-type="float" office:value="0.27425311775006">
            <text:p>0,27425</text:p>
          </table:table-cell>
          <table:table-cell office:value-type="float" office:value="-0.6">
            <text:p>-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51.464cm" draw:caption-point-x="-36.241cm" draw:caption-point-y="-51.4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08537538725987">
            <text:p>0,30854</text:p>
          </table:table-cell>
          <table:table-cell table:formula="oooc:=NORMSDIST([.C113])" office:value-type="float" office:value="0.308537538725986">
            <text:p>0,30854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44578258389676">
            <text:p>0,34458</text:p>
          </table:table-cell>
          <table:table-cell table:formula="oooc:=NORMSDIST([.C114])" office:value-type="float" office:value="0.344578258389676">
            <text:p>0,34458</text:p>
          </table:table-cell>
          <table:table-cell office:value-type="float" office:value="-0.4">
            <text:p>-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82088577811047">
            <text:p>0,38209</text:p>
          </table:table-cell>
          <table:table-cell table:formula="oooc:=NORMSDIST([.C115])" office:value-type="float" office:value="0.382088577811047">
            <text:p>0,38209</text:p>
          </table:table-cell>
          <table:table-cell office:value-type="float" office:value="-0.3">
            <text:p>-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20740290560897">
            <text:p>0,42074</text:p>
          </table:table-cell>
          <table:table-cell table:formula="oooc:=NORMSDIST([.C116])" office:value-type="float" office:value="0.420740290560897">
            <text:p>0,42074</text:p>
          </table:table-cell>
          <table:table-cell office:value-type="float" office:value="-0.2">
            <text:p>-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NORMSDIST([.C117])" office:value-type="float" office:value="0.460172162722971">
            <text:p>0,46017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NORMSDIST([.C118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39827837277029">
            <text:p>0,53983</text:p>
          </table:table-cell>
          <table:table-cell table:formula="oooc:=NORMSDIST([.C119])" office:value-type="float" office:value="0.539827837277029">
            <text:p>0,53983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79259709439103">
            <text:p>0,57926</text:p>
          </table:table-cell>
          <table:table-cell table:formula="oooc:=NORMSDIST([.C120])" office:value-type="float" office:value="0.579259709439103">
            <text:p>0,57926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17911422188953">
            <text:p>0,61791</text:p>
          </table:table-cell>
          <table:table-cell table:formula="oooc:=NORMSDIST([.C121])" office:value-type="float" office:value="0.617911422188953">
            <text:p>0,61791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55421741610324">
            <text:p>0,65542</text:p>
          </table:table-cell>
          <table:table-cell table:formula="oooc:=NORMSDIST([.C122])" office:value-type="float" office:value="0.655421741610324">
            <text:p>0,65542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691462461274013">
            <text:p>0,69146</text:p>
          </table:table-cell>
          <table:table-cell table:formula="oooc:=NORMSDIST([.C123])" office:value-type="float" office:value="0.691462461274014">
            <text:p>0,69146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25746882249926">
            <text:p>0,72575</text:p>
          </table:table-cell>
          <table:table-cell table:formula="oooc:=NORMSDIST([.C124])" office:value-type="float" office:value="0.72574688224994">
            <text:p>0,7257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57.116cm" draw:caption-point-x="-36.241cm" draw:caption-point-y="-57.1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758036347776927">
            <text:p>0,75804</text:p>
          </table:table-cell>
          <table:table-cell table:formula="oooc:=NORMSDIST([.C125])" office:value-type="float" office:value="0.758036347777185">
            <text:p>0,7580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88144601416603">
            <text:p>0,78814</text:p>
          </table:table-cell>
          <table:table-cell table:formula="oooc:=NORMSDIST([.C126])" office:value-type="float" office:value="0.788144601419861">
            <text:p>0,78814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81593987465324">
            <text:p>0,81594</text:p>
          </table:table-cell>
          <table:table-cell table:formula="oooc:=NORMSDIST([.C127])" office:value-type="float" office:value="0.815939874683772">
            <text:p>0,81594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58.528cm" draw:caption-point-x="-36.241cm" draw:caption-point-y="-58.52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841344746068543">
            <text:p>0,84134</text:p>
          </table:table-cell>
          <table:table-cell table:formula="oooc:=NORMSDIST([.C128])" office:value-type="float" office:value="0.841344746068543">
            <text:p>0,8413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58.999cm" draw:caption-point-x="-36.241cm" draw:caption-point-y="-58.9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977249868051821">
            <text:p>0,97725</text:p>
          </table:table-cell>
          <table:table-cell table:formula="oooc:=NORMSDIST([.C129])" office:value-type="float" office:value="0.977249868051821">
            <text:p>0,9772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865010196837">
            <text:p>0,99865</text:p>
          </table:table-cell>
          <table:table-cell table:formula="oooc:=NORMSDIST([.C130])" office:value-type="float" office:value="0.998650101968373">
            <text:p>0,9986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68328758163">
            <text:p>0,99997</text:p>
          </table:table-cell>
          <table:table-cell table:formula="oooc:=NORMSDIST([.C131])" office:value-type="float" office:value="0.999968328758167">
            <text:p>0,99997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713348428">
            <text:p>1</text:p>
          </table:table-cell>
          <table:table-cell table:formula="oooc:=NORMSDIST([.C132])" office:value-type="float" office:value="0.999999713328127">
            <text:p>1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013412">
            <text:p>1</text:p>
          </table:table-cell>
          <table:table-cell table:formula="oooc:=NORMSDIST([.C133])" office:value-type="float" office:value="0.9999999990134">
            <text:p>1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999872">
            <text:p>1</text:p>
          </table:table-cell>
          <table:table-cell table:formula="oooc:=NORMSDIST([.C134])" office:value-type="float" office:value="0.99999999999872">
            <text:p>1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286274257644026">
            <text:p>0,00286</text:p>
          </table:table-cell>
          <table:table-cell table:formula="oooc:=LOGNORMDIST([.C136];[.D136];[.E136])" office:value-type="float" office:value="0.00286274257644015">
            <text:p>0,00286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NORMDIST</text:p>
          </table:table-cell>
          <table:table-cell/>
          <table:table-cell office:value-type="string">
            <office:annotation draw:style-name="gr2" draw:text-style-name="P3" svg:width="3.568cm" svg:height="2.02cm" svg:x="36.241cm" svg:y="62.748cm" draw:caption-point-x="-36.241cm" draw:caption-point-y="-62.7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0327325964909624">
            <text:p>0,03273</text:p>
          </table:table-cell>
          <table:table-cell table:formula="oooc:=LOGNORMDIST([.C137];[.D137];[.E137])" office:value-type="float" office:value="0.0327325964909624">
            <text:p>0,0327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8516328379944">
            <text:p>0,17852</text:p>
          </table:table-cell>
          <table:table-cell table:formula="oooc:=LOGNORMDIST([.C138];[.D138];[.E138])" office:value-type="float" office:value="0.178516328332587">
            <text:p>0,17852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9860620214133">
            <text:p>0,25986</text:p>
          </table:table-cell>
          <table:table-cell table:formula="oooc:=LOGNORMDIST([.C139];[.D139];[.E139])" office:value-type="float" office:value="0.259860620214081">
            <text:p>0,25986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90790668619114">
            <text:p>0,39079</text:p>
          </table:table-cell>
          <table:table-cell table:formula="oooc:=LOGNORMDIST([.C140];[.D140];[.E140])" office:value-type="float" office:value="0.390790668619114">
            <text:p>0,3907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LOGNORMDIST([.C141];[.D141];[.E141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09209331380886">
            <text:p>0,60921</text:p>
          </table:table-cell>
          <table:table-cell table:formula="oooc:=LOGNORMDIST([.C142];[.D142];[.E142])" office:value-type="float" office:value="0.609209331380886">
            <text:p>0,609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40139379785867">
            <text:p>0,74014</text:p>
          </table:table-cell>
          <table:table-cell table:formula="oooc:=LOGNORMDIST([.C143];[.D143];[.E143])" office:value-type="float" office:value="0.740139379785919">
            <text:p>0,740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21483671620056">
            <text:p>0,82148</text:p>
          </table:table-cell>
          <table:table-cell table:formula="oooc:=LOGNORMDIST([.C144];[.D144];[.E144])" office:value-type="float" office:value="0.821483671667413">
            <text:p>0,821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67267403509038">
            <text:p>0,96727</text:p>
          </table:table-cell>
          <table:table-cell table:formula="oooc:=LOGNORMDIST([.C145];[.D145];[.E145])" office:value-type="float" office:value="0.967267403509038">
            <text:p>0,967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9713725742356">
            <text:p>0,99714</text:p>
          </table:table-cell>
          <table:table-cell table:formula="oooc:=LOGNORMDIST([.C146];[.D146];[.E146])" office:value-type="float" office:value="0.99713725742356">
            <text:p>0,99714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67.431cm" draw:caption-point-x="-36.241cm" draw:caption-point-y="-67.43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.32860257279352">
            <text:p>0,3286</text:p>
          </table:table-cell>
          <table:table-cell table:formula="oooc:=LOGNORMDIST([.C147];[.D147];[.E147])" office:value-type="float" office:value="0.32860257279352">
            <text:p>0,3286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2631441656542">
            <text:p>0,40263</text:p>
          </table:table-cell>
          <table:table-cell table:formula="oooc:=LOGNORMDIST([.C148];[.D148];[.E148])" office:value-type="float" office:value="0.402631441656542">
            <text:p>0,40263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OGNORMDIST([.C149];[.D149];[.E149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0];[.D150];[.E150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-0.5">
            <text:p>-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11cm" svg:x="36.241cm" svg:y="69.315cm" draw:caption-point-x="-36.241cm" draw:caption-point-y="-69.31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NORMDIST([.C151];[.D151];[.E151])" office:value-type="float" office:value="0">
            <text:p>#DIV/0!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LOGNORMDIST([.C152];[.D152];[.E152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-0.5">
            <text:p>-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7553195285602">
            <text:p>1,37553</text:p>
          </table:table-cell>
          <table:table-cell table:formula="oooc:=CONFIDENCE([.C154];[.D154];[.E154])" office:value-type="float" office:value="1.37553195285604">
            <text:p>1,37553</text:p>
          </table:table-cell>
          <table:table-cell office:value-type="float" office:value="0.0001">
            <text:p>0,000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NFIDENCE</text:p>
          </table:table-cell>
          <table:table-cell/>
          <table:table-cell office:value-type="string">
            <office:annotation draw:style-name="gr2" draw:text-style-name="P3" svg:width="3.568cm" svg:height="2.019cm" svg:x="36.241cm" svg:y="71.18cm" draw:caption-point-x="-36.241cm" draw:caption-point-y="-71.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92951912174839">
            <text:p>0,69295</text:p>
          </table:table-cell>
          <table:table-cell table:formula="oooc:=CONFIDENCE([.C155];[.D155];[.E155])" office:value-type="float" office:value="0.692951912174839">
            <text:p>0,69295</text:p>
          </table:table-cell>
          <table:table-cell office:value-type="float" office:value="0.05">
            <text:p>0,0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71.624cm" draw:caption-point-x="-36.241cm" draw:caption-point-y="-71.6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81543576838337">
            <text:p>0,58154</text:p>
          </table:table-cell>
          <table:table-cell table:formula="oooc:=CONFIDENCE([.C156];[.D156];[.E156])" office:value-type="float" office:value="0.581543576838337">
            <text:p>0,58154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72.095cm" draw:caption-point-x="-36.241cm" draw:caption-point-y="-72.09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08951232416014">
            <text:p>0,50895</text:p>
          </table:table-cell>
          <table:table-cell table:formula="oooc:=CONFIDENCE([.C157];[.D157];[.E157])" office:value-type="float" office:value="0.508951232416014">
            <text:p>0,50895</text:p>
          </table:table-cell>
          <table:table-cell office:value-type="float" office:value="0.15">
            <text:p>0,1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72.566cm" draw:caption-point-x="-36.241cm" draw:caption-point-y="-72.56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453096901218412">
            <text:p>0,4531</text:p>
          </table:table-cell>
          <table:table-cell table:formula="oooc:=CONFIDENCE([.C158];[.D158];[.E158])" office:value-type="float" office:value="0.453096901218412">
            <text:p>0,4531</text:p>
          </table:table-cell>
          <table:table-cell office:value-type="float" office:value="0.2">
            <text:p>0,2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73.037cm" draw:caption-point-x="-36.241cm" draw:caption-point-y="-73.03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66434538979608">
            <text:p>0,36643</text:p>
          </table:table-cell>
          <table:table-cell table:formula="oooc:=CONFIDENCE([.C159];[.D159];[.E159])" office:value-type="float" office:value="0.366434538979608">
            <text:p>0,36643</text:p>
          </table:table-cell>
          <table:table-cell office:value-type="float" office:value="0.3">
            <text:p>0,3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73.508cm" draw:caption-point-x="-36.241cm" draw:caption-point-y="-73.5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38468138102235">
            <text:p>0,23847</text:p>
          </table:table-cell>
          <table:table-cell table:formula="oooc:=CONFIDENCE([.C160];[.D160];[.E160])" office:value-type="float" office:value="0.238468138102235">
            <text:p>0,23847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73.979cm" draw:caption-point-x="-36.241cm" draw:caption-point-y="-73.9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895717273106458">
            <text:p>0,08957</text:p>
          </table:table-cell>
          <table:table-cell table:formula="oooc:=CONFIDENCE([.C161];[.D161];[.E161])" office:value-type="float" office:value="0.0895717273106458">
            <text:p>0,08957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74.45cm" draw:caption-point-x="-36.241cm" draw:caption-point-y="-74.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444279952471288">
            <text:p>0,04443</text:p>
          </table:table-cell>
          <table:table-cell table:formula="oooc:=CONFIDENCE([.C162];[.D162];[.E162])" office:value-type="float" office:value="0.0444279952471289">
            <text:p>0,04443</text:p>
          </table:table-cell>
          <table:table-cell office:value-type="float" office:value="0.9">
            <text:p>0,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74.921cm" draw:caption-point-x="-36.241cm" draw:caption-point-y="-74.9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221701939550027">
            <text:p>0,02217</text:p>
          </table:table-cell>
          <table:table-cell table:formula="oooc:=CONFIDENCE([.C163];[.D163];[.E163])" office:value-type="float" office:value="0.0221701939550027">
            <text:p>0,02217</text:p>
          </table:table-cell>
          <table:table-cell office:value-type="float" office:value="0.95">
            <text:p>0,95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75.392cm" draw:caption-point-x="-36.241cm" draw:caption-point-y="-75.3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0443113463885907">
            <text:p>0,00004</text:p>
          </table:table-cell>
          <table:table-cell table:formula="oooc:=CONFIDENCE([.C164];[.D164];[.E164])" office:value-type="float" office:value="0.0000443113463886399">
            <text:p>0,00004</text:p>
          </table:table-cell>
          <table:table-cell office:value-type="float" office:value="0.9999">
            <text:p>0,9999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75.862cm" draw:caption-point-x="-36.241cm" draw:caption-point-y="-75.8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14161007573672">
            <text:p>0,81416</text:p>
          </table:table-cell>
          <table:table-cell table:formula="oooc:=CONFIDENCE([.C165];[.D165];[.E165])" office:value-type="float" office:value="0.814161007573671">
            <text:p>0,81416</text:p>
          </table:table-cell>
          <table:table-cell office:value-type="float" office:value="0.1">
            <text:p>0,1</text:p>
          </table:table-cell>
          <table:table-cell office:value-type="float" office:value="3.5">
            <text:p>3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76.333cm" draw:caption-point-x="-36.241cm" draw:caption-point-y="-76.33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6];[.D166];[.E166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">
            <text:p>2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76.804cm" draw:caption-point-x="-36.241cm" draw:caption-point-y="-76.80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60074193937779">
            <text:p>0,26007</text:p>
          </table:table-cell>
          <table:table-cell table:formula="oooc:=CONFIDENCE([.C167];[.D167];[.E167])" office:value-type="float" office:value="0.260074193937779">
            <text:p>0,26007</text:p>
          </table:table-cell>
          <table:table-cell office:value-type="float" office:value="0.1">
            <text:p>0,1</text:p>
          </table:table-cell>
          <table:table-cell office:value-type="float" office:value="2.5">
            <text:p>2,5</text:p>
          </table:table-cell>
          <table:table-cell office:value-type="float" office:value="250.9">
            <text:p>25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77.275cm" draw:caption-point-x="-36.241cm" draw:caption-point-y="-77.2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8];[.D168];[.E168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47cm" svg:x="36.241cm" svg:y="77.746cm" draw:caption-point-x="-36.241cm" draw:caption-point-y="-77.74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69];[.D169];[.E16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46cm" svg:x="36.241cm" svg:y="78.217cm" draw:caption-point-x="-36.241cm" draw:caption-point-y="-78.21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0];[.D170];[.E17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46cm" svg:x="36.241cm" svg:y="78.688cm" draw:caption-point-x="-36.241cm" draw:caption-point-y="-78.68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1];[.D171];[.E1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11cm" svg:x="36.241cm" svg:y="79.159cm" draw:caption-point-x="-36.241cm" draw:caption-point-y="-79.15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2];[.D172];[.E172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01cm" svg:x="36.241cm" svg:y="79.63cm" draw:caption-point-x="-36.241cm" draw:caption-point-y="-79.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CONFIDENCE([.C173];[.D173];[.E173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01cm" svg:x="36.241cm" svg:y="80.101cm" draw:caption-point-x="-36.241cm" draw:caption-point-y="-80.10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1.2024587863567">
            <text:p>81,20246</text:p>
          </table:table-cell>
          <table:table-cell table:formula="oooc:=NORMINV([.C175];[.D175];[.E175])" office:value-type="float" office:value="81.2024587863608">
            <text:p>81,20246</text:p>
          </table:table-cell>
          <table:table-cell office:value-type="float" office:value="0.0001">
            <text:p>0,000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ORMINV</text:p>
          </table:table-cell>
          <table:table-cell/>
          <table:table-cell office:value-type="string">
            <office:annotation draw:style-name="gr2" draw:text-style-name="P3" svg:width="3.568cm" svg:height="2.02cm" svg:x="36.241cm" svg:y="81.024cm" draw:caption-point-x="-36.241cm" draw:caption-point-y="-81.02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6.3878659326213">
            <text:p>86,38787</text:p>
          </table:table-cell>
          <table:table-cell table:formula="oooc:=NORMINV([.C176];[.D176];[.E176])" office:value-type="float" office:value="86.3878659326213">
            <text:p>86,38787</text:p>
          </table:table-cell>
          <table:table-cell office:value-type="float" office:value="0.05">
            <text:p>0,0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1.468cm" draw:caption-point-x="-36.241cm" draw:caption-point-y="-81.46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7.2961210861385">
            <text:p>87,29612</text:p>
          </table:table-cell>
          <table:table-cell table:formula="oooc:=NORMINV([.C177];[.D177];[.E177])" office:value-type="float" office:value="87.2961210861385">
            <text:p>87,29612</text:p>
          </table:table-cell>
          <table:table-cell office:value-type="float" office:value="0.1">
            <text:p>0,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1.939cm" draw:caption-point-x="-36.241cm" draw:caption-point-y="-81.9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8.3959469160677">
            <text:p>88,39595</text:p>
          </table:table-cell>
          <table:table-cell table:formula="oooc:=NORMINV([.C178];[.D178];[.E178])" office:value-type="float" office:value="88.3959469160677">
            <text:p>88,39595</text:p>
          </table:table-cell>
          <table:table-cell office:value-type="float" office:value="0.2">
            <text:p>0,2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2.41cm" draw:caption-point-x="-36.241cm" draw:caption-point-y="-82.4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0.5">
            <text:p>90,5</text:p>
          </table:table-cell>
          <table:table-cell table:formula="oooc:=NORMINV([.C179];[.D179];[.E179])" office:value-type="float" office:value="90.5">
            <text:p>90,5</text:p>
          </table:table-cell>
          <table:table-cell office:value-type="float" office:value="0.5">
            <text:p>0,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2.881cm" draw:caption-point-x="-36.241cm" draw:caption-point-y="-82.88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2.6040530839323">
            <text:p>92,60405</text:p>
          </table:table-cell>
          <table:table-cell table:formula="oooc:=NORMINV([.C180];[.D180];[.E180])" office:value-type="float" office:value="92.6040530839323">
            <text:p>92,60405</text:p>
          </table:table-cell>
          <table:table-cell office:value-type="float" office:value="0.8">
            <text:p>0,8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3.352cm" draw:caption-point-x="-36.241cm" draw:caption-point-y="-83.35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3.7038789138615">
            <text:p>93,70388</text:p>
          </table:table-cell>
          <table:table-cell table:formula="oooc:=NORMINV([.C181];[.D181];[.E181])" office:value-type="float" office:value="93.7038789138615">
            <text:p>93,70388</text:p>
          </table:table-cell>
          <table:table-cell office:value-type="float" office:value="0.9">
            <text:p>0,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3.823cm" draw:caption-point-x="-36.241cm" draw:caption-point-y="-83.82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4.6121340673787">
            <text:p>94,61213</text:p>
          </table:table-cell>
          <table:table-cell table:formula="oooc:=NORMINV([.C182];[.D182];[.E182])" office:value-type="float" office:value="94.6121340673787">
            <text:p>94,61213</text:p>
          </table:table-cell>
          <table:table-cell office:value-type="float" office:value="0.95">
            <text:p>0,95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4.294cm" draw:caption-point-x="-36.241cm" draw:caption-point-y="-84.29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9.7975412136433">
            <text:p>99,79754</text:p>
          </table:table-cell>
          <table:table-cell table:formula="oooc:=NORMINV([.C183];[.D183];[.E183])" office:value-type="float" office:value="99.7975412136393">
            <text:p>99,79754</text:p>
          </table:table-cell>
          <table:table-cell office:value-type="float" office:value="0.9999">
            <text:p>0,9999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4.765cm" draw:caption-point-x="-36.241cm" draw:caption-point-y="-84.76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9.1889987182299">
            <text:p>-89,189</text:p>
          </table:table-cell>
          <table:table-cell table:formula="oooc:=NORMINV([.C184];[.D184];[.E184])" office:value-type="float" office:value="-89.1889987182299">
            <text:p>-89,189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5.236cm" draw:caption-point-x="-36.241cm" draw:caption-point-y="-85.23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87.8779974364598">
            <text:p>-87,878</text:p>
          </table:table-cell>
          <table:table-cell table:formula="oooc:=NORMINV([.C185];[.D185];[.E185])" office:value-type="float" office:value="-87.8779974364598">
            <text:p>-87,878</text:p>
          </table:table-cell>
          <table:table-cell office:value-type="float" office:value="0.7">
            <text:p>0,7</text:p>
          </table:table-cell>
          <table:table-cell office:value-type="float" office:value="-90.5">
            <text:p>-90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5.707cm" draw:caption-point-x="-36.241cm" draw:caption-point-y="-85.70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6];[.D186];[.E186])" office:value-type="float" office:value="0">
            <text:p>#VALUE!</text:p>
          </table:table-cell>
          <table:table-cell office:value-type="float" office:value="0">
            <text:p>0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46cm" svg:x="36.241cm" svg:y="86.178cm" draw:caption-point-x="-36.241cm" draw:caption-point-y="-86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7];[.D187];[.E18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46cm" svg:x="36.241cm" svg:y="86.649cm" draw:caption-point-x="-36.241cm" draw:caption-point-y="-86.64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8];[.D188];[.E188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90.5">
            <text:p>90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11cm" svg:x="36.241cm" svg:y="87.12cm" draw:caption-point-x="-36.241cm" draw:caption-point-y="-87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89];[.D189];[.E189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cm" svg:x="36.241cm" svg:y="87.591cm" draw:caption-point-x="-36.241cm" draw:caption-point-y="-87.59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INV([.C190];[.D190];[.E190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90.5">
            <text:p>90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cm" svg:x="36.241cm" svg:y="88.062cm" draw:caption-point-x="-36.241cm" draw:caption-point-y="-88.0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.71901648545731">
            <text:p>-3,71902</text:p>
          </table:table-cell>
          <table:table-cell table:formula="oooc:=NORMSINV([.C192])" office:value-type="float" office:value="-3.71901648545568">
            <text:p>-3,71902</text:p>
          </table:table-cell>
          <table:table-cell office:value-type="float" office:value="0.0001">
            <text:p>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RMSINV</text:p>
          </table:table-cell>
          <table:table-cell/>
          <table:table-cell office:value-type="string">
            <office:annotation draw:style-name="gr2" draw:text-style-name="P3" svg:width="3.568cm" svg:height="2.019cm" svg:x="36.241cm" svg:y="88.985cm" draw:caption-point-x="-36.241cm" draw:caption-point-y="-88.98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3.09023230616779">
            <text:p>-3,09023</text:p>
          </table:table-cell>
          <table:table-cell table:formula="oooc:=NORMSINV([.C193])" office:value-type="float" office:value="-3.09023230616781">
            <text:p>-3,0902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9.429cm" draw:caption-point-x="-36.241cm" draw:caption-point-y="-89.42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2.32634787404085">
            <text:p>-2,32635</text:p>
          </table:table-cell>
          <table:table-cell table:formula="oooc:=NORMSINV([.C194])" office:value-type="float" office:value="-2.32634787404084">
            <text:p>-2,32635</text:p>
          </table:table-cell>
          <table:table-cell office:value-type="float" office:value="0.01">
            <text:p>0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89.9cm" draw:caption-point-x="-36.241cm" draw:caption-point-y="-89.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95996398454005">
            <text:p>-1,95996</text:p>
          </table:table-cell>
          <table:table-cell table:formula="oooc:=NORMSINV([.C195])" office:value-type="float" office:value="-1.95996398454005">
            <text:p>-1,95996</text:p>
          </table:table-cell>
          <table:table-cell office:value-type="float" office:value="0.025">
            <text:p>0,0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0.371cm" draw:caption-point-x="-36.241cm" draw:caption-point-y="-90.37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64485362695147">
            <text:p>-1,64485</text:p>
          </table:table-cell>
          <table:table-cell table:formula="oooc:=NORMSINV([.C196])" office:value-type="float" office:value="-1.64485362695147">
            <text:p>-1,64485</text:p>
          </table:table-cell>
          <table:table-cell office:value-type="float" office:value="0.05">
            <text:p>0,0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0.842cm" draw:caption-point-x="-36.241cm" draw:caption-point-y="-90.84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2815515655446">
            <text:p>-1,28155</text:p>
          </table:table-cell>
          <table:table-cell table:formula="oooc:=NORMSINV([.C197])" office:value-type="float" office:value="-1.2815515655446">
            <text:p>-1,28155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1.313cm" draw:caption-point-x="-36.241cm" draw:caption-point-y="-91.31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03643338949379">
            <text:p>-1,03643</text:p>
          </table:table-cell>
          <table:table-cell table:formula="oooc:=NORMSINV([.C198])" office:value-type="float" office:value="-1.03643338949379">
            <text:p>-1,03643</text:p>
          </table:table-cell>
          <table:table-cell office:value-type="float" office:value="0.15">
            <text:p>0,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1.784cm" draw:caption-point-x="-36.241cm" draw:caption-point-y="-91.78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841621233572914">
            <text:p>-0,84162</text:p>
          </table:table-cell>
          <table:table-cell table:formula="oooc:=NORMSINV([.C199])" office:value-type="float" office:value="-0.841621233572914">
            <text:p>-0,84162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2.255cm" draw:caption-point-x="-36.241cm" draw:caption-point-y="-92.25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674489750196082">
            <text:p>-0,67449</text:p>
          </table:table-cell>
          <table:table-cell table:formula="oooc:=NORMSINV([.C200])" office:value-type="float" office:value="-0.674489750196082">
            <text:p>-0,67449</text:p>
          </table:table-cell>
          <table:table-cell office:value-type="float" office:value="0.25">
            <text:p>0,2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2.726cm" draw:caption-point-x="-36.241cm" draw:caption-point-y="-92.72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524400512708041">
            <text:p>-0,5244</text:p>
          </table:table-cell>
          <table:table-cell table:formula="oooc:=NORMSINV([.C201])" office:value-type="float" office:value="-0.524400512708041">
            <text:p>-0,5244</text:p>
          </table:table-cell>
          <table:table-cell office:value-type="float" office:value="0.3">
            <text:p>0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93.196cm" draw:caption-point-x="-36.241cm" draw:caption-point-y="-93.1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385320466407568">
            <text:p>-0,38532</text:p>
          </table:table-cell>
          <table:table-cell table:formula="oooc:=NORMSINV([.C202])" office:value-type="float" office:value="-0.385320466407567">
            <text:p>-0,38532</text:p>
          </table:table-cell>
          <table:table-cell office:value-type="float" office:value="0.35">
            <text:p>0,3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93.667cm" draw:caption-point-x="-36.241cm" draw:caption-point-y="-93.6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2533471031358">
            <text:p>-0,25335</text:p>
          </table:table-cell>
          <table:table-cell table:formula="oooc:=NORMSINV([.C203])" office:value-type="float" office:value="-0.2533471031358">
            <text:p>-0,25335</text:p>
          </table:table-cell>
          <table:table-cell office:value-type="float" office:value="0.4">
            <text:p>0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94.138cm" draw:caption-point-x="-36.241cm" draw:caption-point-y="-94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0.125661346855074">
            <text:p>-0,12566</text:p>
          </table:table-cell>
          <table:table-cell table:formula="oooc:=NORMSINV([.C204])" office:value-type="float" office:value="-0.125661346855074">
            <text:p>-0,12566</text:p>
          </table:table-cell>
          <table:table-cell office:value-type="float" office:value="0.45">
            <text:p>0,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94.609cm" draw:caption-point-x="-36.241cm" draw:caption-point-y="-94.60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.39213763529183E-016">
            <text:p>0</text:p>
          </table:table-cell>
          <table:table-cell table:formula="oooc:=NORMSINV([.C205])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95.08cm" draw:caption-point-x="-36.241cm" draw:caption-point-y="-95.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25661346855074">
            <text:p>0,12566</text:p>
          </table:table-cell>
          <table:table-cell table:formula="oooc:=NORMSINV([.C206])" office:value-type="float" office:value="0.125661346855074">
            <text:p>0,12566</text:p>
          </table:table-cell>
          <table:table-cell office:value-type="float" office:value="0.55">
            <text:p>0,5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5.551cm" draw:caption-point-x="-36.241cm" draw:caption-point-y="-95.55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2533471031358">
            <text:p>0,25335</text:p>
          </table:table-cell>
          <table:table-cell table:formula="oooc:=NORMSINV([.C207])" office:value-type="float" office:value="0.2533471031358">
            <text:p>0,25335</text:p>
          </table:table-cell>
          <table:table-cell office:value-type="float" office:value="0.6">
            <text:p>0,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6.022cm" draw:caption-point-x="-36.241cm" draw:caption-point-y="-96.02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385320466407568">
            <text:p>0,38532</text:p>
          </table:table-cell>
          <table:table-cell table:formula="oooc:=NORMSINV([.C208])" office:value-type="float" office:value="0.385320466407568">
            <text:p>0,38532</text:p>
          </table:table-cell>
          <table:table-cell office:value-type="float" office:value="0.65">
            <text:p>0,6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6.493cm" draw:caption-point-x="-36.241cm" draw:caption-point-y="-96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2440051270804">
            <text:p>0,5244</text:p>
          </table:table-cell>
          <table:table-cell table:formula="oooc:=NORMSINV([.C209])" office:value-type="float" office:value="0.524400512708041">
            <text:p>0,5244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6.964cm" draw:caption-point-x="-36.241cm" draw:caption-point-y="-96.96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674489750196082">
            <text:p>0,67449</text:p>
          </table:table-cell>
          <table:table-cell table:formula="oooc:=NORMSINV([.C210])" office:value-type="float" office:value="0.674489750196082">
            <text:p>0,67449</text:p>
          </table:table-cell>
          <table:table-cell office:value-type="float" office:value="0.75">
            <text:p>0,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7.435cm" draw:caption-point-x="-36.241cm" draw:caption-point-y="-97.43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41621233572914">
            <text:p>0,84162</text:p>
          </table:table-cell>
          <table:table-cell table:formula="oooc:=NORMSINV([.C211])" office:value-type="float" office:value="0.841621233572914">
            <text:p>0,84162</text:p>
          </table:table-cell>
          <table:table-cell office:value-type="float" office:value="0.8">
            <text:p>0,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7.906cm" draw:caption-point-x="-36.241cm" draw:caption-point-y="-97.90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03643338949379">
            <text:p>1,03643</text:p>
          </table:table-cell>
          <table:table-cell table:formula="oooc:=NORMSINV([.C212])" office:value-type="float" office:value="1.03643338949379">
            <text:p>1,03643</text:p>
          </table:table-cell>
          <table:table-cell office:value-type="float" office:value="0.85">
            <text:p>0,8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8.377cm" draw:caption-point-x="-36.241cm" draw:caption-point-y="-98.37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2815515655446">
            <text:p>1,28155</text:p>
          </table:table-cell>
          <table:table-cell table:formula="oooc:=NORMSINV([.C213])" office:value-type="float" office:value="1.2815515655446">
            <text:p>1,28155</text:p>
          </table:table-cell>
          <table:table-cell office:value-type="float" office:value="0.9">
            <text:p>0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8.848cm" draw:caption-point-x="-36.241cm" draw:caption-point-y="-98.84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64485362695147">
            <text:p>1,64485</text:p>
          </table:table-cell>
          <table:table-cell table:formula="oooc:=NORMSINV([.C214])" office:value-type="float" office:value="1.64485362695147">
            <text:p>1,64485</text:p>
          </table:table-cell>
          <table:table-cell office:value-type="float" office:value="0.95">
            <text:p>0,9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9.319cm" draw:caption-point-x="-36.241cm" draw:caption-point-y="-99.31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.95996398454005">
            <text:p>1,95996</text:p>
          </table:table-cell>
          <table:table-cell table:formula="oooc:=NORMSINV([.C215])" office:value-type="float" office:value="1.95996398454005">
            <text:p>1,95996</text:p>
          </table:table-cell>
          <table:table-cell office:value-type="float" office:value="0.975">
            <text:p>0,97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99.79cm" draw:caption-point-x="-36.241cm" draw:caption-point-y="-99.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.32634787404084">
            <text:p>2,32635</text:p>
          </table:table-cell>
          <table:table-cell table:formula="oooc:=NORMSINV([.C216])" office:value-type="float" office:value="2.32634787404084">
            <text:p>2,32635</text:p>
          </table:table-cell>
          <table:table-cell office:value-type="float" office:value="0.99">
            <text:p>0,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00.261cm" draw:caption-point-x="-36.241cm" draw:caption-point-y="-100.2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9023230616778">
            <text:p>3,09023</text:p>
          </table:table-cell>
          <table:table-cell table:formula="oooc:=NORMSINV([.C217])" office:value-type="float" office:value="3.09023230616781">
            <text:p>3,09023</text:p>
          </table:table-cell>
          <table:table-cell office:value-type="float" office:value="0.999">
            <text:p>0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00.732cm" draw:caption-point-x="-36.241cm" draw:caption-point-y="-100.7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71901648545731">
            <text:p>3,71902</text:p>
          </table:table-cell>
          <table:table-cell table:formula="oooc:=NORMSINV([.C218])" office:value-type="float" office:value="3.71901648545571">
            <text:p>3,71902</text:p>
          </table:table-cell>
          <table:table-cell office:value-type="float" office:value="0.9999">
            <text:p>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01.203cm" draw:caption-point-x="-36.241cm" draw:caption-point-y="-101.2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19])" office:value-type="float" office:value="0">
            <text:p>#VALUE!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11cm" svg:x="36.241cm" svg:y="101.674cm" draw:caption-point-x="-36.241cm" draw:caption-point-y="-101.6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0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cm" svg:x="36.241cm" svg:y="102.145cm" draw:caption-point-x="-36.241cm" draw:caption-point-y="-102.1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NORMSINV([.C221])" office:value-type="float" office:value="0">
            <text:p>#VALUE!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cm" svg:x="36.241cm" svg:y="102.616cm" draw:caption-point-x="-36.241cm" draw:caption-point-y="-102.61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0197817462626425">
            <text:p>0,00198</text:p>
          </table:table-cell>
          <table:table-cell table:formula="oooc:=LOGINV([.C223];[.D223];[.E223])" office:value-type="float" office:value="0.00197817462626412">
            <text:p>0,00198</text:p>
          </table:table-cell>
          <table:table-cell office:value-type="float" office:value="0.001">
            <text:p>0,00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LOGINV</text:p>
          </table:table-cell>
          <table:table-cell/>
          <table:table-cell office:value-type="string">
            <office:annotation draw:style-name="gr2" draw:text-style-name="P3" svg:width="3.568cm" svg:height="2.019cm" svg:x="36.241cm" svg:y="103.539cm" draw:caption-point-x="-36.241cm" draw:caption-point-y="-103.53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733777834200667">
            <text:p>0,07338</text:p>
          </table:table-cell>
          <table:table-cell table:formula="oooc:=LOGINV([.C224];[.D224];[.E224])" office:value-type="float" office:value="0.073377783420067">
            <text:p>0,07338</text:p>
          </table:table-cell>
          <table:table-cell office:value-type="float" office:value="0.05">
            <text:p>0,0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03.983cm" draw:caption-point-x="-36.241cm" draw:caption-point-y="-103.98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181976282949439">
            <text:p>0,18198</text:p>
          </table:table-cell>
          <table:table-cell table:formula="oooc:=LOGINV([.C225];[.D225];[.E225])" office:value-type="float" office:value="0.181976282949439">
            <text:p>0,18198</text:p>
          </table:table-cell>
          <table:table-cell office:value-type="float" office:value="0.1">
            <text:p>0,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04.454cm" draw:caption-point-x="-36.241cm" draw:caption-point-y="-104.45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546591758184583">
            <text:p>0,54659</text:p>
          </table:table-cell>
          <table:table-cell table:formula="oooc:=LOGINV([.C226];[.D226];[.E226])" office:value-type="float" office:value="0.546591758184583">
            <text:p>0,54659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04.925cm" draw:caption-point-x="-36.241cm" draw:caption-point-y="-104.92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48168907033806">
            <text:p>4,48169</text:p>
          </table:table-cell>
          <table:table-cell table:formula="oooc:=LOGINV([.C227];[.D227];[.E227])" office:value-type="float" office:value="4.48168907033806">
            <text:p>4,48169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05.396cm" draw:caption-point-x="-36.241cm" draw:caption-point-y="-105.39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6.7468711747476">
            <text:p>36,74687</text:p>
          </table:table-cell>
          <table:table-cell table:formula="oooc:=LOGINV([.C228];[.D228];[.E228])" office:value-type="float" office:value="36.7468711747476">
            <text:p>36,74687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05.867cm" draw:caption-point-x="-36.241cm" draw:caption-point-y="-105.867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10.374476264956">
            <text:p>110,37448</text:p>
          </table:table-cell>
          <table:table-cell table:formula="oooc:=LOGINV([.C229];[.D229];[.E229])" office:value-type="float" office:value="110.374476264956">
            <text:p>110,37448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06.338cm" draw:caption-point-x="-36.241cm" draw:caption-point-y="-106.3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73.72776863814">
            <text:p>273,72777</text:p>
          </table:table-cell>
          <table:table-cell table:formula="oooc:=LOGINV([.C230];[.D230];[.E230])" office:value-type="float" office:value="273.727768638141">
            <text:p>273,72777</text:p>
          </table:table-cell>
          <table:table-cell office:value-type="float" office:value="0.95">
            <text:p>0,9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106.808cm" draw:caption-point-x="-36.241cm" draw:caption-point-y="-106.80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153.5712047418">
            <text:p>10153,5712</text:p>
          </table:table-cell>
          <table:table-cell table:formula="oooc:=LOGINV([.C231];[.D231];[.E231])" office:value-type="float" office:value="10153.5712047425">
            <text:p>10153,5712</text:p>
          </table:table-cell>
          <table:table-cell office:value-type="float" office:value="0.999">
            <text:p>0,999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107.279cm" draw:caption-point-x="-36.241cm" draw:caption-point-y="-107.27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827787567727408">
            <text:p>0,82779</text:p>
          </table:table-cell>
          <table:table-cell table:formula="oooc:=LOGINV([.C232];[.D232];[.E232])" office:value-type="float" office:value="0.827787567727409">
            <text:p>0,82779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107.75cm" draw:caption-point-x="-36.241cm" draw:caption-point-y="-107.7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3.07099791811304">
            <text:p>3,071</text:p>
          </table:table-cell>
          <table:table-cell table:formula="oooc:=LOGINV([.C233];[.D233];[.E233])" office:value-type="float" office:value="3.07099791811305">
            <text:p>3,071</text:p>
          </table:table-cell>
          <table:table-cell office:value-type="float" office:value="0.7">
            <text:p>0,7</text:p>
          </table:table-cell>
          <table:table-cell office:value-type="float" office:value="-1.5">
            <text:p>-1,5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108.221cm" draw:caption-point-x="-36.241cm" draw:caption-point-y="-108.22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4];[.D234];[.E234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47cm" svg:x="36.241cm" svg:y="108.692cm" draw:caption-point-x="-36.241cm" draw:caption-point-y="-108.69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5];[.D235];[.E235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47cm" svg:x="36.241cm" svg:y="109.163cm" draw:caption-point-x="-36.241cm" draw:caption-point-y="-109.16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6];[.D236];[.E23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11cm" svg:x="36.241cm" svg:y="109.634cm" draw:caption-point-x="-36.241cm" draw:caption-point-y="-109.63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7];[.D237];[.E237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01cm" svg:x="36.241cm" svg:y="110.105cm" draw:caption-point-x="-36.241cm" draw:caption-point-y="-110.10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LOGINV([.C238];[.D238];[.E238])" office:value-type="float" office:value="0">
            <text:p>Err:50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01cm" svg:x="36.241cm" svg:y="110.576cm" draw:caption-point-x="-36.241cm" draw:caption-point-y="-110.576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221549257893">
            <text:p>0,25222</text:p>
          </table:table-cell>
          <table:table-cell table:formula="oooc:=BETADIST([.C240];[.D240];[.E240])" office:value-type="float" office:value="0.252215496181516">
            <text:p>0,2522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DIST</text:p>
          </table:table-cell>
          <table:table-cell/>
          <table:table-cell office:value-type="string">
            <office:annotation draw:style-name="gr2" draw:text-style-name="P3" svg:width="3.568cm" svg:height="2.02cm" svg:x="36.241cm" svg:y="111.499cm" draw:caption-point-x="-36.241cm" draw:caption-point-y="-111.499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41];[.D241];[.E24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ETADIST([.C242];[.D242];[.E24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ETADIST([.C243];[.D243];[.E243])" office:value-type="float" office:value="0">
            <text:p>Err:502</text:p>
          </table:table-cell>
          <table:table-cell office:value-type="float" office:value="-0.001">
            <text:p>-0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4];[.D244];[.E244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5];[.D245];[.E245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ETADIST([.C246];[.D246];[.E246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269009173546604">
            <text:p>0,0269</text:p>
          </table:table-cell>
          <table:table-cell table:formula="oooc:=BETADIST([.C248];[.D248];[.E248];[.F248])" office:value-type="float" office:value="0.0269009172599102">
            <text:p>0,026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348969845061971">
            <text:p>0,0349</text:p>
          </table:table-cell>
          <table:table-cell table:formula="oooc:=BETADIST([.C250];[.D250];[.E250];[.F250];[.G250])" office:value-type="float" office:value="0.0348969845113343">
            <text:p>0,0349</text:p>
          </table:table-cell>
          <table:table-cell office:value-type="float" office:value="-0.1">
            <text:p>-0,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8cm" svg:height="2.019cm" svg:x="36.241cm" svg:y="116.118cm" draw:caption-point-x="-36.241cm" draw:caption-point-y="-116.11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BETADIST([.C251];[.D251];[.E251];[.F251];[.G251])" office:value-type="float" office:value="0">
            <text:p>0</text:p>
          </table:table-cell>
          <table:table-cell office:value-type="float" office:value="-0.3">
            <text:p>-0,3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16.562cm" draw:caption-point-x="-36.241cm" draw:caption-point-y="-116.56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formula="oooc:=BETADIST([.C252];[.D252];[.E252];[.F252];[.G252])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-0.3">
            <text:p>-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117.032cm" draw:caption-point-x="-36.241cm" draw:caption-point-y="-117.03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3];[.D253];[.E253];[.F253];[.G253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12cm" svg:x="36.241cm" svg:y="117.503cm" draw:caption-point-x="-36.241cm" draw:caption-point-y="-117.50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4];[.D254];[.E254];[.F254];[.G254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01cm" svg:x="36.241cm" svg:y="117.974cm" draw:caption-point-x="-36.241cm" draw:caption-point-y="-117.9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BETADIST([.C255];[.D255];[.E255];[.F255];[.G255])" office:value-type="float" office:value="0">
            <text:p>Err:50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9">
            <text:p>0,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01cm" svg:x="36.241cm" svg:y="118.445cm" draw:caption-point-x="-36.241cm" draw:caption-point-y="-118.445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BINOMDIST([.C257];[.D257];[.E257];[.F257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BINOMDIST</text:p>
          </table:table-cell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58];[.D258];[.E258];[.F258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896">
            <text:p>0,896</text:p>
          </table:table-cell>
          <table:table-cell table:formula="oooc:=BINOMDIST([.C259];[.D259];[.E259];[.F259])" office:value-type="float" office:value="0.896">
            <text:p>0,8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92">
            <text:p>0,992</text:p>
          </table:table-cell>
          <table:table-cell table:formula="oooc:=BINOMDIST([.C260];[.D260];[.E260];[.F260])" office:value-type="float" office:value="0.992">
            <text:p>0,9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1];[.D261];[.E261];[.F261])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62];[.D262];[.E262];[.F262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36">
            <text:p>0,36</text:p>
          </table:table-cell>
          <table:table-cell table:formula="oooc:=BINOMDIST([.C263];[.D263];[.E263];[.F263])" office:value-type="float" office:value="0.36">
            <text:p>0,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4];[.D264];[.E264];[.F264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65];[.D265];[.E265];[.F26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66];[.D266];[.E266];[.F266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7];[.D267];[.E267];[.F267])" office:value-type="float" office:value="0.512">
            <text:p>0,512</text:p>
          </table:table-cell>
          <table:table-cell office:value-type="float" office:value="0.9">
            <text:p>0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BINOMDIST([.C268];[.D268];[.E268];[.F268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512">
            <text:p>0,512</text:p>
          </table:table-cell>
          <table:table-cell table:formula="oooc:=BINOMDIST([.C269];[.D269];[.E269];[.F269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384">
            <text:p>0,384</text:p>
          </table:table-cell>
          <table:table-cell table:formula="oooc:=BINOMDIST([.C270];[.D270];[.E270];[.F270])" office:value-type="float" office:value="0.384">
            <text:p>0,3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1];[.D271];[.E271];[.F271])" office:value-type="float" office:value="0.0960000000000001">
            <text:p>0,0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8">
            <text:p>0,008</text:p>
          </table:table-cell>
          <table:table-cell table:formula="oooc:=BINOMDIST([.C272];[.D272];[.E272];[.F272])" office:value-type="float" office:value="0.008">
            <text:p>0,008</text:p>
          </table:table-cell>
          <table:table-cell table:number-columns-repeated="2"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3];[.D273];[.E273];[.F273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32">
            <text:p>0,32</text:p>
          </table:table-cell>
          <table:table-cell table:formula="oooc:=BINOMDIST([.C274];[.D274];[.E274];[.F274])" office:value-type="float" office:value="0.32">
            <text:p>0,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BINOMDIST([.C275];[.D275];[.E275];[.F275])" office:value-type="float" office:value="0.64">
            <text:p>0,64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BINOMDIST([.C276];[.D276];[.E276];[.F27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BINOMDIST([.C277];[.D277];[.E277];[.F277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6">
            <text:p>0,096</text:p>
          </table:table-cell>
          <table:table-cell table:formula="oooc:=BINOMDIST([.C278];[.D278];[.E278];[.F278])" office:value-type="float" office:value="0.0960000000000001">
            <text:p>0,096</text:p>
          </table:table-cell>
          <table:table-cell office:value-type="float" office:value="2.9">
            <text:p>2,9</text:p>
          </table:table-cell>
          <table:table-cell office:value-type="float" office:value="3.9">
            <text:p>3,9</text:p>
          </table:table-cell>
          <table:table-cell office:value-type="float" office:value="0.2">
            <text:p>0,2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BINOMDIST([.C279];[.D279];[.E279];[.F279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0];[.D280];[.E280];[.F280])" office:value-type="float" office:value="0">
            <text:p>Err:5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9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1];[.D281];[.E281];[.F281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0.001">
            <text:p>-0,00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2];[.D282];[.E282];[.F282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01">
            <text:p>1,00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BINOMDIST([.C283];[.D283];[.E283];[.F283])" office:value-type="float" office:value="0">
            <text:p>#VALUE!</text:p>
          </table:table-cell>
          <table:table-cell office:value-type="float" office:value="1000000000">
            <text:p>1000000000</text:p>
          </table:table-cell>
          <table:table-cell office:value-type="float" office:value="10000000000">
            <text:p>10000000000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">
            <text:p>0,8</text:p>
          </table:table-cell>
          <table:table-cell table:formula="oooc:=NEGBINOMDIST([.C285];[.D285];[.E285])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NEGBINOMDIST</text:p>
          </table:table-cell>
          <table:table-cell table:number-columns-repeated="244"/>
        </table:table-row>
        <table:table-row table:style-name="ro2">
          <table:table-cell office:value-type="float" office:value="0.16">
            <text:p>0,16</text:p>
          </table:table-cell>
          <table:table-cell table:formula="oooc:=NEGBINOMDIST([.C286];[.D286];[.E286])" office:value-type="float" office:value="0.16">
            <text:p>0,16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32">
            <text:p>0,032</text:p>
          </table:table-cell>
          <table:table-cell table:formula="oooc:=NEGBINOMDIST([.C287];[.D287];[.E287])" office:value-type="float" office:value="0.032">
            <text:p>0,0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64">
            <text:p>0,0064</text:p>
          </table:table-cell>
          <table:table-cell table:formula="oooc:=NEGBINOMDIST([.C288];[.D288];[.E288])" office:value-type="float" office:value="0.0064">
            <text:p>0,00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4">
            <text:p>0,64</text:p>
          </table:table-cell>
          <table:table-cell table:formula="oooc:=NEGBINOMDIST([.C289];[.D289];[.E289])" office:value-type="float" office:value="0.64">
            <text:p>0,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56">
            <text:p>0,256</text:p>
          </table:table-cell>
          <table:table-cell table:formula="oooc:=NEGBINOMDIST([.C290];[.D290];[.E290])" office:value-type="float" office:value="0.256">
            <text:p>0,2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1];[.D291];[.E291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048">
            <text:p>0,02048</text:p>
          </table:table-cell>
          <table:table-cell table:formula="oooc:=NEGBINOMDIST([.C292];[.D292];[.E292])" office:value-type="float" office:value="0.02048">
            <text:p>0,020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2">
            <text:p>0,512</text:p>
          </table:table-cell>
          <table:table-cell table:formula="oooc:=NEGBINOMDIST([.C293];[.D293];[.E293])" office:value-type="float" office:value="0.512">
            <text:p>0,5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72">
            <text:p>0,3072</text:p>
          </table:table-cell>
          <table:table-cell table:formula="oooc:=NEGBINOMDIST([.C294];[.D294];[.E294])" office:value-type="float" office:value="0.3072">
            <text:p>0,30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288">
            <text:p>0,12288</text:p>
          </table:table-cell>
          <table:table-cell table:formula="oooc:=NEGBINOMDIST([.C295];[.D295];[.E295])" office:value-type="float" office:value="0.12288">
            <text:p>0,12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4096">
            <text:p>0,04096</text:p>
          </table:table-cell>
          <table:table-cell table:formula="oooc:=NEGBINOMDIST([.C296];[.D296];[.E296])" office:value-type="float" office:value="0.04096">
            <text:p>0,04096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4">
            <text:p>0,04</text:p>
          </table:table-cell>
          <table:table-cell table:formula="oooc:=NEGBINOMDIST([.C297];[.D297];[.E297])" office:value-type="float" office:value="0.04">
            <text:p>0,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4">
            <text:p>0,064</text:p>
          </table:table-cell>
          <table:table-cell table:formula="oooc:=NEGBINOMDIST([.C298];[.D298];[.E298])" office:value-type="float" office:value="0.064">
            <text:p>0,0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68">
            <text:p>0,0768</text:p>
          </table:table-cell>
          <table:table-cell table:formula="oooc:=NEGBINOMDIST([.C299];[.D299];[.E299])" office:value-type="float" office:value="0.0768">
            <text:p>0,0768</text:p>
          </table:table-cell>
          <table:table-cell table:number-columns-repeated="2"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0];[.D300];[.E300])" office:value-type="float" office:value="0.08192">
            <text:p>0,081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table:style-name="ce9"/>
          <table:table-cell table:number-columns-repeated="244"/>
        </table:table-row>
        <table:table-row table:style-name="ro2">
          <table:table-cell office:value-type="float" office:value="0.08192">
            <text:p>0,08192</text:p>
          </table:table-cell>
          <table:table-cell table:formula="oooc:=NEGBINOMDIST([.C301];[.D301];[.E301])" office:value-type="float" office:value="0.0524380327282375">
            <text:p>0,05244</text:p>
          </table:table-cell>
          <table:table-cell office:value-type="float" office:value="3.9">
            <text:p>3,9</text:p>
          </table:table-cell>
          <table:table-cell office:value-type="float" office:value="2.9">
            <text:p>2,9</text:p>
          </table:table-cell>
          <table:table-cell office:value-type="float" office:value="0.2">
            <text:p>0,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NEGBINOMDIST([.C302];[.D302];[.E30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3];[.D303];[.E303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0.1">
            <text:p>-0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4];[.D304];[.E304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5];[.D305];[.E305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6];[.D306];[.E3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NEGBINOMDIST([.C307];[.D307];[.E307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CHIDIST([.C309];[.D30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DIST</text:p>
          </table:table-cell>
          <table:table-cell table:number-columns-repeated="244"/>
        </table:table-row>
        <table:table-row table:style-name="ro2">
          <table:table-cell office:value-type="float" office:value="0.751829634294625">
            <text:p>0,75183</text:p>
          </table:table-cell>
          <table:table-cell table:formula="oooc:=CHIDIST([.C310];[.D310])" office:value-type="float" office:value="0.751829634047637">
            <text:p>0,75183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79500123965362">
            <text:p>0,4795</text:p>
          </table:table-cell>
          <table:table-cell table:formula="oooc:=CHIDIST([.C311];[.D311])" office:value-type="float" office:value="0.479500122188295">
            <text:p>0,479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156540233785132">
            <text:p>0,00157</text:p>
          </table:table-cell>
          <table:table-cell table:formula="oooc:=CHIDIST([.C312];[.D312])" office:value-type="float" office:value="0.00156540232817914">
            <text:p>0,001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3];[.D3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51229424519471">
            <text:p>0,95123</text:p>
          </table:table-cell>
          <table:table-cell table:formula="oooc:=CHIDIST([.C314];[.D314])" office:value-type="float" office:value="0.951229424500862">
            <text:p>0,9512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778800783365305">
            <text:p>0,7788</text:p>
          </table:table-cell>
          <table:table-cell table:formula="oooc:=CHIDIST([.C315];[.D315])" office:value-type="float" office:value="0.778800783079802">
            <text:p>0,7788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60653066313171">
            <text:p>0,60653</text:p>
          </table:table-cell>
          <table:table-cell table:formula="oooc:=CHIDIST([.C316];[.D316])" office:value-type="float" office:value="0.606530659720375">
            <text:p>0,60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673794699936655">
            <text:p>0,00674</text:p>
          </table:table-cell>
          <table:table-cell table:formula="oooc:=CHIDIST([.C317];[.D317])" office:value-type="float" office:value="0.00673794702958308">
            <text:p>0,006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18];[.D31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1837423733135">
            <text:p>0,99184</text:p>
          </table:table-cell>
          <table:table-cell table:formula="oooc:=CHIDIST([.C319];[.D319])" office:value-type="float" office:value="0.991837423731888">
            <text:p>0,99184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18891411700565">
            <text:p>0,91889</text:p>
          </table:table-cell>
          <table:table-cell table:formula="oooc:=CHIDIST([.C320];[.D320])" office:value-type="float" office:value="0.918891411656018">
            <text:p>0,91889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801251957664246">
            <text:p>0,80125</text:p>
          </table:table-cell>
          <table:table-cell table:formula="oooc:=CHIDIST([.C321];[.D321])" office:value-type="float" office:value="0.801251956902794">
            <text:p>0,801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185661352770776">
            <text:p>0,01857</text:p>
          </table:table-cell>
          <table:table-cell table:formula="oooc:=CHIDIST([.C322];[.D322])" office:value-type="float" office:value="0.0185661355332204">
            <text:p>0,0185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3];[.D3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37683388072">
            <text:p>0,99984</text:p>
          </table:table-cell>
          <table:table-cell table:formula="oooc:=CHIDIST([.C324];[.D324])" office:value-type="float" office:value="0.999837683388089">
            <text:p>0,99984</text:p>
          </table:table-cell>
          <table:table-cell office:value-type="float" office:value="0.1">
            <text:p>0,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2123293282961">
            <text:p>0,99212</text:p>
          </table:table-cell>
          <table:table-cell table:formula="oooc:=CHIDIST([.C325];[.D325])" office:value-type="float" office:value="0.992123293232661">
            <text:p>0,99212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6256577328019">
            <text:p>0,96257</text:p>
          </table:table-cell>
          <table:table-cell table:formula="oooc:=CHIDIST([.C326];[.D326])" office:value-type="float" office:value="0.96256577324889">
            <text:p>0,962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752352467108136">
            <text:p>0,07524</text:p>
          </table:table-cell>
          <table:table-cell table:formula="oooc:=CHIDIST([.C327];[.D327])" office:value-type="float" office:value="0.0752352462166888">
            <text:p>0,0752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HIDIST([.C328];[.D32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9997502049">
            <text:p>1</text:p>
          </table:table-cell>
          <table:table-cell table:formula="oooc:=CHIDIST([.C329];[.D329])" office:value-type="float" office:value="0.999999997502049">
            <text:p>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993388289443">
            <text:p>0,99999</text:p>
          </table:table-cell>
          <table:table-cell table:formula="oooc:=CHIDIST([.C330];[.D330])" office:value-type="float" office:value="0.999993388289439">
            <text:p>0,99999</text:p>
          </table:table-cell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99827884370337">
            <text:p>0,99983</text:p>
          </table:table-cell>
          <table:table-cell table:formula="oooc:=CHIDIST([.C331];[.D331])" office:value-type="float" office:value="0.999827884370056">
            <text:p>0,999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40493285137988">
            <text:p>0,44049</text:p>
          </table:table-cell>
          <table:table-cell table:formula="oooc:=CHIDIST([.C332];[.D332])" office:value-type="float" office:value="0.440493285095713">
            <text:p>0,44049</text:p>
          </table:table-cell>
          <table:table-cell table:number-columns-repeated="2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29252688081794">
            <text:p>0,02925</text:p>
          </table:table-cell>
          <table:table-cell table:formula="oooc:=CHIDIST([.C333];[.D333])" office:value-type="float" office:value="0.0292526881215858">
            <text:p>0,029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4];[.D334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856641210916829">
            <text:p>0,00086</text:p>
          </table:table-cell>
          <table:table-cell table:formula="oooc:=CHIDIST([.C335];[.D335])" office:value-type="float" office:value="0.000856641243148881">
            <text:p>0,00086</text:p>
          </table:table-cell>
          <table:table-cell office:value-type="float" office:value="30">
            <text:p>30</text:p>
          </table:table-cell>
          <table:table-cell office:value-type="float" office:value="10.9">
            <text:p>10,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HIDIST([.C336];[.D33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7];[.D337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IDIST([.C338];[.D338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DIST([.C340];[.D340];[.E34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FDIST([.C341];[.D341];[.E34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DIST([.C342];[.D342];[.E34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05017770991328">
            <text:p>0,80502</text:p>
          </table:table-cell>
          <table:table-cell table:formula="oooc:=FDIST([.C343];[.D343];[.E343])" office:value-type="float" office:value="0.805017770959589">
            <text:p>0,80502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81782109783219">
            <text:p>0,78178</text:p>
          </table:table-cell>
          <table:table-cell table:formula="oooc:=FDIST([.C344];[.D344];[.E344])" office:value-type="float" office:value="0.781782109764008">
            <text:p>0,78178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60.178cm" draw:caption-point-x="-36.241cm" draw:caption-point-y="-160.17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912870929184635">
            <text:p>0,91287</text:p>
          </table:table-cell>
          <table:table-cell table:formula="oooc:=FDIST([.C345];[.D345];[.E345])" office:value-type="float" office:value="0.912870929175277">
            <text:p>0,91287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34510348502272">
            <text:p>0,06345</text:p>
          </table:table-cell>
          <table:table-cell table:formula="oooc:=FDIST([.C346];[.D346];[.E346])" office:value-type="float" office:value="0.0634510348746345">
            <text:p>0,0634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61.12cm" draw:caption-point-x="-36.241cm" draw:caption-point-y="-161.12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0.00985245702245816">
            <text:p>0,00985</text:p>
          </table:table-cell>
          <table:table-cell table:formula="oooc:=FDIST([.C347];[.D347];[.E347])" office:value-type="float" office:value="0.00985245702332571">
            <text:p>0,0098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705345615796501">
            <text:p>0,07053</text:p>
          </table:table-cell>
          <table:table-cell table:formula="oooc:=FDIST([.C348];[.D348];[.E348])" office:value-type="float" office:value="0.0705345615858598">
            <text:p>0,0705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162.061cm" draw:caption-point-x="-36.241cm" draw:caption-point-y="-162.061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990099009898677">
            <text:p>0,0099</text:p>
          </table:table-cell>
          <table:table-cell table:formula="oooc:=FDIST([.C349];[.D349];[.E349])" office:value-type="float" office:value="0.0099009900990099">
            <text:p>0,00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94440893662734">
            <text:p>0,02944</text:p>
          </table:table-cell>
          <table:table-cell table:formula="oooc:=FDIST([.C350];[.D350];[.E350])" office:value-type="float" office:value="0.0294440897246008">
            <text:p>0,02944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25630298035519">
            <text:p>0,32563</text:p>
          </table:table-cell>
          <table:table-cell table:formula="oooc:=FDIST([.C351];[.D351];[.E351])" office:value-type="float" office:value="0.325630298083455">
            <text:p>0,32563</text:p>
          </table:table-cell>
          <table:table-cell office:value-type="float" office:value="5.5">
            <text:p>5,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163.474cm" draw:caption-point-x="-36.241cm" draw:caption-point-y="-163.474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0.000178313132280837">
            <text:p>0,00018</text:p>
          </table:table-cell>
          <table:table-cell table:formula="oooc:=FDIST([.C352];[.D352];[.E352])" office:value-type="float" office:value="0.000178313132254587">
            <text:p>0,00018</text:p>
          </table:table-cell>
          <table:table-cell office:value-type="float" office:value="5.5">
            <text:p>5,5</text:p>
          </table:table-cell>
          <table:table-cell table:number-columns-repeated="2" office:value-type="float" office:value="20">
            <text:p>2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423459019531231">
            <text:p>0,00423</text:p>
          </table:table-cell>
          <table:table-cell table:formula="oooc:=FDIST([.C353];[.D353];[.E353])" office:value-type="float" office:value="0.00423459019468895">
            <text:p>0,00423</text:p>
          </table:table-cell>
          <table:table-cell office:value-type="float" office:value="5.5">
            <text:p>5,5</text:p>
          </table:table-cell>
          <table:table-cell office:value-type="float" office:value="20.9">
            <text:p>20,9</text:p>
          </table:table-cell>
          <table:table-cell office:value-type="float" office:value="10.9">
            <text:p>10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DIST([.C354];[.D354];[.E354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5];[.D355];[.E355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DIST([.C356];[.D356];[.E356])" office:value-type="float" office:value="0">
            <text:p>Err:5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GAMMADIST([.C358];[.D358];[.E358];[.F35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GAMMADIST</text:p>
          </table:table-cell>
          <table:table-cell table:number-columns-repeated="244"/>
        </table:table-row>
        <table:table-row table:style-name="ro2">
          <table:table-cell office:value-type="float" office:value="0.506365375434743">
            <text:p>0,50637</text:p>
          </table:table-cell>
          <table:table-cell table:formula="oooc:=GAMMADIST([.C359];[.D359];[.E359];[.F359])" office:value-type="float" office:value="0.506365377274565">
            <text:p>0,50637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00924802483405">
            <text:p>0,60092</text:p>
          </table:table-cell>
          <table:table-cell table:formula="oooc:=GAMMADIST([.C360];[.D360];[.E360];[.F360])" office:value-type="float" office:value="0.600924803417108">
            <text:p>0,6009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926361716913868">
            <text:p>0,92636</text:p>
          </table:table-cell>
          <table:table-cell table:formula="oooc:=GAMMADIST([.C361];[.D361];[.E361];[.F361])" office:value-type="float" office:value="0.926361729816917">
            <text:p>0,92636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2" draw:text-style-name="P3" svg:width="3.568cm" svg:height="2.046cm" svg:x="36.241cm" svg:y="168.138cm" draw:caption-point-x="-36.241cm" draw:caption-point-y="-168.138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table:formula="oooc:=GAMMADIST([.C362];[.D362];[.E362];[.F36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44598744754799">
            <text:p>0,7446</text:p>
          </table:table-cell>
          <table:table-cell table:formula="oooc:=GAMMADIST([.C363];[.D363];[.E363];[.F363])" office:value-type="float" office:value="0.744598744645186">
            <text:p>0,74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147347577326919">
            <text:p>0,14735</text:p>
          </table:table-cell>
          <table:table-cell table:formula="oooc:=GAMMADIST([.C364];[.D364];[.E364];[.F364])" office:value-type="float" office:value="0.14734757734861">
            <text:p>0,1473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900521116745419">
            <text:p>0,09005</text:p>
          </table:table-cell>
          <table:table-cell table:formula="oooc:=GAMMADIST([.C365];[.D365];[.E365];[.F365])" office:value-type="float" office:value="0.0900521116877985">
            <text:p>0,0900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GAMMADIST([.C366];[.D366];[.E366];[.F366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table:number-columns-repeated="2"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046cm" svg:x="36.241cm" svg:y="170.493cm" draw:caption-point-x="-36.241cm" draw:caption-point-y="-170.493cm">
              <dc:date>2007-11-27T00:00:00</dc:date>
              <text:p text:style-name="P3"><text:span text:style-name="T2">vkorene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GAMMADIST([.C367];[.D367];[.E367];[.F367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8];[.D368];[.E368];[.F368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69];[.D369];[.E369];[.F369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AMMADIST([.C370];[.D370];[.E370];[.F370])" office:value-type="float" office:value="0">
            <text:p>Err:502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office:value-type="float" office:value="-1">
            <text:p>-1</text:p>
          </table:table-cell>
          <table:table-cell table:style-name="ce5" office:value-type="boolean" office:boolean-value="false">
            <text:p>ЛОЖЬ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OISSON([.C372];[.D372];[.E37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POISSO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POISSON([.C373];[.D373];[.E37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4];[.D374];[.E374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75];[.D375];[.E37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76];[.D376];[.E376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735758882342898">
            <text:p>0,73576</text:p>
          </table:table-cell>
          <table:table-cell table:formula="oooc:=POISSON([.C377];[.D377];[.E377])" office:value-type="float" office:value="0.735758882342885">
            <text:p>0,73576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19698602928623">
            <text:p>0,9197</text:p>
          </table:table-cell>
          <table:table-cell table:formula="oooc:=POISSON([.C378];[.D378];[.E378])" office:value-type="float" office:value="0.919698602928606">
            <text:p>0,9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81011843123864">
            <text:p>0,98101</text:p>
          </table:table-cell>
          <table:table-cell table:formula="oooc:=POISSON([.C379];[.D379];[.E379])" office:value-type="float" office:value="0.981011843123846">
            <text:p>0,98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80];[.D380];[.E380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06005849709841">
            <text:p>0,40601</text:p>
          </table:table-cell>
          <table:table-cell table:formula="oooc:=POISSON([.C381];[.D381];[.E381])" office:value-type="float" office:value="0.406005849709838">
            <text:p>0,40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676676416183068">
            <text:p>0,67668</text:p>
          </table:table-cell>
          <table:table-cell table:formula="oooc:=POISSON([.C382];[.D382];[.E382])" office:value-type="float" office:value="0.676676416183063">
            <text:p>0,67668</text:p>
          </table:table-cell>
          <table:table-cell table:number-columns-repeated="2"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857123460498552">
            <text:p>0,85712</text:p>
          </table:table-cell>
          <table:table-cell table:formula="oooc:=POISSON([.C383];[.D383];[.E383])" office:value-type="float" office:value="0.857123460498547">
            <text:p>0,857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384];[.D384];[.E384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25689123257549">
            <text:p>0,12569</text:p>
          </table:table-cell>
          <table:table-cell table:formula="oooc:=POISSON([.C385];[.D385];[.E385])" office:value-type="float" office:value="0.125689123257546">
            <text:p>0,12569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02746844716009">
            <text:p>0,30275</text:p>
          </table:table-cell>
          <table:table-cell table:formula="oooc:=POISSON([.C386];[.D386];[.E386])" office:value-type="float" office:value="0.302746844716002">
            <text:p>0,30275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7];[.D387];[.E387])" office:value-type="float" office:value="0.515216110466149">
            <text:p>0,51522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1521611046616">
            <text:p>0,51522</text:p>
          </table:table-cell>
          <table:table-cell table:formula="oooc:=POISSON([.C388];[.D388];[.E388])" office:value-type="float" office:value="0.515216110466149">
            <text:p>0,51522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ISSON([.C389];[.D389];[.E38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0];[.D390];[.E390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1];[.D391];[.E391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OISSON([.C392];[.D392];[.E392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3];[.D393];[.E393])" office:value-type="float" office:value="0.367879441171442">
            <text:p>0,367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367879441171449">
            <text:p>0,36788</text:p>
          </table:table-cell>
          <table:table-cell table:formula="oooc:=POISSON([.C394];[.D394];[.E394])" office:value-type="float" office:value="0.367879441171442">
            <text:p>0,36788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3939720585725">
            <text:p>0,18394</text:p>
          </table:table-cell>
          <table:table-cell table:formula="oooc:=POISSON([.C395];[.D395];[.E395])" office:value-type="float" office:value="0.183939720585721">
            <text:p>0,18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613132401952415">
            <text:p>0,06131</text:p>
          </table:table-cell>
          <table:table-cell table:formula="oooc:=POISSON([.C396];[.D396];[.E396])" office:value-type="float" office:value="0.0613132401952404">
            <text:p>0,061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35335283236614">
            <text:p>0,13534</text:p>
          </table:table-cell>
          <table:table-cell table:formula="oooc:=POISSON([.C397];[.D397];[.E397])" office:value-type="float" office:value="0.135335283236613">
            <text:p>0,1353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8];[.D398];[.E398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70670566473227">
            <text:p>0,27067</text:p>
          </table:table-cell>
          <table:table-cell table:formula="oooc:=POISSON([.C399];[.D399];[.E399])" office:value-type="float" office:value="0.270670566473225">
            <text:p>0,27067</text:p>
          </table:table-cell>
          <table:table-cell table:number-columns-repeated="2"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80447044315485">
            <text:p>0,18045</text:p>
          </table:table-cell>
          <table:table-cell table:formula="oooc:=POISSON([.C400];[.D400];[.E400])" office:value-type="float" office:value="0.180447044315484">
            <text:p>0,180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273237224472932">
            <text:p>0,02732</text:p>
          </table:table-cell>
          <table:table-cell table:formula="oooc:=POISSON([.C401];[.D401];[.E401])" office:value-type="float" office:value="0.0273237224472926">
            <text:p>0,02732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983654008102555">
            <text:p>0,09837</text:p>
          </table:table-cell>
          <table:table-cell table:formula="oooc:=POISSON([.C402];[.D402];[.E402])" office:value-type="float" office:value="0.0983654008102532">
            <text:p>0,09837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17705772145846">
            <text:p>0,17706</text:p>
          </table:table-cell>
          <table:table-cell table:formula="oooc:=POISSON([.C403];[.D403];[.E403])" office:value-type="float" office:value="0.177057721458456">
            <text:p>0,17706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4];[.D404];[.E404])" office:value-type="float" office:value="0.212469265750147">
            <text:p>0,21247</text:p>
          </table:table-cell>
          <table:table-cell office:value-type="float" office:value="3">
            <text:p>3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212469265750152">
            <text:p>0,21247</text:p>
          </table:table-cell>
          <table:table-cell table:formula="oooc:=POISSON([.C405];[.D405];[.E405])" office:value-type="float" office:value="0.212469265750147">
            <text:p>0,21247</text:p>
          </table:table-cell>
          <table:table-cell office:value-type="float" office:value="3.9">
            <text:p>3,9</text:p>
          </table:table-cell>
          <table:table-cell office:value-type="float" office:value="3.6">
            <text:p>3,6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OISSON([.C406];[.D406];[.E406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7];[.D407];[.E40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8];[.D408];[.E408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5" office:value-type="boolean" office:boolean-value="true">
            <text:p>ИСТИНА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OISSON([.C409];[.D409];[.E409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5" office:value-type="boolean" office:boolean-value="false">
            <text:p>ЛОЖЬ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TDIST([.C412];[.D412];[.E412])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DIST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TDIST([.C413];[.D413];[.E4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TDIST([.C414];[.D414];[.E414])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8274482574886">
            <text:p>0,46827</text:p>
          </table:table-cell>
          <table:table-cell table:formula="oooc:=TDIST([.C415];[.D415];[.E415])" office:value-type="float" office:value="0.468274482562683">
            <text:p>0,46827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936548965149773">
            <text:p>0,93655</text:p>
          </table:table-cell>
          <table:table-cell table:formula="oooc:=TDIST([.C416];[.D416];[.E416])" office:value-type="float" office:value="0.936548965125365">
            <text:p>0,93655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4732719210175">
            <text:p>0,46473</text:p>
          </table:table-cell>
          <table:table-cell table:formula="oooc:=TDIST([.C417];[.D417];[.E417])" office:value-type="float" office:value="0.464732719207071">
            <text:p>0,46473</text:p>
          </table:table-cell>
          <table:table-cell office:value-type="float" office:value="0.1">
            <text:p>0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460272265550466">
            <text:p>0,46027</text:p>
          </table:table-cell>
          <table:table-cell table:formula="oooc:=TDIST([.C418];[.D418];[.E418])" office:value-type="float" office:value="0.460272265544712">
            <text:p>0,46027</text:p>
          </table:table-cell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318299276436247">
            <text:p>0,00318</text:p>
          </table:table-cell>
          <table:table-cell table:formula="oooc:=TDIST([.C419];[.D419];[.E419])" office:value-type="float" office:value="0.0031829927629391">
            <text:p>0,0031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4999250124538">
            <text:p>0,00005</text:p>
          </table:table-cell>
          <table:table-cell table:formula="oooc:=TDIST([.C420];[.D420];[.E420])" office:value-type="float" office:value="0.0000499925012497626">
            <text:p>0,0000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572491470388586">
            <text:p>0,05725</text:p>
          </table:table-cell>
          <table:table-cell table:formula="oooc:=TDIST([.C421];[.D421];[.E421])" office:value-type="float" office:value="0.0572491466910142">
            <text:p>0,0572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157520015192512">
            <text:p>0,01575</text:p>
          </table:table-cell>
          <table:table-cell table:formula="oooc:=TDIST([.C422];[.D422];[.E422])" office:value-type="float" office:value="0.0157520015209069">
            <text:p>0,01575</text:p>
          </table:table-cell>
          <table:table-cell office:value-type="float" office:value="5.5">
            <text:p>5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3];[.D423];[.E423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4];[.D424];[.E424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.9">
            <text:p>100,9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146171072101407">
            <text:p>0</text:p>
          </table:table-cell>
          <table:table-cell table:formula="oooc:=TDIST([.C425];[.D425];[.E425])" office:value-type="float" office:value="0.000000146171072122924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1.9">
            <text:p>1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0000292342144202815">
            <text:p>0</text:p>
          </table:table-cell>
          <table:table-cell table:formula="oooc:=TDIST([.C426];[.D426];[.E426])" office:value-type="float" office:value="0.000000292342144245848">
            <text:p>0</text:p>
          </table:table-cell>
          <table:table-cell office:value-type="float" office:value="5.5">
            <text:p>5,5</text:p>
          </table:table-cell>
          <table:table-cell office:value-type="float" office:value="100">
            <text:p>100</text:p>
          </table:table-cell>
          <table:table-cell office:value-type="float" office:value="2.9">
            <text:p>2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DIST([.C427];[.D427];[.E42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8];[.D428];[.E428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29];[.D429];[.E429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DIST([.C430];[.D430];[.E43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97797346115112">
            <text:p>0,8978</text:p>
          </table:table-cell>
          <table:table-cell table:formula="oooc:=BETAINV([.C432];[.D432];[.E432])" office:value-type="float" office:value="0.897797338684614">
            <text:p>0,8978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BETAINV</text:p>
          </table:table-cell>
          <table:table-cell/>
          <table:table-cell office:value-type="string">
            <office:annotation draw:style-name="gr2" draw:text-style-name="P3" svg:width="3.568cm" svg:height="2.456cm" svg:x="36.241cm" svg:y="201.42cm" draw:caption-point-x="-36.241cm" draw:caption-point-y="-201.4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3];[.D433];[.E433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4];[.D434];[.E434])" office:value-type="float" office:value="0">
            <text:p>Err:502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35];[.D435];[.E435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472cm" svg:x="36.241cm" svg:y="202.806cm" draw:caption-point-x="-36.241cm" draw:caption-point-y="-202.8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37];[.D437];[.E437];[.F437];[.G437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8cm" svg:height="2.02cm" svg:x="36.241cm" svg:y="203.729cm" draw:caption-point-x="-36.241cm" draw:caption-point-y="-203.72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string">
            <text:p>!NUM:FE</text:p>
          </table:table-cell>
          <table:table-cell table:formula="oooc:=BETAINV([.C438];[.D438];[.E438];[.F438];[.G438])" office:value-type="float" office:value="2.27982218575836">
            <text:p>2,27982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748898673057556">
            <text:p>0,7489</text:p>
          </table:table-cell>
          <table:table-cell table:formula="oooc:=BETAINV([.C439];[.D439];[.E439];[.F439];[.G439])" office:value-type="float" office:value="0.748898669342307">
            <text:p>0,7489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8cm" svg:height="2.047cm" svg:x="36.241cm" svg:y="204.644cm" draw:caption-point-x="-36.241cm" draw:caption-point-y="-204.64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0.36008882522583">
            <text:p>0,36009</text:p>
          </table:table-cell>
          <table:table-cell table:formula="oooc:=BETAINV([.C440];[.D440];[.E440];[.F440];[.G440])" office:value-type="float" office:value="0.36008890712082">
            <text:p>0,36009</text:p>
          </table:table-cell>
          <table:table-cell office:value-type="float" office:value="0.45">
            <text:p>0,45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2" draw:text-style-name="P3" svg:width="3.568cm" svg:height="2.012cm" svg:x="36.241cm" svg:y="205.115cm" draw:caption-point-x="-36.241cm" draw:caption-point-y="-205.11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1];[.D441];[.E441];[.F441];[.G441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>
            <office:annotation draw:style-name="gr2" draw:text-style-name="P3" svg:width="3.568cm" svg:height="5.833cm" svg:x="36.241cm" svg:y="205.586cm" draw:caption-point-x="-36.241cm" draw:caption-point-y="-205.58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BETAINV([.C442];[.D442];[.E442];[.F442];[.G442])" office:value-type="float" office:value="0">
            <text:p>Err:502</text:p>
          </table:table-cell>
          <table:table-cell office:value-type="float" office:value="-0.1">
            <text:p>-0,1</text:p>
          </table:table-cell>
          <table:table-cell office:value-type="float" office:value="2.2">
            <text:p>2,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6"/>
          <table:table-cell table:style-name="ce1" table:number-columns-repeated="240"/>
        </table:table-row>
        <table:table-row table:style-name="ro2">
          <table:table-cell office:value-type="float" office:value="0.928458142280579">
            <text:p>0,92846</text:p>
          </table:table-cell>
          <table:table-cell table:formula="oooc:=BETAINV([.C444];[.D444];[.E444];[.F444])" office:value-type="float" office:value="0.928458137079229">
            <text:p>0,92846</text:p>
          </table:table-cell>
          <table:table-cell office:value-type="float" office:value="0.6">
            <text:p>0,6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5"/>
          <table:table-cell table:number-columns-repeated="227"/>
        </table:table-row>
        <table:table-row table:style-name="ro3">
          <table:table-cell table:number-columns-repeated="14"/>
          <table:table-cell table:style-name="ce1" table:number-columns-repeated="15"/>
          <table:table-cell table:number-columns-repeated="227"/>
        </table:table-row>
        <table:table-row table:style-name="ro2">
          <table:table-cell office:value-type="float" office:value="3.21887582495163">
            <text:p>3,21888</text:p>
          </table:table-cell>
          <table:table-cell table:formula="oooc:=CHIINV([.C446];[.D446])" office:value-type="float" office:value="3.21887582508208">
            <text:p>3,21888</text:p>
          </table:table-cell>
          <table:table-cell office:value-type="float" office:value="0.2">
            <text:p>0,2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HIINV</text:p>
          </table:table-cell>
          <table:table-cell table:number-columns-repeated="4"/>
          <table:table-cell table:style-name="ce1" table:number-columns-repeated="13"/>
          <table:table-cell table:number-columns-repeated="227"/>
        </table:table-row>
        <table:table-row table:style-name="ro2">
          <table:table-cell office:value-type="float" office:value="0.413893311572814">
            <text:p>0,41389</text:p>
          </table:table-cell>
          <table:table-cell table:formula="oooc:=CHIINV([.C447];[.D447])" office:value-type="float" office:value="0.413893310661325">
            <text:p>0,41389</text:p>
          </table:table-cell>
          <table:table-cell office:value-type="float" office:value="0.52">
            <text:p>0,5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48];[.D448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8cm" svg:height="5.924cm" svg:x="36.241cm" svg:y="208.792cm" draw:caption-point-x="-36.241cm" draw:caption-point-y="-208.79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80511845648794">
            <text:p>2,80512</text:p>
          </table:table-cell>
          <table:table-cell table:formula="oooc:=CHIINV([.C449];[.D449])" office:value-type="float" office:value="2.80511844935356">
            <text:p>2,80512</text:p>
          </table:table-cell>
          <table:table-cell office:value-type="float" office:value="0.73">
            <text:p>0,73</text:p>
          </table:table-cell>
          <table:table-cell office:value-type="float" office:value="5.42">
            <text:p>5,4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8cm" svg:height="5.878cm" svg:x="36.241cm" svg:y="209.263cm" draw:caption-point-x="-36.241cm" draw:caption-point-y="-209.26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5.74940968927447">
            <text:p>5,74941</text:p>
          </table:table-cell>
          <table:table-cell table:formula="oooc:=CHIINV([.C450];[.D450])" office:value-type="float" office:value="5.74940965904783">
            <text:p>5,74941</text:p>
          </table:table-cell>
          <table:table-cell office:value-type="float" office:value="0.9999">
            <text:p>0,9999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8cm" svg:height="5.878cm" svg:x="36.241cm" svg:y="209.734cm" draw:caption-point-x="-36.241cm" draw:caption-point-y="-209.73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2.006899668663">
            <text:p>32,0069</text:p>
          </table:table-cell>
          <table:table-cell table:formula="oooc:=CHIINV([.C451];[.D451])" office:value-type="float" office:value="32.0068996840299">
            <text:p>32,0069</text:p>
          </table:table-cell>
          <table:table-cell office:value-type="float" office:value="0.1">
            <text:p>0,1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8cm" svg:height="5.879cm" svg:x="36.241cm" svg:y="210.204cm" draw:caption-point-x="-36.241cm" draw:caption-point-y="-210.204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35.9973622738273">
            <text:p>35,99736</text:p>
          </table:table-cell>
          <table:table-cell table:formula="oooc:=CHIINV([.C452];[.D452])" office:value-type="float" office:value="35.9973622419138">
            <text:p>35,99736</text:p>
          </table:table-cell>
          <table:table-cell office:value-type="float" office:value="0.33">
            <text:p>0,33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8cm" svg:height="5.879cm" svg:x="36.241cm" svg:y="210.675cm" draw:caption-point-x="-36.241cm" draw:caption-point-y="-210.67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78.7495242510023">
            <text:p>78,74952</text:p>
          </table:table-cell>
          <table:table-cell table:formula="oooc:=CHIINV([.C453];[.D453])" office:value-type="float" office:value="78.7495246048055">
            <text:p>78,74952</text:p>
          </table:table-cell>
          <table:table-cell office:value-type="float" office:value="0.001">
            <text:p>0,001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8cm" svg:height="5.879cm" svg:x="36.241cm" svg:y="211.146cm" draw:caption-point-x="-36.241cm" draw:caption-point-y="-211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2.4079456087353">
            <text:p>2,40795</text:p>
          </table:table-cell>
          <table:table-cell table:formula="oooc:=CHIINV([.C454];[.D454])" office:value-type="float" office:value="2.40794560898715">
            <text:p>2,40795</text:p>
          </table:table-cell>
          <table:table-cell office:value-type="float" office:value="0.3">
            <text:p>0,3</text:p>
          </table:table-cell>
          <table:table-cell office:value-type="float" office:value="2.4">
            <text:p>2,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.8155105580477">
            <text:p>13,81551</text:p>
          </table:table-cell>
          <table:table-cell table:formula="oooc:=CHIINV([.C455];[.D455])" office:value-type="float" office:value="13.8155107053109">
            <text:p>13,81551</text:p>
          </table:table-cell>
          <table:table-cell office:value-type="float" office:value="0.001">
            <text:p>0,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6];[.D456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7];[.D457])" office:value-type="float" office:value="0">
            <text:p>Err:502</text:p>
          </table:table-cell>
          <table:table-cell office:value-type="float" office:value="1.001">
            <text:p>1,00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8];[.D458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office:value-type="float" office:value="0.99">
            <text:p>0,9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CHIINV([.C459];[.D459])" office:value-type="float" office:value="0">
            <text:p>Err:502</text:p>
          </table:table-cell>
          <table:table-cell office:value-type="float" office:value="0.2">
            <text:p>0,2</text:p>
          </table:table-cell>
          <table:table-cell table:style-name="ce6" office:value-type="float" office:value="100000000000">
            <text:p>1,00E+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66666666823178">
            <text:p>0,66667</text:p>
          </table:table-cell>
          <table:table-cell table:formula="oooc:=FINV([.C461];[.D461];[.E461])" office:value-type="float" office:value="0.666666666666675">
            <text:p>0,66667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FINV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FINV([.C462];[.D462];[.E462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000000000">
            <text:p>1000000000</text:p>
          </table:table-cell>
          <table:table-cell table:formula="oooc:=FINV([.C463];[.D463];[.E46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8.45128505321545">
            <text:p>8,45129</text:p>
          </table:table-cell>
          <table:table-cell table:formula="oooc:=FINV([.C464];[.D464];[.E464])" office:value-type="float" office:value="8.45128506362876">
            <text:p>8,45129</text:p>
          </table:table-cell>
          <table:table-cell office:value-type="float" office:value="0.01">
            <text:p>0,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623235134157359">
            <text:p>0,62324</text:p>
          </table:table-cell>
          <table:table-cell table:formula="oooc:=FINV([.C465];[.D465];[.E465])" office:value-type="float" office:value="0.623235136644912">
            <text:p>0,62324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906cm" svg:x="36.241cm" svg:y="216.752cm" draw:caption-point-x="-36.241cm" draw:caption-point-y="-216.75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8.7722698155223">
            <text:p>18,77227</text:p>
          </table:table-cell>
          <table:table-cell table:formula="oooc:=FINV([.C466];[.D466];[.E466])" office:value-type="float" office:value="18.7722698167798">
            <text:p>18,77227</text:p>
          </table:table-cell>
          <table:table-cell office:value-type="float" office:value="0.001">
            <text:p>0,001</text:p>
          </table:table-cell>
          <table:table-cell office:value-type="float" office:value="3.6">
            <text:p>3,6</text:p>
          </table:table-cell>
          <table:table-cell office:value-type="float" office:value="7.9">
            <text:p>7,9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7];[.D467];[.E467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8];[.D468];[.E468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1.9">
            <text:p>1,9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69];[.D469];[.E469])" office:value-type="float" office:value="0">
            <text:p>Err:502</text:p>
          </table:table-cell>
          <table:table-cell office:value-type="float" office:value="0.4">
            <text:p>0,4</text:p>
          </table:table-cell>
          <table:table-cell office:value-type="float" office:value="0.7">
            <text:p>0,7</text:p>
          </table:table-cell>
          <table:table-cell office:value-type="float" office:value="2.4">
            <text:p>2,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0];[.D470];[.E470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table:style-name="ce6" office:value-type="float" office:value="100000000000">
            <text:p>1,00E+11</text:p>
          </table:table-cell>
          <table:table-cell office:value-type="float" office:value="2.4">
            <text:p>2,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NV([.C471];[.D471];[.E471])" office:value-type="float" office:value="0">
            <text:p>Err:502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table:style-name="ce6" office:value-type="float" office:value="100000000000">
            <text:p>1,00E+1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04367777117164">
            <text:p>0,60437</text:p>
          </table:table-cell>
          <table:table-cell table:formula="oooc:=FISHERINV([.C473])" office:value-type="float" office:value="0.604367777117164">
            <text:p>0,60437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INV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INV([.C47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117386166057">
            <text:p>0,76117</text:p>
          </table:table-cell>
          <table:table-cell table:formula="oooc:=FISHERINV([.C475])" office:value-type="float" office:value="0.76117386166057">
            <text:p>0,76117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999966667999944">
            <text:p>0,01</text:p>
          </table:table-cell>
          <table:table-cell table:formula="oooc:=FISHERINV([.C476])" office:value-type="float" office:value="0.00999966667999944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46211715726001">
            <text:p>0,46212</text:p>
          </table:table-cell>
          <table:table-cell table:formula="oooc:=FISHERINV([.C477])" office:value-type="float" office:value="0.46211715726001">
            <text:p>0,46212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46211715726001">
            <text:p>-0,46212</text:p>
          </table:table-cell>
          <table:table-cell table:formula="oooc:=FISHERINV([.C478])" office:value-type="float" office:value="-0.46211715726001">
            <text:p>-0,46212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229820548214317">
            <text:p>0,22982</text:p>
          </table:table-cell>
          <table:table-cell table:formula="oooc:=FISHERINV([.C479])" office:value-type="float" office:value="0.229820548214317">
            <text:p>0,2298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09204262595">
            <text:p>0,99991</text:p>
          </table:table-cell>
          <table:table-cell table:formula="oooc:=FISHERINV([.C480])" office:value-type="float" office:value="0.999909204262595">
            <text:p>0,9999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9999999442106">
            <text:p>1</text:p>
          </table:table-cell>
          <table:table-cell table:formula="oooc:=FISHERINV([.C481])" office:value-type="float" office:value="0.999999999442106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999999999442106">
            <text:p>-1</text:p>
          </table:table-cell>
          <table:table-cell table:formula="oooc:=FISHERINV([.C482])" office:value-type="float" office:value="-0.999999999442106">
            <text:p>-1</text:p>
          </table:table-cell>
          <table:table-cell office:value-type="float" office:value="-11">
            <text:p>-1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4.9519155473158">
            <text:p>4,95192</text:p>
          </table:table-cell>
          <table:table-cell table:formula="oooc:=GAMMAINV([.C484];[.D484];[.E484])" office:value-type="float" office:value="4.95191549585255">
            <text:p>4,95192</text:p>
          </table:table-cell>
          <table:table-cell office:value-type="float" office:value="0.065">
            <text:p>0,06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GAMMAINV</text:p>
          </table:table-cell>
          <table:table-cell/>
          <table:table-cell office:value-type="string">
            <office:annotation draw:style-name="gr2" draw:text-style-name="P3" svg:width="3.568cm" svg:height="5.897cm" svg:x="36.241cm" svg:y="225.636cm" draw:caption-point-x="-36.241cm" draw:caption-point-y="-225.63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.51412773267149">
            <text:p>1,51413</text:p>
          </table:table-cell>
          <table:table-cell table:formula="oooc:=GAMMAINV([.C485];[.D485];[.E485])" office:value-type="float" office:value="1.5141277326698">
            <text:p>1,51413</text:p>
          </table:table-cell>
          <table:table-cell office:value-type="float" office:value="0.78">
            <text:p>0,78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GAMMAINV([.C486];[.D486];[.E48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8.4178943932948">
            <text:p>18,41789</text:p>
          </table:table-cell>
          <table:table-cell table:formula="oooc:=GAMMAINV([.C487];[.D487];[.E487])" office:value-type="float" office:value="18.4178943925575">
            <text:p>18,41789</text:p>
          </table:table-cell>
          <table:table-cell office:value-type="float" office:value="0.7">
            <text:p>0,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01548042278683">
            <text:p>3,01548</text:p>
          </table:table-cell>
          <table:table-cell table:formula="oooc:=GAMMAINV([.C488];[.D488];[.E488])" office:value-type="float" office:value="3.01548041266443">
            <text:p>3,0154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5.685cm" svg:x="36.241cm" svg:y="227.493cm" draw:caption-point-x="-36.241cm" draw:caption-point-y="-227.49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80.8654023287974">
            <text:p>80,8654</text:p>
          </table:table-cell>
          <table:table-cell table:formula="oooc:=GAMMAINV([.C489];[.D489];[.E489])" office:value-type="float" office:value="80.8654023436016">
            <text:p>80,8654</text:p>
          </table:table-cell>
          <table:table-cell office:value-type="float" office:value="0.98">
            <text:p>0,9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134.793137713985">
            <text:p>134,79314</text:p>
          </table:table-cell>
          <table:table-cell table:formula="oooc:=GAMMAINV([.C490];[.D490];[.E490])" office:value-type="float" office:value="134.793137862145">
            <text:p>134,79314</text:p>
          </table:table-cell>
          <table:table-cell office:value-type="float" office:value="0.99">
            <text:p>0,99</text:p>
          </table:table-cell>
          <table:table-cell office:value-type="float" office:value="23.2">
            <text:p>23,2</text:p>
          </table:table-cell>
          <table:table-cell office:value-type="float" office:value="3.76">
            <text:p>3,76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5.214cm" svg:x="36.241cm" svg:y="228.435cm" draw:caption-point-x="-36.241cm" draw:caption-point-y="-228.4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1];[.D491];[.E491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2];[.D492];[.E492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3];[.D493];[.E493])" office:value-type="float" office:value="0">
            <text:p>Err:502</text:p>
          </table:table-cell>
          <table:table-cell office:value-type="float" office:value="0.77">
            <text:p>0,77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4];[.D494];[.E494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-0.01">
            <text:p>-0,01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INV([.C495];[.D495];[.E495])" office:value-type="float" office:value="0">
            <text:p>Err:50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.87975105446185">
            <text:p>1,87975</text:p>
          </table:table-cell>
          <table:table-cell table:formula="oooc:=TINV([.C497];[.D497])" office:value-type="float" office:value="1.87975109845939">
            <text:p>1,87975</text:p>
          </table:table-cell>
          <table:table-cell office:value-type="float" office:value="0.065">
            <text:p>0,065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 office:value-type="string">
            <text:p>TINV</text:p>
          </table:table-cell>
          <table:table-cell/>
          <table:table-cell office:value-type="string">
            <office:annotation draw:style-name="gr2" draw:text-style-name="P3" svg:width="3.568cm" svg:height="2.878cm" svg:x="36.241cm" svg:y="231.713cm" draw:caption-point-x="-36.241cm" draw:caption-point-y="-231.71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0000000843142740261277">
            <text:p>0</text:p>
          </table:table-cell>
          <table:table-cell table:formula="oooc:=TINV([.C498];[.D498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2" draw:text-style-name="P3" svg:width="3.568cm" svg:height="2.905cm" svg:x="36.241cm" svg:y="232.157cm" draw:caption-point-x="-36.241cm" draw:caption-point-y="-232.1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1">
            <text:p>1</text:p>
          </table:table-cell>
          <table:table-cell table:formula="oooc:=TINV([.C499];[.D499])" office:value-type="float" office:value="0.999999998754596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816496581023569">
            <text:p>0,8165</text:p>
          </table:table-cell>
          <table:table-cell table:formula="oooc:=TINV([.C500];[.D500])" office:value-type="float" office:value="0.816496580927727">
            <text:p>0,8165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509525449708941">
            <text:p>0,50953</text:p>
          </table:table-cell>
          <table:table-cell table:formula="oooc:=TINV([.C501];[.D501])" office:value-type="float" office:value="0.509525449446798">
            <text:p>0,5095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2.94671288283488">
            <text:p>2,94671</text:p>
          </table:table-cell>
          <table:table-cell table:formula="oooc:=TINV([.C502];[.D502])" office:value-type="float" office:value="2.94671288291026">
            <text:p>2,94671</text:p>
          </table:table-cell>
          <table:table-cell office:value-type="float" office:value="0.01">
            <text:p>0,01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3];[.D503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4];[.D504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5];[.D505])" office:value-type="float" office:value="0">
            <text:p>Err:502</text:p>
          </table:table-cell>
          <table:table-cell office:value-type="float" office:value="0.065">
            <text:p>0,065</text:p>
          </table:table-cell>
          <table:table-cell office:value-type="float" office:value="0.5">
            <text:p>0,5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6];[.D506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TINV([.C507];[.D507])" office:value-type="float" office:value="0">
            <text:p>Err:502</text:p>
          </table:table-cell>
          <table:table-cell office:value-type="float" office:value="1.01">
            <text:p>1,0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YPGEOMDIST([.C509];[.D509];[.E509];[.F509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HYPGEOMDIST</text:p>
          </table:table-cell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YPGEOMDIST([.C510];[.D510];[.E510];[.F510])"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YPGEOMDIST([.C511];[.D511];[.E511];[.F511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">
            <text:p>0,1</text:p>
          </table:table-cell>
          <table:table-cell table:formula="oooc:=HYPGEOMDIST([.C512];[.D512];[.E512];[.F512])" office:value-type="float" office:value="0.1">
            <text:p>0,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205454389473677">
            <text:p>0,02055</text:p>
          </table:table-cell>
          <table:table-cell table:formula="oooc:=HYPGEOMDIST([.C513];[.D513];[.E513];[.F513])"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5000">
            <text:p>5000</text:p>
          </table:table-cell>
          <table:table-cell office:value-type="float" office:value="2000">
            <text:p>2000</text:p>
          </table:table-cell>
          <table:table-cell office:value-type="float" office:value="7000">
            <text:p>7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99122807017544">
            <text:p>0,39912</text:p>
          </table:table-cell>
          <table:table-cell table:formula="oooc:=HYPGEOMDIST([.C514];[.D514];[.E514];[.F514])" office:value-type="float" office:value="0.399122807017544">
            <text:p>0,39912</text:p>
          </table:table-cell>
          <table:table-cell office:value-type="float" office:value="12.5">
            <text:p>12,5</text:p>
          </table:table-cell>
          <table:table-cell office:value-type="float" office:value="15.8">
            <text:p>15,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4.00840782737909E-219">
            <text:p>0</text:p>
          </table:table-cell>
          <table:table-cell table:formula="oooc:=HYPGEOMDIST([.C515];[.D515];[.E515];[.F515])" office:value-type="float" office:value="4.00840782737909E-219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1027">
            <text:p>102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1585404664802">
            <text:p>0,03116</text:p>
          </table:table-cell>
          <table:table-cell table:formula="oooc:=HYPGEOMDIST([.C516];[.D516];[.E516];[.F516])" office:value-type="float" office:value="0.0311585404664802">
            <text:p>0,03116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62332301341589">
            <text:p>0,46233</text:p>
          </table:table-cell>
          <table:table-cell table:formula="oooc:=HYPGEOMDIST([.C517];[.D517];[.E517];[.F517])" office:value-type="float" office:value="0.462332301341589">
            <text:p>0,4623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60526315789474">
            <text:p>0,46053</text:p>
          </table:table-cell>
          <table:table-cell table:formula="oooc:=HYPGEOMDIST([.C518];[.D518];[.E518];[.F518])" office:value-type="float" office:value="0.460526315789474">
            <text:p>0,460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1578947368421">
            <text:p>0,13158</text:p>
          </table:table-cell>
          <table:table-cell table:formula="oooc:=HYPGEOMDIST([.C519];[.D519];[.E519];[.F519])" office:value-type="float" office:value="0.131578947368421">
            <text:p>0,131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87719298245614">
            <text:p>0,00877</text:p>
          </table:table-cell>
          <table:table-cell table:formula="oooc:=HYPGEOMDIST([.C520];[.D520];[.E520];[.F520])" office:value-type="float" office:value="0.0087719298245614">
            <text:p>0,0087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HYPGEOMDIST([.C521];[.D521];[.E521];[.F521])" office:value-type="float" office:value="3.98246208184122E-308">
            <text:p>0</text:p>
          </table:table-cell>
          <table:table-cell table:number-columns-repeated="3" office:value-type="float" office:value="500">
            <text:p>500</text:p>
          </table:table-cell>
          <table:table-cell office:value-type="float" office:value="1027">
            <text:p>102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000000187563338542326">
            <text:p>0</text:p>
          </table:table-cell>
          <table:table-cell table:formula="oooc:=HYPGEOMDIST([.C522];[.D522];[.E522];[.F522])" office:value-type="float" office:value="0.00000000187563338542326">
            <text:p>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654">
            <text:p>65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1585404664802">
            <text:p>0,03116</text:p>
          </table:table-cell>
          <table:table-cell table:formula="oooc:=HYPGEOMDIST([.C523];[.D523];[.E523];[.F523])" office:value-type="float" office:value="0.0311585404664802">
            <text:p>0,03116</text:p>
          </table:table-cell>
          <table:table-cell office:value-type="float" office:value="150.5">
            <text:p>150,5</text:p>
          </table:table-cell>
          <table:table-cell office:value-type="float" office:value="500.3">
            <text:p>500,3</text:p>
          </table:table-cell>
          <table:table-cell office:value-type="float" office:value="200.7">
            <text:p>200,7</text:p>
          </table:table-cell>
          <table:table-cell office:value-type="float" office:value="700">
            <text:p>7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205454389473677">
            <text:p>0,02055</text:p>
          </table:table-cell>
          <table:table-cell table:formula="oooc:=HYPGEOMDIST([.C524];[.D524];[.E524];[.F524])" office:value-type="float" office:value="0">
            <text:p>0</text:p>
          </table:table-cell>
          <table:table-cell office:value-type="float" office:value="1420">
            <text:p>1420</text:p>
          </table:table-cell>
          <table:table-cell office:value-type="float" office:value="5000">
            <text:p>5000</text:p>
          </table:table-cell>
          <table:table-cell office:value-type="float" office:value="2000">
            <text:p>2000</text:p>
          </table:table-cell>
          <table:table-cell office:value-type="float" office:value="7000">
            <text:p>700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4.0084078273791E-219">
            <text:p>0</text:p>
          </table:table-cell>
          <table:table-cell table:formula="oooc:=HYPGEOMDIST([.C525];[.D525];[.E525];[.F525])" office:value-type="float" office:value="4.00840782737909E-219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1027">
            <text:p>102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42857142857143">
            <text:p>0,14286</text:p>
          </table:table-cell>
          <table:table-cell table:formula="oooc:=HYPGEOMDIST([.C526];[.D526];[.E526];[.F526])" office:value-type="float" office:value="0.142857142857143">
            <text:p>0,1428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HYPGEOMDIST([.C527];[.D527];[.E527];[.F527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28];[.D528];[.E528];[.F528])" office:value-type="float" office:value="0">
            <text:p>Err:5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29];[.D529];[.E529];[.F529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30];[.D530];[.E530];[.F53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YPGEOMDIST([.C531];[.D531];[.E531];[.F531])" office:value-type="float" office:value="0">
            <text:p>Err:502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RSQ([.C533:.E533];[.F533:.H53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SQ</text:p>
          </table:table-cell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RSQ([.C534:.E534];[.F534:.H534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5">
            <text:p>0,25</text:p>
          </table:table-cell>
          <table:table-cell table:formula="oooc:=RSQ([.C535:.E535];[.F535:.H535])"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7335266209805">
            <text:p>0,87335</text:p>
          </table:table-cell>
          <table:table-cell table:formula="oooc:=RSQ([.C536:.E536];[.F536:.H536])" office:value-type="float" office:value="0.87335266209805">
            <text:p>0,8733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75">
            <text:p>0,75</text:p>
          </table:table-cell>
          <table:table-cell table:formula="oooc:=RSQ([.C537:.E537];[.F537:.H537])" office:value-type="float" office:value="0.75">
            <text:p>0,75</text:p>
          </table:table-cell>
          <table:table-cell office:value-type="float" office:value="2.2">
            <text:p>2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6270820166765">
            <text:p>0,91627</text:p>
          </table:table-cell>
          <table:table-cell table:formula="oooc:=RSQ([.C538:.E538];[.F538:.H538])" office:value-type="float" office:value="0.916270820166765">
            <text:p>0,91627</text:p>
          </table:table-cell>
          <table:table-cell office:value-type="float" office:value="2.4">
            <text:p>2,4</text:p>
          </table:table-cell>
          <table:table-cell office:value-type="float" office:value="3.5">
            <text:p>3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8">
            <text:p>4,8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71428571428571">
            <text:p>0,57143</text:p>
          </table:table-cell>
          <table:table-cell table:formula="oooc:=RSQ([.C539:.E539];[.F539:.H539])" office:value-type="float" office:value="0.571428571428571">
            <text:p>0,571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7755102040816">
            <text:p>0,13776</text:p>
          </table:table-cell>
          <table:table-cell table:formula="oooc:=RSQ([.C540:.E540];[.F540:.H540])" office:value-type="float" office:value="0.137755102040816">
            <text:p>0,137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69477666273097">
            <text:p>0,66948</text:p>
          </table:table-cell>
          <table:table-cell table:formula="oooc:=RSQ([.C541:.E541];[.F541:.H541])" office:value-type="float" office:value="0.669477666273096">
            <text:p>0,66948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818437152874151">
            <text:p>0,08184</text:p>
          </table:table-cell>
          <table:table-cell table:formula="oooc:=RSQ([.C542:.E542];[.F542:.H542])" office:value-type="float" office:value="0.0818437152874151">
            <text:p>0,08184</text:p>
          </table:table-cell>
          <table:table-cell office:value-type="float" office:value="123">
            <text:p>123</text:p>
          </table:table-cell>
          <table:table-cell office:value-type="float" office:value="12312">
            <text:p>12312</text:p>
          </table:table-cell>
          <table:table-cell office:value-type="float" office:value="123123">
            <text:p>123123</text:p>
          </table:table-cell>
          <table:table-cell office:value-type="float" office:value="459">
            <text:p>459</text:p>
          </table:table-cell>
          <table:table-cell office:value-type="float" office:value="34232">
            <text:p>34232</text:p>
          </table:table-cell>
          <table:table-cell office:value-type="float" office:value="5657">
            <text:p>5657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8cm" svg:height="2.657cm" svg:x="36.241cm" svg:y="252.787cm" draw:caption-point-x="-36.241cm" draw:caption-point-y="-252.78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RSQ([.C543:.E543];[.F543:.H543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RSQ([.C545:.D545];[.E545:.F545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RSQ([.C546:.E546];[.F546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PEARSON([.C548:.E548];[.F548:.H548])" office:value-type="float" office:value="0.5">
            <text:p>0,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ARSON</text:p>
          </table:table-cell>
          <table:table-cell table:style-name="ce1" table:number-columns-repeated="244"/>
        </table:table-row>
        <table:table-row table:style-name="ro2">
          <table:table-cell office:value-type="float" office:value="-0.866025403784439">
            <text:p>-0,86603</text:p>
          </table:table-cell>
          <table:table-cell table:formula="oooc:=PEARSON([.C549:.E549];[.F549:.H549])" office:value-type="float" office:value="-0.866025403784439">
            <text:p>-0,86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8216148870881">
            <text:p>0,81822</text:p>
          </table:table-cell>
          <table:table-cell table:formula="oooc:=PEARSON([.C550:.E550];[.F550:.H550])" office:value-type="float" office:value="0.818216148870881">
            <text:p>0,8182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7.58">
            <text:p>37,58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8206944360405">
            <text:p>0,99821</text:p>
          </table:table-cell>
          <table:table-cell table:formula="oooc:=PEARSON([.C551:.E551];[.F551:.H551])" office:value-type="float" office:value="0.998206944360405">
            <text:p>0,99821</text:p>
          </table:table-cell>
          <table:table-cell office:value-type="float" office:value="12332">
            <text:p>12332</text:p>
          </table:table-cell>
          <table:table-cell office:value-type="float" office:value="2311">
            <text:p>2311</text:p>
          </table:table-cell>
          <table:table-cell office:value-type="float" office:value="232311">
            <text:p>232311</text:p>
          </table:table-cell>
          <table:table-cell office:value-type="float" office:value="3234">
            <text:p>3234</text:p>
          </table:table-cell>
          <table:table-cell office:value-type="float" office:value="3455">
            <text:p>3455</text:p>
          </table:table-cell>
          <table:table-cell office:value-type="float" office:value="12312">
            <text:p>1231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8cm" svg:height="2.71cm" svg:x="36.241cm" svg:y="256.935cm" draw:caption-point-x="-36.241cm" draw:caption-point-y="-256.93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-0.273002396328816">
            <text:p>-0,273</text:p>
          </table:table-cell>
          <table:table-cell table:formula="oooc:=PEARSON([.C552:.E552];[.F552:.H552])" office:value-type="float" office:value="-0.273002396328816">
            <text:p>-0,2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4553889587727">
            <text:p>0,91455</text:p>
          </table:table-cell>
          <table:table-cell table:formula="oooc:=PEARSON([.C553:.E553];[.F553:.H553])" office:value-type="float" office:value="0.914553889587727">
            <text:p>0,91455</text:p>
          </table:table-cell>
          <table:table-cell office:value-type="float" office:value="2.345">
            <text:p>2,345</text:p>
          </table:table-cell>
          <table:table-cell office:value-type="float" office:value="3.45">
            <text:p>3,45</text:p>
          </table:table-cell>
          <table:table-cell office:value-type="float" office:value="1.87">
            <text:p>1,8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54:.E554];[.F554:.H554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55:.E555];[.F555:.H555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56:.E556];[.F556:.H556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PEARSON([.C557:.E557];[.F557:.H557])" office:value-type="float" office:value="-0.944911182523068">
            <text:p>-0,9449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243468319832992">
            <text:p>0,24347</text:p>
          </table:table-cell>
          <table:table-cell table:formula="oooc:=PEARSON([.C558:.E558];[.F558:.H558])" office:value-type="float" office:value="0.243468319832992">
            <text:p>0,2434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PEARSON([.C559:.E559];[.F559:.H559])" office:value-type="float" office:value="0">
            <text:p>#DIV/0!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PEARSON([.C560:.E560];[.F560:.H560])" office:value-type="float" office:value="0">
            <text:p>#DIV/0!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ARSON([.C562:.E562];[.F562:.G562])" office:value-type="float" office:value="0">
            <text:p>Err:504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17494279632814">
            <text:p>0,17494</text:p>
          </table:table-cell>
          <table:table-cell table:formula="oooc:=TTEST([.C564:.D564];[.E564:.F564];[.G564];[.H564])" office:value-type="float" office:value="0.174942795194232">
            <text:p>0,1749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TEST</text:p>
          </table:table-cell>
          <table:table-cell table:style-name="ce1" table:number-columns-repeated="244"/>
        </table:table-row>
        <table:table-row table:style-name="ro2">
          <table:table-cell office:value-type="float" office:value="0.102416382331969">
            <text:p>0,10242</text:p>
          </table:table-cell>
          <table:table-cell table:formula="oooc:=TTEST([.C565:.D565];[.E565:.F565];[.G565];[.H565])" office:value-type="float" office:value="0.10241638232505">
            <text:p>0,1024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5876398890122">
            <text:p>0,15588</text:p>
          </table:table-cell>
          <table:table-cell table:formula="oooc:=TTEST([.C566:.D566];[.E566:.F566];[.G566];[.H566])" office:value-type="float" office:value="0.155876399194157">
            <text:p>0,1558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21983473914506">
            <text:p>0,12198</text:p>
          </table:table-cell>
          <table:table-cell table:formula="oooc:=TTEST([.C567:.D567];[.E567:.F567];[.G567];[.H567])" office:value-type="float" office:value="0.121983473566101">
            <text:p>0,12198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50188322942414">
            <text:p>0,15019</text:p>
          </table:table-cell>
          <table:table-cell table:formula="oooc:=TTEST([.C568:.D568];[.E568:.F568];[.G568];[.H568])" office:value-type="float" office:value="0.150188323008742">
            <text:p>0,15019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42829927585166">
            <text:p>0,84283</text:p>
          </table:table-cell>
          <table:table-cell table:formula="oooc:=TTEST([.C569:.D569];[.E569:.F569];[.G569];[.H569])" office:value-type="float" office:value="0.842829927515755">
            <text:p>0,84283</text:p>
          </table:table-cell>
          <table:table-cell office:value-type="float" office:value="1002">
            <text:p>1002</text:p>
          </table:table-cell>
          <table:table-cell office:value-type="float" office:value="3456">
            <text:p>3456</text:p>
          </table:table-cell>
          <table:table-cell office:value-type="float" office:value="2342">
            <text:p>2342</text:p>
          </table:table-cell>
          <table:table-cell office:value-type="float" office:value="1213">
            <text:p>1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8cm" svg:height="2.906cm" svg:x="36.241cm" svg:y="265.32cm" draw:caption-point-x="-36.241cm" draw:caption-point-y="-265.3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00302663411631868">
            <text:p>0,00303</text:p>
          </table:table-cell>
          <table:table-cell table:formula="oooc:=TTEST([.C570:.D570];[.E570:.F570];[.G570];[.H570])" office:value-type="float" office:value="0.0030266341165851">
            <text:p>0,00303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8cm" svg:height="2.906cm" svg:x="36.241cm" svg:y="265.791cm" draw:caption-point-x="-36.241cm" draw:caption-point-y="-265.791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224921531578864">
            <text:p>0,22492</text:p>
          </table:table-cell>
          <table:table-cell table:formula="oooc:=TTEST([.C571:.D571];[.E571:.F571];[.G571];[.H571])" office:value-type="float" office:value="0.224921531554647">
            <text:p>0,22492</text:p>
          </table:table-cell>
          <table:table-cell office:value-type="float" office:value="-234">
            <text:p>-234</text:p>
          </table:table-cell>
          <table:table-cell office:value-type="float" office:value="546">
            <text:p>546</text:p>
          </table:table-cell>
          <table:table-cell office:value-type="float" office:value="5342">
            <text:p>53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8cm" svg:height="2.906cm" svg:x="36.241cm" svg:y="266.262cm" draw:caption-point-x="-36.241cm" draw:caption-point-y="-266.26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409071216656552">
            <text:p>0,40907</text:p>
          </table:table-cell>
          <table:table-cell table:formula="oooc:=TTEST([.C572:.D572];[.E572:.F572];[.G572];[.H572])" office:value-type="float" office:value="0.409071216616395">
            <text:p>0,40907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16280608391242">
            <text:p>0,41628</text:p>
          </table:table-cell>
          <table:table-cell table:formula="oooc:=TTEST([.C573:.D573];[.E573:.F573];[.G573];[.H573])" office:value-type="float" office:value="0.416280608383871">
            <text:p>0,41628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4124158248244">
            <text:p>0,42412</text:p>
          </table:table-cell>
          <table:table-cell table:formula="oooc:=TTEST([.C574:.D574];[.E574:.F574];[.G574];[.H574])" office:value-type="float" office:value="0.424124158214735">
            <text:p>0,42412</text:p>
          </table:table-cell>
          <table:table-cell office:value-type="float" office:value="1.34">
            <text:p>1,34</text:p>
          </table:table-cell>
          <table:table-cell office:value-type="float" office:value="2.48">
            <text:p>2,48</text:p>
          </table:table-cell>
          <table:table-cell office:value-type="float" office:value="-2.25">
            <text:p>-2,25</text:p>
          </table:table-cell>
          <table:table-cell office:value-type="float" office:value="4.44">
            <text:p>4,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100459105148786">
            <text:p>0,01005</text:p>
          </table:table-cell>
          <table:table-cell table:formula="oooc:=TTEST([.C575:.D575];[.E575:.F575];[.G575];[.H575])" office:value-type="float" office:value="0.0100459105192951">
            <text:p>0,01005</text:p>
          </table:table-cell>
          <table:table-cell office:value-type="float" office:value="11233">
            <text:p>11233</text:p>
          </table:table-cell>
          <table:table-cell office:value-type="float" office:value="12321">
            <text:p>12321</text:p>
          </table:table-cell>
          <table:table-cell office:value-type="float" office:value="34556">
            <text:p>34556</text:p>
          </table:table-cell>
          <table:table-cell office:value-type="float" office:value="32423">
            <text:p>324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8cm" svg:height="2.905cm" svg:x="36.241cm" svg:y="268.146cm" draw:caption-point-x="-36.241cm" draw:caption-point-y="-268.14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76:.D576];[.E576:.F576];[.G576];[.H576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TTEST([.C577:.D577];[.E577:.F577];[.G577];[.H577])" office:value-type="float" office:value="0">
            <text:p>#VALUE!</text:p>
          </table:table-cell>
          <table:table-cell table:number-columns-repeated="6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TTEST([.C578:.D578];[.E578:.F578];[.G578];[.H578])" office:value-type="float" office:value="0">
            <text:p>#VALUE!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79:.D579];[.E579:.F579];[.G579];[.H579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/>
          <table:table-cell table:style-name="ce1" table:number-columns-repeated="242"/>
        </table:table-row>
        <table:table-row table:style-name="ro2">
          <table:table-cell office:value-type="string">
            <text:p>!NUM:FE</text:p>
          </table:table-cell>
          <table:table-cell table:formula="oooc:=TTEST([.C580:.D580];[.E580:.F580];[.G580];[.H580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TTEST([.C582:.D582];[.E582:.G582];[.H582];[.I582])" office:value-type="float" office:value="0">
            <text:p>Err:50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460172162722971">
            <text:p>0,46017</text:p>
          </table:table-cell>
          <table:table-cell table:formula="oooc:=ZTEST([.C584:.F584];[.G584];[.H584])" office:value-type="float" office:value="0.411531636879061">
            <text:p>0,41153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Z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84930329778292">
            <text:p>0,88493</text:p>
          </table:table-cell>
          <table:table-cell table:formula="oooc:=ZTEST([.C585:.F585];[.G585];[.H585])" office:value-type="float" office:value="0.996354820954232">
            <text:p>0,9963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ZTEST([.C586:.F586];[.G586];[.H586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ZTEST([.C587:.F587];[.G587];[.H587])" office:value-type="float" office:value="0">
            <text:p>Err:5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96776725996109">
            <text:p>0,96777</text:p>
          </table:table-cell>
          <table:table-cell table:formula="oooc:=ZTEST([.C589:.F589];[.G589])" office:value-type="float" office:value="0.96776725996109">
            <text:p>0,9677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36660839146149">
            <text:p>0,13666</text:p>
          </table:table-cell>
          <table:table-cell table:formula="oooc:=ZTEST([.C590:.F590];[.G590])" office:value-type="float" office:value="0.136660839146149">
            <text:p>0,1366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0.617202758002118">
            <text:p>0,6172</text:p>
          </table:table-cell>
          <table:table-cell table:formula="oooc:=ZTEST([.C592:.G592];[.H592];[.I592])" office:value-type="float" office:value="0.697211691832328">
            <text:p>0,697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101437525605">
            <text:p>0,91014</text:p>
          </table:table-cell>
          <table:table-cell table:formula="oooc:=ZTEST([.C593:.G593];[.H593];[.I593])" office:value-type="float" office:value="0.971110214438201">
            <text:p>0,97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ZTEST([.C594:.G594];[.H594];[.I594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312037092843529">
            <text:p>0,0312</text:p>
          </table:table-cell>
          <table:table-cell table:formula="oooc:=ZTEST([.C595:.G595];[.H595];[.I595])" office:value-type="float" office:value="0.00000250516597821715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52175393525007">
            <text:p>0,35218</text:p>
          </table:table-cell>
          <table:table-cell table:formula="oooc:=ZTEST([.C596:.G596];[.H596];[.I596])" office:value-type="float" office:value="0">
            <text:p>0</text:p>
          </table:table-cell>
          <table:table-cell office:value-type="float" office:value="1993">
            <text:p>1993</text:p>
          </table:table-cell>
          <table:table-cell office:value-type="float" office:value="2231">
            <text:p>2231</text:p>
          </table:table-cell>
          <table:table-cell office:value-type="float" office:value="4565">
            <text:p>4565</text:p>
          </table:table-cell>
          <table:table-cell office:value-type="float" office:value="2311">
            <text:p>2311</text:p>
          </table:table-cell>
          <table:table-cell office:value-type="float" office:value="2312">
            <text:p>2312</text:p>
          </table:table-cell>
          <table:table-cell office:value-type="float" office:value="2324">
            <text:p>2324</text:p>
          </table:table-cell>
          <table:table-cell office:value-type="float" office:value="2112">
            <text:p>211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75747088023141">
            <text:p>0,17575</text:p>
          </table:table-cell>
          <table:table-cell table:formula="oooc:=ZTEST([.C597:.G597];[.H597];[.I597])" office:value-type="float" office:value="0.0112394366830627">
            <text:p>0,01124</text:p>
          </table:table-cell>
          <table:table-cell office:value-type="float" office:value="2.2">
            <text:p>2,2</text:p>
          </table:table-cell>
          <table:table-cell office:value-type="float" office:value="3.8">
            <text:p>3,8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ZTEST([.C598:.G598];[.H598];[.I598])" office:value-type="float" office:value="0.5">
            <text:p>0,5</text:p>
          </table:table-cell>
          <table:table-cell table:number-columns-repeated="7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8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00:.E600];[.F600:.H600])" office:value-type="float" office:value="1">
            <text:p>1</text:p>
          </table:table-cell>
          <table:table-cell table:number-columns-repeated="6" table:style-name="ce4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HITEST</text:p>
          </table:table-cell>
          <table:table-cell table:style-name="ce1" table:number-columns-repeated="244"/>
        </table:table-row>
        <table:table-row table:style-name="ro2">
          <table:table-cell office:value-type="float" office:value="0.0158885604477502">
            <text:p>0,01589</text:p>
          </table:table-cell>
          <table:table-cell table:formula="oooc:=CHITEST([.C601:.E601];[.F601:.H601])" office:value-type="float" office:value="0.0158885604670349">
            <text:p>0,01589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HITEST([.C602:.E602];[.F602:.H602])" office:value-type="float" office:value="1">
            <text:p>1</text:p>
          </table:table-cell>
          <table:table-cell table:number-columns-repeated="6" table:style-name="ce4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105399224566261">
            <text:p>0,1054</text:p>
          </table:table-cell>
          <table:table-cell table:formula="oooc:=CHITEST([.C603:.E603];[.F603:.H603])" office:value-type="float" office:value="0.105399224602616">
            <text:p>0,105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704733821340302">
            <text:p>0,07047</text:p>
          </table:table-cell>
          <table:table-cell table:formula="oooc:=CHITEST([.C604:.E604];[.F604:.H604])" office:value-type="float" office:value="0.0704733822058677">
            <text:p>0,0704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05:.E605];[.F605:.H605])" office:value-type="float" office:value="0.0503057599252655">
            <text:p>0,05031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503057598490152">
            <text:p>0,05031</text:p>
          </table:table-cell>
          <table:table-cell table:formula="oooc:=CHITEST([.C606:.E606];[.F606:.H606])" office:value-type="float" office:value="0.0503057599252655">
            <text:p>0,05031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562342027691">
            <text:p>0,43562</text:p>
          </table:table-cell>
          <table:table-cell table:formula="oooc:=CHITEST([.C607:.E607];[.F607:.H607])" office:value-type="float" office:value="0.435623418778107">
            <text:p>0,43562</text:p>
          </table:table-cell>
          <table:table-cell table:number-columns-repeated="2" table:style-name="ce4" office:value-type="float" office:value="12345">
            <text:p>12345</text:p>
          </table:table-cell>
          <table:table-cell table:style-name="ce4" office:value-type="float" office:value="32345">
            <text:p>32345</text:p>
          </table:table-cell>
          <table:table-cell table:style-name="ce4" office:value-type="float" office:value="12312">
            <text:p>12312</text:p>
          </table:table-cell>
          <table:table-cell table:style-name="ce4" office:value-type="float" office:value="12323">
            <text:p>12323</text:p>
          </table:table-cell>
          <table:table-cell table:style-name="ce4" office:value-type="float" office:value="32123">
            <text:p>3212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367200848117313">
            <text:p>0,3672</text:p>
          </table:table-cell>
          <table:table-cell table:formula="oooc:=CHITEST([.C608:.E608];[.F608:.H608])" office:value-type="float" office:value="0.367200848106625">
            <text:p>0,3672</text:p>
          </table:table-cell>
          <table:table-cell table:style-name="ce4" office:value-type="float" office:value="-11">
            <text:p>-1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.32">
            <text:p>10,32</text:p>
          </table:table-cell>
          <table:table-cell table:style-name="ce4" office:value-type="float" office:value="-12">
            <text:p>-12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N/AE</text:p>
          </table:table-cell>
          <table:table-cell table:formula="oooc:=CHITEST([.C609:.E609];[.F609:.H609])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4" table:number-columns-repeated="6"/>
          <table:table-cell table:number-columns-repeated="4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1];[.D611])" office:value-type="float" office:value="0">
            <text:p>#VALUE!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style-name="ce4" table:number-columns-repeated="4"/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987145235403805">
            <text:p>0,09871</text:p>
          </table:table-cell>
          <table:table-cell table:formula="oooc:=CHITEST([.C612:.D612];[.E612:.F612])" office:value-type="float" office:value="0.0987144933378892">
            <text:p>0,09871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2541284832121">
            <text:p>0,42541</text:p>
          </table:table-cell>
          <table:table-cell table:formula="oooc:=CHITEST([.C613:.F613];[.C614:.D615])" office:value-type="float" office:value="0">
            <text:p>Err:50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2"/>
          <table:table-cell/>
          <table:table-cell office:value-type="float" office:value="4">
            <text:p>4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4:.E614];[.F614:.G614])" office:value-type="float" office:value="0">
            <text:p>Err:50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/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2">
          <table:table-cell office:value-type="float" office:value="0.0107395449111855">
            <text:p>0,01074</text:p>
          </table:table-cell>
          <table:table-cell table:formula="oooc:=CHITEST([.C615:.E616];[.F615:.H616])" office:value-type="float" office:value="0.0107395449323401">
            <text:p>0,0107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.35">
            <text:p>45,35</text:p>
          </table:table-cell>
          <table:table-cell table:style-name="ce4" office:value-type="float" office:value="17.56">
            <text:p>17,56</text:p>
          </table:table-cell>
          <table:table-cell table:style-name="ce4" office:value-type="float" office:value="16.09">
            <text:p>16,09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NA</text:p>
          </table:table-cell>
          <table:table-cell table:formula="oooc:=CHITEST([.C615:.E616];[.F615:.G616])" office:value-type="float" office:value="0">
            <text:p>Err: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style-name="ce1" table:number-columns-repeated="243"/>
        </table:table-row>
        <table:table-row table:style-name="ro3">
          <table:table-cell table:number-columns-repeated="2"/>
          <table:table-cell table:style-name="ce4" table:number-columns-repeated="6"/>
          <table:table-cell table:number-columns-repeated="5"/>
          <table:table-cell table:style-name="ce1" table:number-columns-repeated="243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18:.E618];[.F618:.H618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FTEST</text:p>
          </table:table-cell>
          <table:table-cell table:style-name="ce1" table:number-columns-repeated="244"/>
        </table:table-row>
        <table:table-row table:style-name="ro2">
          <table:table-cell office:value-type="float" office:value="0.849508257559715">
            <text:p>0,84951</text:p>
          </table:table-cell>
          <table:table-cell table:formula="oooc:=FTEST([.C619:.E619];[.F619:.H619])" office:value-type="float" office:value="0.8495082575617">
            <text:p>0,8495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699999999998365">
            <text:p>0,7</text:p>
          </table:table-cell>
          <table:table-cell table:formula="oooc:=FTEST([.C620:.E620];[.F620:.H620])"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51011737235812">
            <text:p>0,45101</text:p>
          </table:table-cell>
          <table:table-cell table:formula="oooc:=FTEST([.C621:.E621];[.F621:.H621])" office:value-type="float" office:value="0.451011737236865">
            <text:p>0,45101</text:p>
          </table:table-cell>
          <table:table-cell office:value-type="float" office:value="2210">
            <text:p>2210</text:p>
          </table:table-cell>
          <table:table-cell office:value-type="float" office:value="2131">
            <text:p>2131</text:p>
          </table:table-cell>
          <table:table-cell office:value-type="float" office:value="1232">
            <text:p>1232</text:p>
          </table:table-cell>
          <table:table-cell office:value-type="float" office:value="1233">
            <text:p>1233</text:p>
          </table:table-cell>
          <table:table-cell office:value-type="float" office:value="3243">
            <text:p>3243</text:p>
          </table:table-cell>
          <table:table-cell office:value-type="float" office:value="2133">
            <text:p>213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8cm" svg:height="2.711cm" svg:x="36.241cm" svg:y="289.49cm" draw:caption-point-x="-36.241cm" draw:caption-point-y="-289.49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style-name="ce1" table:number-columns-repeated="242"/>
        </table:table-row>
        <table:table-row table:style-name="ro2">
          <table:table-cell office:value-type="float" office:value="0.599999999998598">
            <text:p>0,6</text:p>
          </table:table-cell>
          <table:table-cell table:formula="oooc:=FTEST([.C622:.E622];[.F622:.H622])" office:value-type="float" office:value="0.6">
            <text:p>0,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000000000246913580215853">
            <text:p>0</text:p>
          </table:table-cell>
          <table:table-cell table:formula="oooc:=FTEST([.C623:.E623];[.F623:.H623])" office:value-type="float" office:value="0.000000000246913580216431">
            <text:p>0</text:p>
          </table:table-cell>
          <table:table-cell table:number-columns-repeated="2"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999999999997664">
            <text:p>1</text:p>
          </table:table-cell>
          <table:table-cell table:formula="oooc:=FTEST([.C624:.E624];[.F624:.H624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437499999998978">
            <text:p>0,4375</text:p>
          </table:table-cell>
          <table:table-cell table:formula="oooc:=FTEST([.C625:.E625];[.F625:.H625])" office:value-type="float" office:value="0.437499999999999">
            <text:p>0,4375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FTEST([.C626:.E626];[.F626:.H626])" office:value-type="float" office:value="0">
            <text:p>#VALUE!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3"/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FTEST([.C628];[.D628:.H628])" office:value-type="float" office:value="0">
            <text:p>#VALUE!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float" office:value="0.160625543023546">
            <text:p>0,16063</text:p>
          </table:table-cell>
          <table:table-cell table:formula="oooc:=FTEST([.C629:.D629];[.E629:.H629])" office:value-type="float" office:value="0.160625543047428">
            <text:p>0,1606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1"/>
          <table:table-cell office:value-type="string">
            <office:annotation draw:style-name="gr2" draw:text-style-name="P3" svg:width="3.568cm" svg:height="2.86cm" svg:x="36.241cm" svg:y="293.212cm" draw:caption-point-x="-36.241cm" draw:caption-point-y="-293.2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/>
          <table:table-cell table:style-name="ce1" table:number-columns-repeated="241"/>
        </table:table-row>
        <table:table-row table:style-name="ro2">
          <table:table-cell office:value-type="float" office:value="0.626394359210994">
            <text:p>0,62639</text:p>
          </table:table-cell>
          <table:table-cell table:formula="oooc:=FTEST([.C630:.E630];[.F630:.G630])" office:value-type="float" office:value="0.626394360513109">
            <text:p>0,62639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" table:number-columns-repeated="244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33333333333333">
            <text:p>1,33333</text:p>
          </table:table-cell>
          <table:table-cell table:formula="oooc:=STANDARDIZE([.C632];[.D632];[.E632])" office:value-type="float" office:value="1.33333333333333">
            <text:p>1,3333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.5">
            <text:p>1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STANDARDIZE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-1.04">
            <text:p>-1,04</text:p>
          </table:table-cell>
          <table:table-cell table:formula="oooc:=STANDARDIZE([.C633];[.D633];[.E633])" office:value-type="float" office:value="-1.04">
            <text:p>-1,04</text:p>
          </table:table-cell>
          <table:table-cell office:value-type="float" office:value="1.2">
            <text:p>1,2</text:p>
          </table:table-cell>
          <table:table-cell office:value-type="float" office:value="3.8">
            <text:p>3,8</text:p>
          </table:table-cell>
          <table:table-cell office:value-type="float" office:value="2.5">
            <text:p>2,5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.810372771474878">
            <text:p>0,81037</text:p>
          </table:table-cell>
          <table:table-cell table:formula="oooc:=STANDARDIZE([.C634];[.D634];[.E634])" office:value-type="float" office:value="0.810372771474878">
            <text:p>0,81037</text:p>
          </table:table-cell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float" office:value="1234">
            <text:p>1234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STANDARDIZE([.C635];[.D635];[.E63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float" office:value="-1.33333333333333">
            <text:p>-1,33333</text:p>
          </table:table-cell>
          <table:table-cell table:formula="oooc:=STANDARDIZE([.C636];[.D636];[.E636])" office:value-type="float" office:value="-1.33333333333333">
            <text:p>-1,33333</text:p>
          </table:table-cell>
          <table:table-cell office:value-type="float" office:value="-1">
            <text:p>-1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table:style-name="ce1" table:number-columns-repeated="244"/>
        </table:table-row>
        <table:table-row table:style-name="ro2">
          <table:table-cell office:value-type="string">
            <text:p>!NUM:FE</text:p>
          </table:table-cell>
          <table:table-cell table:formula="oooc:=STANDARDIZE([.C637];[.D637];[.E637])" office:value-type="float" office:value="0">
            <text:p>#DIV/0!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ANDARDIZE([.C638];[.D638];[.E638])" office:value-type="float" office:value="0">
            <text:p>Err:50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style-name="ce1" table:number-columns-repeated="243"/>
        </table:table-row>
        <table:table-row table:style-name="ro3">
          <table:table-cell table:number-columns-repeated="12"/>
          <table:table-cell table:style-name="ce1" table:number-columns-repeated="244"/>
        </table:table-row>
        <table:table-row table:style-name="ro2">
          <table:table-cell office:value-type="float" office:value="1.5240638225085">
            <text:p>1,52406</text:p>
          </table:table-cell>
          <table:table-cell table:formula="oooc:=GAMMALN([.C640])" office:value-type="float" office:value="1.52406382236129">
            <text:p>1,52406</text:p>
          </table:table-cell>
          <table:table-cell office:value-type="float" office:value="0.2">
            <text:p>0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GAMMALN</text:p>
          </table:table-cell>
          <table:table-cell table:style-name="ce1" table:number-columns-repeated="244"/>
        </table:table-row>
        <table:table-row table:style-name="ro2">
          <table:table-cell office:value-type="float" office:value="-0.0498724413063121">
            <text:p>-0,04987</text:p>
          </table:table-cell>
          <table:table-cell table:formula="oooc:=GAMMALN([.C641])" office:value-type="float" office:value="-0.0498724411591027">
            <text:p>-0,04987</text:p>
          </table:table-cell>
          <table:table-cell office:value-type="float" office:value="1.1">
            <text:p>1,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-0.0000000000417159640164755">
            <text:p>0</text:p>
          </table:table-cell>
          <table:table-cell table:formula="oooc:=GAMMALN([.C642])" office:value-type="float" office:value="0.000000000105493391799882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585480680690318">
            <text:p>0,00585</text:p>
          </table:table-cell>
          <table:table-cell table:formula="oooc:=GAMMALN([.C643])" office:value-type="float" office:value="0.00585480665969307">
            <text:p>0,00585</text:p>
          </table:table-cell>
          <table:table-cell office:value-type="float" office:value="0.99">
            <text:p>0,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44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GAMMALN([.C645]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4664716763387">
            <text:p>0,86466</text:p>
          </table:table-cell>
          <table:table-cell table:formula="oooc:=EXPONDIST([.C647];[.D647];[.E647])" office:value-type="float" office:value="0.864664716763387">
            <text:p>0,86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 office:value-type="string">
            <text:p>EXPONDIST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.270670566473225">
            <text:p>0,27067</text:p>
          </table:table-cell>
          <table:table-cell table:formula="oooc:=EXPONDIST([.C648];[.D648];[.E648])" office:value-type="float" office:value="0.270670566473225">
            <text:p>0,27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2" draw:text-style-name="P3" svg:width="3.568cm" svg:height="2.906cm" svg:x="36.241cm" svg:y="302.023cm" draw:caption-point-x="-36.241cm" draw:caption-point-y="-302.02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81362602396059">
            <text:p>0,81363</text:p>
          </table:table-cell>
          <table:table-cell table:formula="oooc:=EXPONDIST([.C649];[.D649];[.E649])" office:value-type="float" office:value="0.81362602396059">
            <text:p>0,81363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223648771247292">
            <text:p>0,02236</text:p>
          </table:table-cell>
          <table:table-cell table:formula="oooc:=EXPONDIST([.C650];[.D650];[.E650])" office:value-type="float" office:value="0.0223648771247292">
            <text:p>0,02236</text:p>
          </table:table-cell>
          <table:table-cell office:value-type="float" office:value="14">
            <text:p>14</text:p>
          </table:table-cell>
          <table:table-cell office:value-type="float" office:value="0.12">
            <text:p>0,1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90176718033718">
            <text:p>0,99018</text:p>
          </table:table-cell>
          <table:table-cell table:formula="oooc:=EXPONDIST([.C651];[.D651];[.E651])" office:value-type="float" office:value="0.990176718033718">
            <text:p>0,99018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338903227836716">
            <text:p>0,03389</text:p>
          </table:table-cell>
          <table:table-cell table:formula="oooc:=EXPONDIST([.C652];[.D652];[.E652])" office:value-type="float" office:value="0.0338903227836716">
            <text:p>0,03389</text:p>
          </table:table-cell>
          <table:table-cell office:value-type="float" office:value="1.34">
            <text:p>1,34</text:p>
          </table:table-cell>
          <table:table-cell office:value-type="float" office:value="3.45">
            <text:p>3,45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769522030933364">
            <text:p>0,76952</text:p>
          </table:table-cell>
          <table:table-cell table:formula="oooc:=EXPONDIST([.C653];[.D653];[.E653])" office:value-type="float" office:value="0.769522030933364">
            <text:p>0,76952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5" office:value-type="boolean" office:boolean-value="true">
            <text:p>ИСТИНА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00276573562879963">
            <text:p>0,00028</text:p>
          </table:table-cell>
          <table:table-cell table:formula="oooc:=EXPONDIST([.C654];[.D654];[.E654])" office:value-type="float" office:value="0.000276573562879963">
            <text:p>0,00028</text:p>
          </table:table-cell>
          <table:table-cell office:value-type="float" office:value="1223">
            <text:p>1223</text:p>
          </table:table-cell>
          <table:table-cell office:value-type="float" office:value="0.0012">
            <text:p>0,001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9562755841065">
            <text:p>0,19563</text:p>
          </table:table-cell>
          <table:table-cell table:formula="oooc:=EXPONDIST([.C655];[.D655];[.E655])" office:value-type="float" office:value="0.19562755841065">
            <text:p>0,19563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56];[.D656];[.E656])" office:value-type="float" office:value="0">
            <text:p>0</text:p>
          </table:table-cell>
          <table:table-cell office:value-type="float" office:value="-0.01">
            <text:p>-0,01</text:p>
          </table:table-cell>
          <table:table-cell office:value-type="float" office:value="2.2">
            <text:p>2,2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EXPONDIST([.C657];[.D657];[.E657])" office:value-type="float" office:value="0">
            <text:p>Err:502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ЛОЖЬ</text:p>
          </table:table-cell>
          <table:table-cell/>
          <table:table-cell table:style-name="ce1"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632120558828558">
            <text:p>0,63212</text:p>
          </table:table-cell>
          <table:table-cell table:formula="oooc:=WEIBULL([.C659];[.D659];[.E659];[.F659])" office:value-type="float" office:value="0.632120558828558">
            <text:p>0,63212</text:p>
          </table:table-cell>
          <table:table-cell table:number-columns-repeated="3" office:value-type="float" office:value="1">
            <text:p>1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WEIBULL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WEIBULL([.C660];[.D660];[.E660];[.F66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21">
            <text:p>321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61];[.D661];[.E661];[.F661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62];[.D662];[.E662];[.F662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0516068318563">
            <text:p>0,10516</text:p>
          </table:table-cell>
          <table:table-cell table:formula="oooc:=WEIBULL([.C663];[.D663];[.E663];[.F663])" office:value-type="float" office:value="0.10516068318563">
            <text:p>0,105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129399802992336">
            <text:p>0,1294</text:p>
          </table:table-cell>
          <table:table-cell table:formula="oooc:=WEIBULL([.C664];[.D664];[.E664];[.F664])" office:value-type="float" office:value="0.129399802992336">
            <text:p>0,1294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3.7">
            <text:p>3,7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929581390069277">
            <text:p>0,92958</text:p>
          </table:table-cell>
          <table:table-cell table:formula="oooc:=WEIBULL([.C665];[.D665];[.E665];[.F665])" office:value-type="float" office:value="0.929581390069277">
            <text:p>0,92958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66];[.D666];[.E666];[.F666])" office:value-type="float" office:value="0">
            <text:p>Err:50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67];[.D667];[.E667];[.F667])" office:value-type="float" office:value="0">
            <text:p>Err:502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table:style-name="ce5" office:value-type="boolean" office:boolean-value="true">
            <text:p>ИСТИНА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WEIBULL([.C668];[.D668];[.E668];[.F668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style-name="ce5" office:value-type="boolean" office:boolean-value="false">
            <text:p>ЛОЖЬ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office:value-type="string">
            <office:annotation draw:style-name="gr2" draw:text-style-name="P3" svg:width="3.568cm" svg:height="2.664cm" svg:x="36.241cm" svg:y="311.397cm" draw:caption-point-x="-36.241cm" draw:caption-point-y="-311.39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0.867300527694053">
            <text:p>0,8673</text:p>
          </table:table-cell>
          <table:table-cell table:formula="oooc:=FISHER([.C670])" office:value-type="float" office:value="0.867300527694053">
            <text:p>0,8673</text:p>
          </table:table-cell>
          <table:table-cell office:value-type="float" office:value="0.7">
            <text:p>0,7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SHER</text:p>
          </table:table-cell>
          <table:table-cell table:number-columns-repeated="4"/>
          <table:table-cell table:style-name="ce1" table:number-columns-repeated="240"/>
        </table:table-row>
        <table:table-row table:style-name="ro2">
          <table:table-cell office:value-type="float" office:value="0">
            <text:p>0</text:p>
          </table:table-cell>
          <table:table-cell table:formula="oooc:=FISHER([.C67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3.8002011672502">
            <text:p>3,8002</text:p>
          </table:table-cell>
          <table:table-cell table:formula="oooc:=FISHER([.C672])" office:value-type="float" office:value="3.8002011672502">
            <text:p>3,8002</text:p>
          </table:table-cell>
          <table:table-cell office:value-type="float" office:value="0.999">
            <text:p>0,999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float" office:value="0.0100003333533347">
            <text:p>0,01</text:p>
          </table:table-cell>
          <table:table-cell table:formula="oooc:=FISHER([.C673])" office:value-type="float" office:value="0.0100003333533347">
            <text:p>0,01</text:p>
          </table:table-cell>
          <table:table-cell office:value-type="float" office:value="0.01">
            <text:p>0,0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905cm" svg:x="36.241cm" svg:y="313.706cm" draw:caption-point-x="-36.241cm" draw:caption-point-y="-313.706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549306144334055">
            <text:p>0,54931</text:p>
          </table:table-cell>
          <table:table-cell table:formula="oooc:=FISHER([.C674])" office:value-type="float" office:value="0.549306144334055">
            <text:p>0,54931</text:p>
          </table:table-cell>
          <table:table-cell office:value-type="float" office:value="0.5">
            <text:p>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905cm" svg:x="36.241cm" svg:y="314.177cm" draw:caption-point-x="-36.241cm" draw:caption-point-y="-314.17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-0.549306144334055">
            <text:p>-0,54931</text:p>
          </table:table-cell>
          <table:table-cell table:formula="oooc:=FISHER([.C675])" office:value-type="float" office:value="-0.549306144334055">
            <text:p>-0,54931</text:p>
          </table:table-cell>
          <table:table-cell office:value-type="float" office:value="-0.5">
            <text:p>-0,5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string">
            <office:annotation draw:style-name="gr2" draw:text-style-name="P3" svg:width="3.568cm" svg:height="2.878cm" svg:x="36.241cm" svg:y="314.648cm" draw:caption-point-x="-36.241cm" draw:caption-point-y="-314.648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</text:p>
          </table:table-cell>
          <table:table-cell table:number-columns-repeated="2"/>
          <table:table-cell table:style-name="ce1" table:number-columns-repeated="240"/>
        </table:table-row>
        <table:table-row table:style-name="ro2">
          <table:table-cell office:value-type="float" office:value="0.238417017362371">
            <text:p>0,23842</text:p>
          </table:table-cell>
          <table:table-cell table:formula="oooc:=FISHER([.C676])" office:value-type="float" office:value="0.238417017362371">
            <text:p>0,23842</text:p>
          </table:table-cell>
          <table:table-cell office:value-type="float" office:value="0.234">
            <text:p>0,234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6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77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78])" office:value-type="float" office:value="0">
            <text:p>Err:502</text:p>
          </table:table-cell>
          <table:table-cell office:value-type="float" office:value="1.2">
            <text:p>1,2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2">
          <table:table-cell office:value-type="string">
            <text:p>!NUM:FE</text:p>
          </table:table-cell>
          <table:table-cell table:formula="oooc:=FISHER([.C679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3"/>
          <table:table-cell table:style-name="ce1" table:number-columns-repeated="240"/>
        </table:table-row>
        <table:table-row table:style-name="ro3">
          <table:table-cell table:number-columns-repeated="6"/>
          <table:table-cell table:style-name="ce1" table:number-columns-repeated="3"/>
          <table:table-cell table:number-columns-repeated="7"/>
          <table:table-cell table:style-name="ce1" table:number-columns-repeated="240"/>
        </table:table-row>
        <table:table-row table:style-name="ro2">
          <table:table-cell office:value-type="float" office:value="12">
            <text:p>12</text:p>
          </table:table-cell>
          <table:table-cell table:formula="oooc:=SUMX2MY2([.C681:.E681];[.F681:.H681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MY2</text:p>
          </table:table-cell>
          <table:table-cell table:number-columns-repeated="244"/>
        </table:table-row>
        <table:table-row table:style-name="ro2">
          <table:table-cell office:value-type="float" office:value="9.96">
            <text:p>9,96</text:p>
          </table:table-cell>
          <table:table-cell table:formula="oooc:=SUMX2MY2([.C682:.E682];[.F682:.H682])" office:value-type="float" office:value="9.96">
            <text:p>9,96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MY2([.C684:.E684];[.F684:.G684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6">
            <text:p>46</text:p>
          </table:table-cell>
          <table:table-cell table:formula="oooc:=SUMX2PY2([.C686:.E686];[.F686:.H686])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2PY2</text:p>
          </table:table-cell>
          <table:table-cell table:number-columns-repeated="244"/>
        </table:table-row>
        <table:table-row table:style-name="ro2">
          <table:table-cell office:value-type="float" office:value="54.84">
            <text:p>54,84</text:p>
          </table:table-cell>
          <table:table-cell table:formula="oooc:=SUMX2PY2([.C687:.E687];[.F687:.H687])" office:value-type="float" office:value="54.84">
            <text:p>54,8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2PY2([.C689:.E689];[.F689:.G689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SUMXMY2([.C691:.E691];[.F691:.H691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UMXMY2</text:p>
          </table:table-cell>
          <table:table-cell table:number-columns-repeated="244"/>
        </table:table-row>
        <table:table-row table:style-name="ro2">
          <table:table-cell office:value-type="float" office:value="29.24">
            <text:p>29,24</text:p>
          </table:table-cell>
          <table:table-cell table:formula="oooc:=SUMXMY2([.C692:.E692];[.F692:.H692])" office:value-type="float" office:value="29.24">
            <text:p>29,24</text:p>
          </table:table-cell>
          <table:table-cell office:value-type="float" office:value="2.2">
            <text:p>2,2</text:p>
          </table:table-cell>
          <table:table-cell office:value-type="float" office:value="-3.4">
            <text:p>-3,4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.8">
            <text:p>3,8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UMXMY2([.C694:.E694];[.F694:.G694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TDEVPA([.C696])" office:value-type="float" office:value="0">
            <text:p>0</text:p>
          </table:table-cell>
          <table:table-cell office:value-type="float" office:value="2.3">
            <text:p>2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TDEVPA</text:p>
          </table:table-cell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4142135623731">
            <text:p>1,41421</text:p>
          </table:table-cell>
          <table:table-cell table:formula="oooc:=STDEVPA([.C698:.F698])" office:value-type="float" office:value="1.4142135623731">
            <text:p>1,414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STDEVPA([.C699:.F699])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.5664907948403">
            <text:p>2,56649</text:p>
          </table:table-cell>
          <table:table-cell table:formula="oooc:=STDEVPA([.C700:.F700])" office:value-type="float" office:value="2.5664907948403">
            <text:p>2,56649</text:p>
          </table:table-cell>
          <table:table-cell office:value-type="float" office:value="-2.3">
            <text:p>-2,3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8443731048635">
            <text:p>1,38444</text:p>
          </table:table-cell>
          <table:table-cell table:formula="oooc:=STDEVPA([.C702:.H702])" office:value-type="float" office:value="1.38443731048635">
            <text:p>1,38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49071198499986">
            <text:p>1,49071</text:p>
          </table:table-cell>
          <table:table-cell table:formula="oooc:=STDEVPA([.C703:.H703])" office:value-type="float" office:value="1.49071198499986">
            <text:p>1,490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boolean" office:boolean-value="false">
            <text:p>ЛОЖЬ</text:p>
          </table:table-cell>
          <table:table-cell office:value-type="float" office:value="4">
            <text:p>4</text:p>
          </table:table-cell>
          <table:table-cell table:style-name="ce5" office:value-type="boolean" office:boolean-value="true">
            <text:p>ИСТИНА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62910049886276">
            <text:p>0,46291</text:p>
          </table:table-cell>
          <table:table-cell table:formula="oooc:=STEYX([.C705:.E705];[.F705:.H705])" office:value-type="float" office:value="0.462910049886276">
            <text:p>0,462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TEYX</text:p>
          </table:table-cell>
          <table:table-cell table:number-columns-repeated="244"/>
        </table:table-row>
        <table:table-row table:style-name="ro2">
          <table:table-cell office:value-type="float" office:value="2.54950975679639">
            <text:p>2,54951</text:p>
          </table:table-cell>
          <table:table-cell table:formula="oooc:=STEYX([.C706:.E706];[.F706:.H706])" office:value-type="float" office:value="2.54950975679639">
            <text:p>2,549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71547606649408">
            <text:p>0,57155</text:p>
          </table:table-cell>
          <table:table-cell table:formula="oooc:=STEYX([.C707:.E707];[.F707:.H707])" office:value-type="float" office:value="0.571547606649408">
            <text:p>0,57155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.63774535269823">
            <text:p>5,63775</text:p>
          </table:table-cell>
          <table:table-cell table:formula="oooc:=STEYX([.C708:.E708];[.F708:.H708])" office:value-type="float" office:value="5.63774535269823">
            <text:p>5,637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881962098311">
            <text:p>0,88196</text:p>
          </table:table-cell>
          <table:table-cell table:formula="oooc:=STEYX([.C709:.E709];[.F709:.H709])" office:value-type="float" office:value="0.881962098311">
            <text:p>0,88196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8374582404827">
            <text:p>1,68375</text:p>
          </table:table-cell>
          <table:table-cell table:formula="oooc:=STEYX([.C710:.E710];[.F710:.H710])" office:value-type="float" office:value="1.68374582404827">
            <text:p>1,6837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.43920964570057">
            <text:p>4,43921</text:p>
          </table:table-cell>
          <table:table-cell table:formula="oooc:=STEYX([.C711:.E711];[.F711:.H711])" office:value-type="float" office:value="4.43920964570057">
            <text:p>4,4392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TEYX([.C712:.E712];[.F712:.H712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TEYX([.C713:.E713];[.F713:.H713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TEYX([.C715:.E715];[.F715:.G715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TEYX([.C716];[.D716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30571895021004">
            <text:p>3,30572</text:p>
          </table:table-cell>
          <table:table-cell table:formula="oooc:=STEYX([.C718:.I718];[.C719:.I719])" office:value-type="float" office:value="3.30571895021004">
            <text:p>3,3057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1051177665153">
            <text:p>3,81051</text:p>
          </table:table-cell>
          <table:table-cell table:formula="oooc:=STEYX([.C718:.E719];[.F718:.H719])" office:value-type="float" office:value="3.81051177665153">
            <text:p>3,8105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office:value-type="float" office:value="-0.944911182523068">
            <text:p>-0,94491</text:p>
          </table:table-cell>
          <table:table-cell table:formula="oooc:=CORREL([.C722:.E722];[.F722:.H722])" office:value-type="float" office:value="-0.944911182523068">
            <text:p>-0,944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CORREL</text:p>
          </table:table-cell>
          <table:table-cell table:number-columns-repeated="244"/>
        </table:table-row>
        <table:table-row table:style-name="ro2">
          <table:table-cell office:value-type="float" office:value="0.0524142418360959">
            <text:p>0,05241</text:p>
          </table:table-cell>
          <table:table-cell table:formula="oooc:=CORREL([.C723:.E723];[.F723:.H723])" office:value-type="float" office:value="0.0524142418360959">
            <text:p>0,052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777713771047819">
            <text:p>-0,77771</text:p>
          </table:table-cell>
          <table:table-cell table:formula="oooc:=CORREL([.C724:.E724];[.F724:.H724])" office:value-type="float" office:value="-0.777713771047819">
            <text:p>-0,77771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404443325615576">
            <text:p>0,40444</text:p>
          </table:table-cell>
          <table:table-cell table:formula="oooc:=CORREL([.C725:.E725];[.F725:.H725])" office:value-type="float" office:value="0.404443325615576">
            <text:p>0,404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188982236504614">
            <text:p>-0,18898</text:p>
          </table:table-cell>
          <table:table-cell table:formula="oooc:=CORREL([.C726:.E726];[.F726:.H726])" office:value-type="float" office:value="-0.188982236504614">
            <text:p>-0,18898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827788113360999">
            <text:p>-0,82779</text:p>
          </table:table-cell>
          <table:table-cell table:formula="oooc:=CORREL([.C727:.E727];[.F727:.H727])" office:value-type="float" office:value="-0.827788113360999">
            <text:p>-0,82779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631911113850141">
            <text:p>0,63191</text:p>
          </table:table-cell>
          <table:table-cell table:formula="oooc:=CORREL([.C728:.E728];[.F728:.H728])" office:value-type="float" office:value="0.631911113850141">
            <text:p>0,63191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CORREL([.C729:.E729];[.F729:.H729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30:.E730];[.F730:.H730])" office:value-type="float" office:value="0">
            <text:p>#DIV/0!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CORREL([.C732:.E732];[.F732:.G732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CORREL([.C733];[.D733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40728460242825">
            <text:p>0,24073</text:p>
          </table:table-cell>
          <table:table-cell table:formula="oooc:=CORREL([.C735:.I735];[.C736:.I736])" office:value-type="float" office:value="0.240728460242825">
            <text:p>0,240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178885438199983">
            <text:p>0,17889</text:p>
          </table:table-cell>
          <table:table-cell table:formula="oooc:=CORREL([.C735:.E736];[.F735:.H736])" office:value-type="float" office:value="0.178885438199983">
            <text:p>0,1788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.4">
            <text:p>5,4</text:p>
          </table:table-cell>
          <table:table-cell table:formula="oooc:=INTERCEPT([.C738:.E738];[.F738:.H738])" office:value-type="float" office:value="5.4">
            <text:p>5,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INTERCEPT</text:p>
          </table:table-cell>
          <table:table-cell table:number-columns-repeated="244"/>
        </table:table-row>
        <table:table-row table:style-name="ro2">
          <table:table-cell office:value-type="float" office:value="-3.19424460431655">
            <text:p>-3,19424</text:p>
          </table:table-cell>
          <table:table-cell table:formula="oooc:=INTERCEPT([.C739:.E739];[.F739:.H739])" office:value-type="float" office:value="-3.19424460431655">
            <text:p>-3,19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8cm" svg:height="3.885cm" svg:x="36.241cm" svg:y="344.012cm" draw:caption-point-x="-36.241cm" draw:caption-point-y="-344.012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3.70714285714286">
            <text:p>3,70714</text:p>
          </table:table-cell>
          <table:table-cell table:formula="oooc:=INTERCEPT([.C740:.E740];[.F740:.H740])" office:value-type="float" office:value="3.70714285714286">
            <text:p>3,7071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8cm" svg:height="2.517cm" svg:x="36.241cm" svg:y="344.483cm" draw:caption-point-x="-36.241cm" draw:caption-point-y="-344.483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float" office:value="7.35">
            <text:p>7,35</text:p>
          </table:table-cell>
          <table:table-cell table:formula="oooc:=INTERCEPT([.C741:.E741];[.F741:.H741])" office:value-type="float" office:value="7.35">
            <text:p>7,3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5.91518987341772">
            <text:p>-5,91519</text:p>
          </table:table-cell>
          <table:table-cell table:formula="oooc:=INTERCEPT([.C742:.E742];[.F742:.H742])" office:value-type="float" office:value="-5.91518987341772">
            <text:p>-5,91519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office:annotation draw:style-name="gr2" draw:text-style-name="P3" svg:width="3.568cm" svg:height="2.011cm" svg:x="36.241cm" svg:y="345.425cm" draw:caption-point-x="-36.241cm" draw:caption-point-y="-345.425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!NUM:NaN/AE</text:p>
          </table:table-cell>
          <table:table-cell table:formula="oooc:=INTERCEPT([.C743:.E743];[.F743:.H743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INTERCEPT([.C744:.E744];[.F744:.H744])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INTERCEPT([.C746:.E746];[.F746:.G746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N/AE</text:p>
          </table:table-cell>
          <table:table-cell table:formula="oooc:=INTERCEPT([.C747];[.D747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16666666666667">
            <text:p>3,16667</text:p>
          </table:table-cell>
          <table:table-cell table:formula="oooc:=INTERCEPT([.C749:.I749];[.C750:.I750])" office:value-type="float" office:value="3.16666666666667">
            <text:p>3,166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2" draw:text-style-name="P3" svg:width="3.568cm" svg:height="1.974cm" svg:x="36.241cm" svg:y="348.657cm" draw:caption-point-x="-36.241cm" draw:caption-point-y="-348.657cm">
              <dc:date>2007-11-27T00:00:00</dc:date>
              <text:p text:style-name="P3"><text:span text:style-name="T2">samsonov:</text:span></text:p>
              <text:p text:style-name="P3"><text:span text:style-name="T3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4.72">
            <text:p>4,72</text:p>
          </table:table-cell>
          <table:table-cell table:formula="oooc:=INTERCEPT([.C749:.E750];[.F749:.H750])" office:value-type="float" office:value="4.72">
            <text:p>4,7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0.3">
            <text:p>-0,3</text:p>
          </table:table-cell>
          <table:table-cell table:formula="oooc:=SLOPE([.C752:.E752];[.F752:.H752])" office:value-type="float" office:value="-0.3">
            <text:p>-0,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LOPE</text:p>
          </table:table-cell>
          <table:table-cell table:number-columns-repeated="244"/>
        </table:table-row>
        <table:table-row table:style-name="ro2">
          <table:table-cell office:value-type="float" office:value="0.863309352517986">
            <text:p>0,86331</text:p>
          </table:table-cell>
          <table:table-cell table:formula="oooc:=SLOPE([.C753:.E753];[.F753:.H753])" office:value-type="float" office:value="0.863309352517986">
            <text:p>0,863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0785714285714286">
            <text:p>-0,07857</text:p>
          </table:table-cell>
          <table:table-cell table:formula="oooc:=SLOPE([.C754:.E754];[.F754:.H754])" office:value-type="float" office:value="-0.0785714285714286">
            <text:p>-0,07857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1.15">
            <text:p>-1,15</text:p>
          </table:table-cell>
          <table:table-cell table:formula="oooc:=SLOPE([.C755:.E755];[.F755:.H755])" office:value-type="float" office:value="-1.15">
            <text:p>-1,1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66244725738397">
            <text:p>1,66245</text:p>
          </table:table-cell>
          <table:table-cell table:formula="oooc:=SLOPE([.C756:.E756];[.F756:.H756])" office:value-type="float" office:value="1.66244725738397">
            <text:p>1,66245</text:p>
          </table:table-cell>
          <table:table-cell office:value-type="float" office:value="4.1">
            <text:p>4,1</text:p>
          </table:table-cell>
          <table:table-cell office:value-type="float" office:value="-3.4">
            <text:p>-3,4</text:p>
          </table:table-cell>
          <table:table-cell office:value-type="float" office:value="3">
            <text:p>3</text:p>
          </table:table-cell>
          <table:table-cell office:value-type="float" office:value="3.9">
            <text:p>3,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SLOPE([.C757:.E757];[.F757:.H757])" office:value-type="float" office:value="0">
            <text:p>#DIV/0!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SLOPE([.C758:.E758];[.F758:.H758])"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SLOPE([.C760:.E760];[.F760:.G760])" office:value-type="float" office:value="0">
            <text:p>Err:504</text:p>
          </table:table-cell>
          <table:table-cell office:value-type="float" office:value="4.1">
            <text:p>4,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05555555555556">
            <text:p>0,30556</text:p>
          </table:table-cell>
          <table:table-cell table:formula="oooc:=SLOPE([.C762:.I762];[.C763:.I763])" office:value-type="float" office:value="0.305555555555556">
            <text:p>0,305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24">
            <text:p>0,24</text:p>
          </table:table-cell>
          <table:table-cell table:formula="oooc:=SLOPE([.C762:.E763];[.F762:.H763])" office:value-type="float" office:value="0.24">
            <text:p>0,2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ROB([.C765:.D765];[.E765:.F765];[.G765];[.H765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ROB</text:p>
          </table:table-cell>
          <table:table-cell table:number-columns-repeated="244"/>
        </table:table-row>
        <table:table-row table:style-name="ro2">
          <table:table-cell office:value-type="float" office:value="0.2">
            <text:p>0,2</text:p>
          </table:table-cell>
          <table:table-cell table:formula="oooc:=PROB([.C766:.D766];[.E766:.F766];[.G766];[.H766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PROB([.C767:.D767];[.E767:.F767];[.G767];[.H767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PROB([.C768:.D768];[.E768:.F768];[.G768];[.H768])" office:value-type="float" office:value="0.25">
            <text:p>0,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69:.D769];[.E769:.F769];[.G769];[.H769])"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2">
            <text:p>0,2</text:p>
          </table:table-cell>
          <table:table-cell table:formula="oooc:=PROB([.C770:.D770];[.E770:.F770];[.G770];[.H770])" office:value-type="float" office:value="0.2">
            <text:p>0,2</text:p>
          </table:table-cell>
          <table:table-cell office:value-type="float" office:value="-2.3">
            <text:p>-2,3</text:p>
          </table:table-cell>
          <table:table-cell office:value-type="float" office:value="5.6">
            <text:p>5,6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ROB([.C771:.D771];[.E771:.F771];[.G771];[.H771])" office:value-type="float" office:value="1">
            <text:p>1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-0.2">
            <text:p>-0,2</text:p>
          </table:table-cell>
          <table:table-cell table:formula="oooc:=PROB([.C772:.D772];[.E772:.F772];[.G772];[.H772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-0.2">
            <text:p>-0,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ROB([.C773:.D773];[.E773:.F773];[.G773];[.H773])" office:value-type="float" office:value="0">
            <text:p>#VALUE!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1">
            <text:p>0,1</text:p>
          </table:table-cell>
          <table:table-cell table:formula="oooc:=PROB([.C775:.D776];[.E775:.F776];[.G775])"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ROB([.C776:.D776];[.E775:.F776];[.G776];[.H776])" office:value-type="float" office:value="0">
            <text:p>#N/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">
            <text:p>4</text:p>
          </table:table-cell>
          <table:table-cell table:formula="oooc:=CRITBINOM([.C778];[.D778];[.E778])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RITBINOM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CRITBINOM([.C779];[.D779];[.E779])" office:value-type="float" office:value="3">
            <text:p>3</text:p>
          </table:table-cell>
          <table:table-cell office:value-type="float" office:value="4.3">
            <text:p>4,3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CRITBINOM([.C780];[.D780];[.E780])" office:value-type="float" office:value="4">
            <text:p>4</text:p>
          </table:table-cell>
          <table:table-cell office:value-type="float" office:value="6.7">
            <text:p>6,7</text:p>
          </table:table-cell>
          <table:table-cell office:value-type="float" office:value="0.45">
            <text:p>0,4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CRITBINOM([.C781];[.D781];[.E781])" office:value-type="float" office:value="5">
            <text:p>5</text:p>
          </table:table-cell>
          <table:table-cell office:value-type="float" office:value="6.7">
            <text:p>6,7</text:p>
          </table:table-cell>
          <table:table-cell office:value-type="float" office:value="0.82">
            <text:p>0,82</text:p>
          </table:table-cell>
          <table:table-cell office:value-type="float" office:value="0.45">
            <text:p>0,4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CRITBINOM([.C782];[.D782];[.E782])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.999999">
            <text:p>1</text:p>
          </table:table-cell>
          <table:table-cell office:value-type="float" office:value="0.34">
            <text:p>0,34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CRITBINOM([.C783];[.D783];[.E783])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 office:value-type="float" office:value="0.999999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RITBINOM([.C784];[.D784];[.E784])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000001">
            <text:p>0</text:p>
          </table:table-cell>
          <table:table-cell office:value-type="float" office:value="0.33">
            <text:p>0,3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RITBINOM([.C785];[.D785];[.E785])" office:value-type="float" office:value="0">
            <text:p>Err:502</text:p>
          </table:table-cell>
          <table:table-cell office:value-type="float" office:value="-0.01">
            <text:p>-0,01</text:p>
          </table:table-cell>
          <table:table-cell office:value-type="float" office:value="0.45">
            <text:p>0,45</text:p>
          </table:table-cell>
          <table:table-cell office:value-type="float" office:value="0.78">
            <text:p>0,78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6];[.D786];[.E786])" office:value-type="float" office:value="0">
            <text:p>Err:502</text:p>
          </table:table-cell>
          <table:table-cell office:value-type="float" office:value="6">
            <text:p>6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7];[.D787];[.E787])" office:value-type="float" office:value="0">
            <text:p>Err:502</text:p>
          </table:table-cell>
          <table:table-cell office:value-type="float" office:value="6">
            <text:p>6</text:p>
          </table:table-cell>
          <table:table-cell office:value-type="float" office:value="0.45">
            <text:p>0,45</text:p>
          </table:table-cell>
          <table:table-cell office:value-type="float" office:value="-0.01">
            <text:p>-0,0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8];[.D788];[.E788])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89];[.D789];[.E789])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0];[.D790];[.E790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RITBINOM([.C791];[.D791];[.E791])" office:value-type="float" office:value="0">
            <text:p>#VALUE!</text:p>
          </table:table-cell>
          <table:table-cell office:value-type="float" office:value="10000000000">
            <text:p>10000000000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793:.E793];[.F793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PERCENTRANK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PERCENTRANK([.C794:.E794];[.F794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PERCENTRANK([.C795:.E795];[.F795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  <table:table-cell office:value-type="float" office:value="6.23">
            <text:p>6,23</text:p>
          </table:table-cell>
          <table:table-cell office:value-type="float" office:value="2.2">
            <text:p>2,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RANK([.C796:.E796];[.F796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75">
            <text:p>0,75</text:p>
          </table:table-cell>
          <table:table-cell table:formula="oooc:=PERCENTRANK([.C797:.E797];[.F797])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625">
            <text:p>0,625</text:p>
          </table:table-cell>
          <table:table-cell table:formula="oooc:=PERCENTRANK([.C798:.E798];[.F798])" office:value-type="float" office:value="0.625">
            <text:p>0,6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799:.E799];[.F799])" office:value-type="float" office:value="0.821428571428571">
            <text:p>0,82143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00:.E800];[.F800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PERCENTRANK([.C801:.E801];[.F801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821">
            <text:p>0,821</text:p>
          </table:table-cell>
          <table:table-cell table:formula="oooc:=PERCENTRANK([.C803:.E803];[.F803];[.G803])" office:value-type="float" office:value="0">
            <office:annotation draw:style-name="gr1" draw:text-style-name="P2" svg:width="2.894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">
            <text:p>0,82142</text:p>
          </table:table-cell>
          <table:table-cell table:formula="oooc:=PERCENTRANK([.C804:.E804];[.F804];[.G804])" office:value-type="float" office:value="0">
            <office:annotation draw:style-name="gr1" draw:text-style-name="P2" svg:width="2.894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821428">
            <text:p>0,82143</text:p>
          </table:table-cell>
          <table:table-cell table:formula="oooc:=PERCENTRANK([.C805:.E805];[.F805];[.G805])" office:value-type="float" office:value="0">
            <office:annotation draw:style-name="gr1" draw:text-style-name="P2" svg:width="2.894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RANK([.C806:.E806];[.F806];[.G806])" office:value-type="float" office:value="0">
            <office:annotation draw:style-name="gr1" draw:text-style-name="P2" svg:width="2.894cm" svg:height="2.346cm" svg:x="7.636cm" svg:y="373.888cm" draw:caption-point-x="-7.636cm" draw:caption-point-y="-373.888cm">
              <dc:date>2007-11-27T00:00:00</dc:date>
              <text:p text:style-name="P1"><text:span text:style-name="T1">FIXME: OpenOffice does notr support 3 params.</text:span></text:p>
            </office:annotation>
            <text:p>Err:504</text:p>
          </table:table-cell>
          <table:table-cell office:value-type="float" office:value="-2.4">
            <text:p>-2,4</text:p>
          </table:table-cell>
          <table:table-cell office:value-type="float" office:value="-3.4">
            <text:p>-3,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99">
            <text:p>0,99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08:.H808];[.I808])"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4">
            <text:p>0,4</text:p>
          </table:table-cell>
          <table:table-cell table:formula="oooc:=PERCENTRANK([.C809:.H809];[.I809])" office:value-type="float" office:value="0.4">
            <text:p>0,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8">
            <text:p>0,8</text:p>
          </table:table-cell>
          <table:table-cell table:formula="oooc:=PERCENTRANK([.C810:.H810];[.I810])"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0.7">
            <text:p>0,7</text:p>
          </table:table-cell>
          <table:table-cell table:formula="oooc:=PERCENTRANK([.C811:.H811];[.I811])" office:value-type="float" office:value="0.7">
            <text:p>0,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PERCENTRANK([.C813];[.D813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PERCENTRANK([.C814];[.D814])" office:value-type="float" office:value="0">
            <text:p>#VALUE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16:.G816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OD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MODE([.C817:.G817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18:.G818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ODE([.C820:.I820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ODE([.C821:.I821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ODE([.C822:.I82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ODE([.C823:.I823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ODE([.C824:.I824])" office:value-type="float" office:value="0">
            <text:p>#VALU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MODE([.C826])" office:value-type="float" office:value="0">
            <text:p>#VALUE!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TRIMMEAN([.C828:.G828];[.H82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TRIMME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TRIMMEAN([.C829:.G829];[.H829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30:.G830];[.H83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31:.G831];[.H83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TRIMMEAN([.C832:.G832];[.H83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43333333333333">
            <text:p>2,43333</text:p>
          </table:table-cell>
          <table:table-cell table:formula="oooc:=TRIMMEAN([.C834:.H834];[.I834])" office:value-type="float" office:value="2.43333333333333">
            <text:p>2,4333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5">
            <text:p>2,65</text:p>
          </table:table-cell>
          <table:table-cell table:formula="oooc:=TRIMMEAN([.C835:.H835];[.I835])" office:value-type="float" office:value="2.65">
            <text:p>2,65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TRIMMEAN([.C836:.H836];[.I836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TRIMMEAN([.C837:.H837];[.I837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0.01">
            <text:p>-0,0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TRIMMEAN([.C839];[.D839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QUARTILE([.C841:.G841];[.H841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QUARTILE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QUARTILE([.C842:.G842];[.H842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QUARTILE([.C843:.G843];[.H843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QUARTILE([.C844:.G844];[.H84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QUARTILE([.C845:.G845];[.H845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QUARTILE([.C846:.G846];[.H846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.3">
            <text:p>1,3</text:p>
          </table:table-cell>
          <table:table-cell table:formula="oooc:=QUARTILE([.C848:.H848];[.I848])" office:value-type="float" office:value="1.3">
            <text:p>1,3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8">
            <text:p>2,8</text:p>
          </table:table-cell>
          <table:table-cell table:formula="oooc:=QUARTILE([.C849:.H849];[.I849])"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PERCENTILE([.C851:.G851];[.H85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PERCENTILE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PERCENTILE([.C852:.G852];[.H852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.8">
            <text:p>1,8</text:p>
          </table:table-cell>
          <table:table-cell table:formula="oooc:=PERCENTILE([.C853:.G853];[.H853])"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CENTILE([.C854:.G854];[.H854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PERCENTILE([.C855:.G855];[.H85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.2">
            <text:p>2,2</text:p>
          </table:table-cell>
          <table:table-cell table:formula="oooc:=PERCENTILE([.C856:.G856];[.H856])" office:value-type="float" office:value="2.2">
            <text:p>2,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25">
            <text:p>0,2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CENTILE([.C857:.G857];[.H857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0.01">
            <text:p>-0,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ERCENTILE([.C858:.G858];[.H858])" office:value-type="float" office:value="0">
            <text:p>Err:502</text:p>
          </table:table-cell>
          <table:table-cell office:value-type="float" office:value="2.2">
            <text:p>2,2</text:p>
          </table:table-cell>
          <table:table-cell office:value-type="float" office:value="-1">
            <text:p>-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1">
            <text:p>1,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MEDIAN([.C860:.G860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MEDIA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MEDIAN([.C861:.G861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EDIAN([.C862:.G862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MEDIAN([.C864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7">
            <text:p>2,7</text:p>
          </table:table-cell>
          <table:table-cell table:formula="oooc:=MEDIAN([.C866:.H866])"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3.4">
            <text:p>3,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67:.H867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.5">
            <text:p>3,5</text:p>
          </table:table-cell>
          <table:table-cell table:formula="oooc:=MEDIAN([.C868:.H868])"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MEDIAN([.C869:.H869])" office:value-type="float" office:value="0.5">
            <text:p>0,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MEDIAN([.C870:.H870])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72:.G872];[.H872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SMALL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SMALL([.C873:.G873];[.H873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MALL([.C874:.G874];[.H874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75:.G875];[.H875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MALL([.C876:.G876];[.H876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MALL([.C877:.G877];[.H877])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78:.G878];[.H878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MALL([.C879:.G879];[.H879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SMALL([.C881:.F881];[.G881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82:.F882];[.G882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SMALL([.C884:.E884];[.F884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MALL([.C885:.E885];[.F885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SMALL([.C887];[.D887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LARGE([.C889:.G889];[.H889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LARG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LARGE([.C890:.G890];[.H89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891:.G891];[.H891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892:.G892];[.H892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893:.G893];[.H893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ARGE([.C894:.G894];[.H894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895:.G895];[.H895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ARGE([.C896:.G896];[.H896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.2">
            <text:p>2,2</text:p>
          </table:table-cell>
          <table:table-cell table:formula="oooc:=LARGE([.C898:.F898];[.G898])" office:value-type="float" office:value="2.2">
            <text:p>2,2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899:.F899];[.G899])" office:value-type="float" office:value="0">
            <text:p>Err: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">
            <text:p>-2</text:p>
          </table:table-cell>
          <table:table-cell table:formula="oooc:=LARGE([.C901:.E901];[.F901])"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LARGE([.C902:.E902];[.F902])" office:value-type="float" office:value="0">
            <text:p>#VALUE!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FORECAST([.C904];[.D904:.F904];[.G904:.I904])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FORECAST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FORECAST([.C905];[.D905:.F905];[.G905:.I905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FORECAST([.C906];[.D906:.F906];[.G906:.I906])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FORECAST([.C907];[.D907:.F907];[.G907:.I907])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5.9">
            <text:p>-5,9</text:p>
          </table:table-cell>
          <table:table-cell table:formula="oooc:=FORECAST([.C908];[.D908:.F908];[.G908:.I908])" office:value-type="float" office:value="-5.9">
            <text:p>-5,9</text:p>
          </table:table-cell>
          <table:table-cell office:value-type="float" office:value="-2">
            <text:p>-2</text:p>
          </table:table-cell>
          <table:table-cell office:value-type="float" office:value="2.3">
            <text:p>2,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57692307692308">
            <text:p>4,57692</text:p>
          </table:table-cell>
          <table:table-cell table:formula="oooc:=FORECAST([.C909];[.D909:.F909];[.G909:.I909])" office:value-type="float" office:value="4.57692307692308">
            <text:p>4,576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35483870967742">
            <text:p>8,35484</text:p>
          </table:table-cell>
          <table:table-cell table:formula="oooc:=FORECAST([.C910];[.D910:.F910];[.G910:.I910])" office:value-type="float" office:value="8.35483870967742">
            <text:p>8,354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5.32258064516129">
            <text:p>5,32258</text:p>
          </table:table-cell>
          <table:table-cell table:formula="oooc:=FORECAST([.C911];[.D911:.F911];[.G911:.I911])" office:value-type="float" office:value="5.32258064516129">
            <text:p>5,322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-4.25083056478405">
            <text:p>-4,25083</text:p>
          </table:table-cell>
          <table:table-cell table:formula="oooc:=FORECAST([.C912];[.D912:.F912];[.G912:.I912])" office:value-type="float" office:value="-4.25083056478405">
            <text:p>-4,250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igdecimal, long</text:p>
          </table:table-cell>
          <table:table-cell table:number-columns-repeated="242"/>
        </table:table-row>
        <table:table-row table:style-name="ro2">
          <table:table-cell office:value-type="float" office:value="-0.105">
            <text:p>-0,105</text:p>
          </table:table-cell>
          <table:table-cell table:formula="oooc:=FORECAST([.C913];[.D913:.F913];[.G913:.I913])" office:value-type="float" office:value="-0.104999999999999">
            <text:p>-0,105</text:p>
          </table:table-cell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 office:value-type="float" office:value="-3.3">
            <text:p>-3,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bigdecimal, long</text:p>
          </table:table-cell>
          <table:table-cell table:number-columns-repeated="242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7">
            <text:p>7</text:p>
          </table:table-cell>
          <table:table-cell table:formula="oooc:=FORECAST([.C915];[.D915:.E915];[.F915:.G915])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FORECAST([.C916];[.D916:.E916];[.F916:.G916])" office:value-type="float" office:value="0">
            <text:p>#DIV/0!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FORECAST([.C917];[.D917:.E917];[.F917:.H917])" office:value-type="float" office:value="0">
            <text:p>Err:5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5">
            <text:p>0,5</text:p>
          </table:table-cell>
          <table:table-cell table:formula="oooc:=VARA([.C919];[.D919])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VARA</text:p>
          </table:table-cell>
          <table:table-cell table:number-columns-repeated="244"/>
        </table:table-row>
        <table:table-row table:style-name="ro2">
          <table:table-cell office:value-type="float" office:value="46.08">
            <text:p>46,08</text:p>
          </table:table-cell>
          <table:table-cell table:formula="oooc:=VARA([.C920];[.D920])" office:value-type="float" office:value="46.08">
            <text:p>46,08</text:p>
          </table:table-cell>
          <table:table-cell office:value-type="float" office:value="4.3">
            <text:p>4,3</text:p>
          </table:table-cell>
          <table:table-cell office:value-type="float" office:value="-5.3">
            <text:p>-5,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N/AE</text:p>
          </table:table-cell>
          <table:table-cell table:formula="oooc:=VARA([.C922])" office:value-type="float" office:value="0">
            <text:p>#DIV/0!</text:p>
          </table:table-cell>
          <table:table-cell office:value-type="float" office:value="4.3">
            <text:p>4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8.5">
            <text:p>8,5</text:p>
          </table:table-cell>
          <table:table-cell table:formula="oooc:=VARA([.C924:.E924];[.G924];[.I924])" office:value-type="float" office:value="8.5">
            <text:p>8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.5">
            <text:p>8,5</text:p>
          </table:table-cell>
          <table:table-cell table:formula="oooc:=VARA([.C925:.E925];[.G925];[.I925])" office:value-type="float" office:value="8.5">
            <text:p>8,5</text:p>
          </table:table-cell>
          <table:table-cell table:style-name="ce5" office:value-type="boolean" office:boolean-value="true">
            <text:p>ИСТИНА</text:p>
          </table:table-cell>
          <table:table-cell office:value-type="float" office:value="2">
            <text:p>2</text:p>
          </table:table-cell>
          <table:table-cell table:style-name="ce5" office:value-type="boolean" office:boolean-value="false">
            <text:p>ЛОЖЬ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table:number-columns-repeated="246"/>
        </table:table-row>
        <table:table-row table:style-name="ro3" table:number-rows-repeated="6461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5:5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4-21T15:57:52</dc:date>
    <meta:editing-cycles>8</meta:editing-cycles>
    <meta:editing-duration>PT3H25M35S</meta:editing-duration>
    <meta:user-defined meta:name="Info 1"/>
    <meta:user-defined meta:name="Info 2"/>
    <meta:user-defined meta:name="Info 3"/>
    <meta:user-defined meta:name="Info 4"/>
    <meta:document-statistic meta:table-count="1" meta:cell-count="5982"/>
  </office:meta>
</office:document-meta>
</file>